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f1f1f" loext:opacity="100%" style:font-name="Noto Sans Mono" fo:font-size="16pt" fo:letter-spacing="normal" fo:font-style="normal" style:text-underline-style="solid" style:text-underline-type="double" style:text-underline-width="auto" style:text-underline-color="font-color" fo:font-weight="bold" style:font-size-asian="16pt" style:font-weight-asian="bold" style:font-size-complex="16pt" style:font-weight-complex="bold"/>
    </style:style>
    <style:style style:name="P2" style:family="paragraph" style:parent-style-name="Text_20_body">
      <style:text-properties fo:font-variant="normal" fo:text-transform="none" fo:color="#1f1f1f" loext:opacity="100%" style:font-name="Noto Sans Mono" fo:font-size="10pt" fo:letter-spacing="normal" fo:font-style="normal" fo:font-weight="normal" style:font-size-asian="10pt" style:font-size-complex="10pt"/>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Preformatted_20_Text" style:list-style-name="L2">
      <style:paragraph-properties fo:margin-left="0cm" fo:margin-right="0cm" fo:margin-top="0cm" fo:margin-bottom="0.499cm" style:contextual-spacing="false" fo:text-indent="0cm" style:auto-text-indent="false" style:writing-mode="lr-tb"/>
    </style:style>
    <style:style style:name="P7" style:family="paragraph" style:parent-style-name="Preformatted_20_Text" style:list-style-name="L2">
      <style:paragraph-properties fo:margin-left="0cm" fo:margin-right="0cm" fo:text-indent="0cm" style:auto-text-indent="false" style:writing-mode="lr-tb"/>
    </style:style>
    <style:style style:name="P8" style:family="paragraph" style:parent-style-name="Preformatted_20_Text" style:list-style-name="L2">
      <style:paragraph-properties style:writing-mode="lr-tb"/>
    </style:style>
    <style:style style:name="P9" style:family="paragraph" style:parent-style-name="Preformatted_20_Text" style:list-style-name="L2">
      <style:paragraph-properties fo:margin-top="0cm" fo:margin-bottom="0.499cm" style:contextual-spacing="false" style:writing-mode="lr-tb"/>
    </style:style>
    <style:style style:name="P10" style:family="paragraph" style:parent-style-name="Text_20_body" style:list-style-name="L3"/>
    <style:style style:name="P11" style:family="paragraph" style:parent-style-name="Preformatted_20_Text" style:list-style-name="L3">
      <style:paragraph-properties fo:margin-left="0cm" fo:margin-right="0cm" fo:margin-top="0cm" fo:margin-bottom="0.499cm" style:contextual-spacing="false" fo:text-indent="0cm" style:auto-text-indent="false" style:writing-mode="lr-tb"/>
    </style:style>
    <style:style style:name="P12" style:family="paragraph" style:parent-style-name="Text_20_body" style:list-style-name="L4"/>
    <style:style style:name="P13" style:family="paragraph" style:parent-style-name="Preformatted_20_Text" style:list-style-name="L4">
      <style:paragraph-properties fo:margin-left="0cm" fo:margin-right="0cm" fo:text-indent="0cm" style:auto-text-indent="false" style:writing-mode="lr-tb"/>
    </style:style>
    <style:style style:name="P14" style:family="paragraph" style:parent-style-name="Preformatted_20_Text" style:list-style-name="L4">
      <style:paragraph-properties style:writing-mode="lr-tb"/>
    </style:style>
    <style:style style:name="P15" style:family="paragraph" style:parent-style-name="Preformatted_20_Text" style:list-style-name="L4">
      <style:paragraph-properties fo:margin-top="0cm" fo:margin-bottom="0.499cm" style:contextual-spacing="false" style:writing-mode="lr-tb"/>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Preformatted_20_Text" style:list-style-name="L5">
      <style:paragraph-properties fo:margin-left="0cm" fo:margin-right="0cm" fo:text-indent="0cm" style:auto-text-indent="false" style:writing-mode="lr-tb"/>
    </style:style>
    <style:style style:name="P19" style:family="paragraph" style:parent-style-name="Preformatted_20_Text" style:list-style-name="L5">
      <style:paragraph-properties style:writing-mode="lr-tb"/>
    </style:style>
    <style:style style:name="P20" style:family="paragraph" style:parent-style-name="Preformatted_20_Text" style:list-style-name="L5">
      <style:paragraph-properties fo:margin-top="0cm" fo:margin-bottom="0.499cm" style:contextual-spacing="false" style:writing-mode="lr-tb"/>
    </style:style>
    <style:style style:name="P21" style:family="paragraph" style:parent-style-name="Preformatted_20_Text">
      <style:paragraph-properties fo:margin-left="0cm" fo:margin-right="0cm" fo:text-indent="0cm" style:auto-text-indent="false" style:writing-mode="lr-tb"/>
    </style:style>
    <style:style style:name="P22" style:family="paragraph" style:parent-style-name="Preformatted_20_Text">
      <style:paragraph-properties style:writing-mode="lr-tb"/>
    </style:style>
    <style:style style:name="P23" style:family="paragraph" style:parent-style-name="Preformatted_20_Text">
      <style:paragraph-properties fo:margin-top="0cm" fo:margin-bottom="0.499cm" style:contextual-spacing="false" style:writing-mode="lr-tb"/>
    </style:style>
    <style:style style:name="P24" style:family="paragraph" style:parent-style-name="Text_20_body" style:list-style-name="L6"/>
    <style:style style:name="P25" style:family="paragraph" style:parent-style-name="Preformatted_20_Text" style:list-style-name="L6">
      <style:paragraph-properties fo:margin-left="0cm" fo:margin-right="0cm" fo:text-indent="0cm" style:auto-text-indent="false" style:writing-mode="lr-tb"/>
    </style:style>
    <style:style style:name="P26" style:family="paragraph" style:parent-style-name="Preformatted_20_Text" style:list-style-name="L6">
      <style:paragraph-properties fo:margin-top="0cm" fo:margin-bottom="0.499cm" style:contextual-spacing="false" style:writing-mode="lr-tb"/>
    </style:style>
    <style:style style:name="P27" style:family="paragraph" style:parent-style-name="Standard">
      <style:text-properties officeooo:rsid="003192b9" officeooo:paragraph-rsid="003192b9"/>
    </style:style>
    <style:style style:name="P28" style:family="paragraph" style:parent-style-name="Standard">
      <style:text-properties fo:font-weight="bold" officeooo:rsid="00200243" officeooo:paragraph-rsid="003192b9" style:font-weight-asian="bold" style:font-weight-complex="bold"/>
    </style:style>
    <style:style style:name="P29" style:family="paragraph" style:parent-style-name="Standard">
      <style:text-properties officeooo:paragraph-rsid="003192b9"/>
    </style:style>
    <style:style style:name="P30" style:family="paragraph" style:parent-style-name="Standard">
      <style:text-properties fo:font-weight="bold" officeooo:rsid="00200243" officeooo:paragraph-rsid="00200243" style:font-weight-asian="bold" style:font-weight-complex="bold"/>
    </style:style>
    <style:style style:name="P31" style:family="paragraph" style:parent-style-name="Standard">
      <style:paragraph-properties fo:text-align="center" style:justify-single-word="false"/>
      <style:text-properties fo:font-variant="normal" fo:text-transform="none" fo:color="#1f1f1f" loext:opacity="100%" style:font-name="Noto Sans Mono" fo:font-size="14pt" fo:letter-spacing="normal" fo:font-style="normal" fo:font-weight="bold" officeooo:rsid="00200243" officeooo:paragraph-rsid="00200243" style:font-weight-asian="bold" style:font-weight-complex="bold"/>
    </style:style>
    <style:style style:name="P32" style:family="paragraph" style:parent-style-name="Heading_20_3">
      <style:paragraph-properties fo:text-align="start" style:justify-single-word="false"/>
      <style:text-properties fo:font-size="12pt" fo:font-weight="normal" officeooo:rsid="00200243" officeooo:paragraph-rsid="00200243" style:font-size-asian="10.5pt" style:font-weight-asian="normal" style:font-size-complex="12pt" style:font-weight-complex="normal"/>
    </style:style>
    <style:style style:name="P33" style:family="paragraph" style:parent-style-name="Heading_20_3">
      <style:paragraph-properties fo:text-align="start" style:justify-single-word="false"/>
      <style:text-properties fo:font-weight="bold" officeooo:rsid="00200243" officeooo:paragraph-rsid="00200243" style:font-weight-asian="bold" style:font-weight-complex="bold"/>
    </style:style>
    <style:style style:name="P34" style:family="paragraph" style:parent-style-name="Text_20_body" style:list-style-name="L7"/>
    <style:style style:name="P35" style:family="paragraph" style:parent-style-name="Preformatted_20_Text" style:list-style-name="L7">
      <style:paragraph-properties fo:margin-left="0cm" fo:margin-right="0cm" fo:text-indent="0cm" style:auto-text-indent="false" style:writing-mode="lr-tb"/>
    </style:style>
    <style:style style:name="P36" style:family="paragraph" style:parent-style-name="Preformatted_20_Text" style:list-style-name="L7">
      <style:paragraph-properties fo:margin-top="0cm" fo:margin-bottom="0.499cm" style:contextual-spacing="false" style:writing-mode="lr-tb"/>
    </style:style>
    <style:style style:name="P37" style:family="paragraph" style:parent-style-name="Preformatted_20_Text" style:list-style-name="L7">
      <style:paragraph-properties style:writing-mode="lr-tb"/>
    </style:style>
    <style:style style:name="P38"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9" style:family="paragraph" style:parent-style-name="Text_20_body">
      <style:text-properties style:text-underline-style="solid" style:text-underline-width="auto" style:text-underline-color="font-color" fo:font-weight="bold" style:font-weight-asian="bold" style:font-weight-complex="bold"/>
    </style:style>
    <style:style style:name="P40"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8"/>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9"/>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0"/>
    <style:style style:name="P47" style:family="paragraph" style:parent-style-name="Text_20_body">
      <style:text-properties officeooo:paragraph-rsid="00360d5e"/>
    </style:style>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11"/>
    <style:style style:name="P50" style:family="paragraph" style:parent-style-name="Text_20_body" style:list-style-name="L12"/>
    <style:style style:name="P51" style:family="paragraph" style:parent-style-name="Preformatted_20_Text" style:list-style-name="L12">
      <style:paragraph-properties fo:margin-left="0cm" fo:margin-right="0cm" fo:text-indent="0cm" style:auto-text-indent="false" style:writing-mode="lr-tb"/>
    </style:style>
    <style:style style:name="P52" style:family="paragraph" style:parent-style-name="Preformatted_20_Text" style:list-style-name="L12">
      <style:paragraph-properties style:writing-mode="lr-tb"/>
    </style:style>
    <style:style style:name="P53" style:family="paragraph" style:parent-style-name="Preformatted_20_Text" style:list-style-name="L12">
      <style:paragraph-properties fo:margin-top="0cm" fo:margin-bottom="0.499cm" style:contextual-spacing="false" style:writing-mode="lr-tb"/>
    </style:style>
    <style:style style:name="P54" style:family="paragraph" style:parent-style-name="Text_20_body" style:list-style-name="L12">
      <style:paragraph-properties fo:margin-top="0cm" fo:margin-bottom="0cm" style:contextual-spacing="false"/>
    </style:style>
    <style:style style:name="P55" style:family="paragraph" style:parent-style-name="Text_20_body" style:list-style-name="L13">
      <style:paragraph-properties fo:margin-top="0cm" fo:margin-bottom="0cm" style:contextual-spacing="false"/>
    </style:style>
    <style:style style:name="P56" style:family="paragraph" style:parent-style-name="Text_20_body" style:list-style-name="L13"/>
    <style:style style:name="P57" style:family="paragraph" style:parent-style-name="Text_20_body">
      <style:text-properties style:text-underline-style="solid" style:text-underline-width="auto" style:text-underline-color="font-color" fo:font-weight="bold" officeooo:paragraph-rsid="0055adae" style:font-weight-asian="bold" style:font-weight-complex="bold"/>
    </style:style>
    <style:style style:name="P58" style:family="paragraph" style:parent-style-name="Text_20_body">
      <style:text-properties style:text-underline-style="none" fo:font-weight="normal" officeooo:paragraph-rsid="0055adae" style:font-weight-asian="normal" style:font-weight-complex="normal"/>
    </style:style>
    <style:style style:name="P59" style:family="paragraph" style:parent-style-name="Text_20_body">
      <style:text-properties officeooo:paragraph-rsid="0055adae"/>
    </style:style>
    <style:style style:name="P60" style:family="paragraph" style:parent-style-name="Heading_20_3">
      <style:text-properties officeooo:paragraph-rsid="0055adae"/>
    </style:style>
    <style:style style:name="P61" style:family="paragraph" style:parent-style-name="Preformatted_20_Text">
      <style:paragraph-properties fo:margin-left="0cm" fo:margin-right="0cm" fo:text-indent="0cm" style:auto-text-indent="false" style:writing-mode="lr-tb"/>
      <style:text-properties officeooo:paragraph-rsid="0055adae"/>
    </style:style>
    <style:style style:name="P62" style:family="paragraph" style:parent-style-name="Preformatted_20_Text">
      <style:paragraph-properties style:writing-mode="lr-tb"/>
      <style:text-properties officeooo:paragraph-rsid="0055adae"/>
    </style:style>
    <style:style style:name="P63" style:family="paragraph" style:parent-style-name="Preformatted_20_Text">
      <style:paragraph-properties fo:margin-top="0cm" fo:margin-bottom="0.499cm" style:contextual-spacing="false" style:writing-mode="lr-tb"/>
      <style:text-properties officeooo:paragraph-rsid="0055adae"/>
    </style:style>
    <style:style style:name="P64" style:family="paragraph" style:parent-style-name="Text_20_body" style:list-style-name="L14">
      <style:paragraph-properties fo:margin-top="0cm" fo:margin-bottom="0cm" style:contextual-spacing="false"/>
      <style:text-properties officeooo:paragraph-rsid="0055adae"/>
    </style:style>
    <style:style style:name="P65" style:family="paragraph" style:parent-style-name="Text_20_body" style:list-style-name="L14">
      <style:text-properties officeooo:paragraph-rsid="0055adae"/>
    </style:style>
    <style:style style:name="P66" style:family="paragraph" style:parent-style-name="Preformatted_20_Text">
      <style:text-properties officeooo:paragraph-rsid="0055adae"/>
    </style:style>
    <style:style style:name="P67" style:family="paragraph" style:parent-style-name="Text_20_body">
      <style:text-properties style:text-underline-style="solid" style:text-underline-width="auto" style:text-underline-color="font-color" fo:font-weight="bold" officeooo:rsid="0055ca1b" officeooo:paragraph-rsid="0055ca1b" style:font-weight-asian="bold" style:font-weight-complex="bold"/>
    </style:style>
    <style:style style:name="P68" style:family="paragraph" style:parent-style-name="Text_20_body">
      <style:text-properties style:text-underline-style="none" fo:font-weight="normal" officeooo:rsid="0055ca1b" officeooo:paragraph-rsid="0055ca1b" style:font-weight-asian="normal" style:font-weight-complex="normal"/>
    </style:style>
    <style:style style:name="P69" style:family="paragraph" style:parent-style-name="Text_20_body">
      <style:text-properties style:text-underline-style="none" fo:font-weight="bold" officeooo:rsid="0056b334" officeooo:paragraph-rsid="0056b334" style:font-weight-asian="bold" style:font-weight-complex="bold"/>
    </style:style>
    <style:style style:name="P70" style:family="paragraph" style:parent-style-name="Text_20_body">
      <style:text-properties style:text-underline-style="none" fo:font-weight="normal" officeooo:rsid="0056b334" officeooo:paragraph-rsid="0056b334" style:font-weight-asian="normal" style:font-weight-complex="normal"/>
    </style:style>
    <style:style style:name="P71" style:family="paragraph" style:parent-style-name="Text_20_body" style:list-style-name="L15">
      <style:paragraph-properties fo:margin-top="0cm" fo:margin-bottom="0cm" style:contextual-spacing="false"/>
    </style:style>
    <style:style style:name="P72" style:family="paragraph" style:parent-style-name="Text_20_body" style:list-style-name="L15"/>
    <style:style style:name="P73" style:family="paragraph" style:parent-style-name="Standard">
      <style:paragraph-properties fo:text-align="start" style:justify-single-word="false"/>
      <style:text-properties fo:font-weight="bold" officeooo:rsid="00200243" officeooo:paragraph-rsid="00200243" style:font-weight-asian="bold" style:font-weight-complex="bold"/>
    </style:style>
    <style:style style:name="P74" style:family="paragraph" style:parent-style-name="Heading_20_3">
      <style:text-properties officeooo:rsid="00200243" officeooo:paragraph-rsid="00200243"/>
    </style:style>
    <style:style style:name="P75" style:family="paragraph" style:parent-style-name="Text_20_body" style:list-style-name="L16">
      <style:paragraph-properties fo:margin-top="0cm" fo:margin-bottom="0cm" style:contextual-spacing="false"/>
    </style:style>
    <style:style style:name="P76" style:family="paragraph" style:parent-style-name="Text_20_body" style:list-style-name="L16"/>
    <style:style style:name="P77" style:family="paragraph" style:parent-style-name="Text_20_body" style:list-style-name="L17">
      <style:paragraph-properties fo:margin-top="0cm" fo:margin-bottom="0cm" style:contextual-spacing="false"/>
    </style:style>
    <style:style style:name="P78" style:family="paragraph" style:parent-style-name="Text_20_body" style:list-style-name="L17"/>
    <style:style style:name="P79" style:family="paragraph" style:parent-style-name="Text_20_body" style:list-style-name="L18">
      <style:paragraph-properties fo:margin-top="0cm" fo:margin-bottom="0cm" style:contextual-spacing="false"/>
    </style:style>
    <style:style style:name="P80" style:family="paragraph" style:parent-style-name="Text_20_body" style:list-style-name="L18"/>
    <style:style style:name="P81" style:family="paragraph" style:parent-style-name="Text_20_body" style:list-style-name="L19">
      <style:paragraph-properties fo:margin-top="0cm" fo:margin-bottom="0cm" style:contextual-spacing="false"/>
    </style:style>
    <style:style style:name="P82" style:family="paragraph" style:parent-style-name="Text_20_body" style:list-style-name="L19"/>
    <style:style style:name="P83" style:family="paragraph" style:parent-style-name="Heading_20_3">
      <style:paragraph-properties fo:text-align="center" style:justify-single-word="false"/>
      <style:text-properties fo:font-variant="normal" fo:text-transform="none" fo:color="#1f1f1f" loext:opacity="100%" style:font-name="Noto Sans Mono" fo:font-size="16pt" fo:letter-spacing="normal" fo:font-style="normal" fo:font-weight="bold" officeooo:rsid="00200243" officeooo:paragraph-rsid="00200243" style:font-size-asian="16pt" style:font-weight-asian="bold" style:font-size-complex="16pt" style:font-weight-complex="bold"/>
    </style:style>
    <style:style style:name="P84" style:family="paragraph" style:parent-style-name="Text_20_body" style:list-style-name="L20">
      <style:paragraph-properties fo:margin-top="0cm" fo:margin-bottom="0cm" style:contextual-spacing="false"/>
    </style:style>
    <style:style style:name="P85" style:family="paragraph" style:parent-style-name="Text_20_body" style:list-style-name="L20"/>
    <style:style style:name="P86" style:family="paragraph" style:parent-style-name="Text_20_body" style:list-style-name="L21">
      <style:paragraph-properties fo:margin-top="0cm" fo:margin-bottom="0cm" style:contextual-spacing="false"/>
    </style:style>
    <style:style style:name="P87" style:family="paragraph" style:parent-style-name="Text_20_body" style:list-style-name="L21"/>
    <style:style style:name="P88" style:family="paragraph" style:parent-style-name="Text_20_body" style:list-style-name="L22">
      <style:paragraph-properties fo:margin-top="0cm" fo:margin-bottom="0cm" style:contextual-spacing="false"/>
    </style:style>
    <style:style style:name="P89" style:family="paragraph" style:parent-style-name="Text_20_body" style:list-style-name="L22"/>
    <style:style style:name="P90" style:family="paragraph" style:parent-style-name="Text_20_body" style:list-style-name="L23">
      <style:paragraph-properties fo:margin-top="0cm" fo:margin-bottom="0cm" style:contextual-spacing="false"/>
    </style:style>
    <style:style style:name="P91" style:family="paragraph" style:parent-style-name="Text_20_body" style:list-style-name="L23"/>
    <style:style style:name="P92" style:family="paragraph" style:parent-style-name="Text_20_body">
      <style:paragraph-properties fo:margin-top="0cm" fo:margin-bottom="0.499cm" style:contextual-spacing="false" style:writing-mode="lr-tb"/>
      <style:text-properties officeooo:paragraph-rsid="004a825a"/>
    </style:style>
    <style:style style:name="P93" style:family="paragraph" style:parent-style-name="Text_20_body">
      <style:paragraph-properties fo:margin-top="0cm" fo:margin-bottom="0.499cm" style:contextual-spacing="false" style:writing-mode="lr-tb"/>
    </style:style>
    <style:style style:name="P94" style:family="paragraph" style:parent-style-name="Text_20_body" style:list-style-name="L24">
      <style:paragraph-properties fo:margin-top="0cm" fo:margin-bottom="0cm" style:contextual-spacing="false"/>
    </style:style>
    <style:style style:name="P95" style:family="paragraph" style:parent-style-name="Text_20_body" style:list-style-name="L24"/>
    <style:style style:name="P96" style:family="paragraph" style:parent-style-name="Text_20_body" style:list-style-name="L25">
      <style:paragraph-properties fo:margin-top="0cm" fo:margin-bottom="0cm" style:contextual-spacing="false"/>
    </style:style>
    <style:style style:name="P97" style:family="paragraph" style:parent-style-name="Text_20_body" style:list-style-name="L25"/>
    <style:style style:name="P98" style:family="paragraph" style:parent-style-name="Text_20_body" style:list-style-name="L26">
      <style:paragraph-properties fo:margin-top="0cm" fo:margin-bottom="0cm" style:contextual-spacing="false"/>
    </style:style>
    <style:style style:name="P99" style:family="paragraph" style:parent-style-name="Text_20_body" style:list-style-name="L26"/>
    <style:style style:name="P100" style:family="paragraph" style:parent-style-name="Text_20_body" style:list-style-name="L27">
      <style:paragraph-properties fo:margin-top="0cm" fo:margin-bottom="0cm" style:contextual-spacing="false"/>
    </style:style>
    <style:style style:name="P101" style:family="paragraph" style:parent-style-name="Text_20_body" style:list-style-name="L27"/>
    <style:style style:name="P102" style:family="paragraph" style:parent-style-name="Text_20_body" style:list-style-name="L28">
      <style:paragraph-properties fo:margin-top="0cm" fo:margin-bottom="0cm" style:contextual-spacing="false"/>
    </style:style>
    <style:style style:name="P103" style:family="paragraph" style:parent-style-name="Text_20_body" style:list-style-name="L28"/>
    <style:style style:name="P104" style:family="paragraph" style:parent-style-name="Text_20_body">
      <style:paragraph-properties fo:margin-top="0cm" fo:margin-bottom="0.499cm" style:contextual-spacing="false" style:writing-mode="lr-tb"/>
      <style:text-properties officeooo:paragraph-rsid="004bdd0b"/>
    </style:style>
    <style:style style:name="P105" style:family="paragraph" style:parent-style-name="Text_20_body" style:list-style-name="L29">
      <style:paragraph-properties fo:margin-top="0cm" fo:margin-bottom="0cm" style:contextual-spacing="false"/>
    </style:style>
    <style:style style:name="P106" style:family="paragraph" style:parent-style-name="Text_20_body" style:list-style-name="L29"/>
    <style:style style:name="P107" style:family="paragraph" style:parent-style-name="Text_20_body" style:list-style-name="L30">
      <style:paragraph-properties fo:margin-top="0cm" fo:margin-bottom="0cm" style:contextual-spacing="false"/>
    </style:style>
    <style:style style:name="P108" style:family="paragraph" style:parent-style-name="Text_20_body" style:list-style-name="L30"/>
    <style:style style:name="P109" style:family="paragraph" style:parent-style-name="Text_20_body" style:list-style-name="L31">
      <style:paragraph-properties fo:margin-top="0cm" fo:margin-bottom="0cm" style:contextual-spacing="false"/>
    </style:style>
    <style:style style:name="P110" style:family="paragraph" style:parent-style-name="Text_20_body" style:list-style-name="L31"/>
    <style:style style:name="P111" style:family="paragraph" style:parent-style-name="Text_20_body" style:list-style-name="L32">
      <style:paragraph-properties fo:margin-top="0cm" fo:margin-bottom="0cm" style:contextual-spacing="false"/>
    </style:style>
    <style:style style:name="P112" style:family="paragraph" style:parent-style-name="Text_20_body" style:list-style-name="L32"/>
    <style:style style:name="P113" style:family="paragraph" style:parent-style-name="Text_20_body" style:list-style-name="L33">
      <style:paragraph-properties fo:margin-top="0cm" fo:margin-bottom="0cm" style:contextual-spacing="false"/>
    </style:style>
    <style:style style:name="P114" style:family="paragraph" style:parent-style-name="Text_20_body" style:list-style-name="L33"/>
    <style:style style:name="P115" style:family="paragraph" style:parent-style-name="Text_20_body">
      <style:paragraph-properties fo:margin-top="0cm" fo:margin-bottom="0.499cm" style:contextual-spacing="false" fo:text-align="justify" style:justify-single-word="false" style:writing-mode="lr-tb"/>
    </style:style>
    <style:style style:name="P116" style:family="paragraph" style:parent-style-name="Text_20_body" style:list-style-name="L34"/>
    <style:style style:name="P117" style:family="paragraph" style:parent-style-name="Text_20_body" style:list-style-name="L34">
      <style:paragraph-properties fo:margin-top="0cm" fo:margin-bottom="0cm" style:contextual-spacing="false"/>
    </style:style>
    <style:style style:name="P118" style:family="paragraph" style:parent-style-name="Text_20_body" style:list-style-name="L35">
      <style:paragraph-properties fo:margin-top="0cm" fo:margin-bottom="0cm" style:contextual-spacing="false"/>
    </style:style>
    <style:style style:name="P119" style:family="paragraph" style:parent-style-name="Text_20_body" style:list-style-name="L35"/>
    <style:style style:name="P120" style:family="paragraph" style:parent-style-name="Text_20_body" style:list-style-name="L36">
      <style:paragraph-properties fo:margin-top="0cm" fo:margin-bottom="0cm" style:contextual-spacing="false"/>
    </style:style>
    <style:style style:name="P121" style:family="paragraph" style:parent-style-name="Text_20_body" style:list-style-name="L36"/>
    <style:style style:name="P122" style:family="paragraph" style:parent-style-name="Standard">
      <style:paragraph-properties fo:text-align="center" style:justify-single-word="false"/>
      <style:text-properties officeooo:rsid="00200243" officeooo:paragraph-rsid="00200243"/>
    </style:style>
    <style:style style:name="P123" style:family="paragraph" style:parent-style-name="Standard">
      <style:paragraph-properties fo:text-align="center" style:justify-single-word="false"/>
      <style:text-properties fo:font-variant="normal" fo:text-transform="none" fo:color="#1f1f1f" loext:opacity="100%" style:font-name="Noto Sans Mono" fo:font-size="16pt" fo:letter-spacing="normal" fo:font-style="normal" fo:font-weight="bold" officeooo:rsid="00200243" officeooo:paragraph-rsid="00200243"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variant="normal" fo:text-transform="none" fo:color="#1f1f1f" loext:opacity="100%" style:font-name="Noto Sans Mono" fo:font-size="8.25pt" fo:letter-spacing="normal" fo:font-style="normal" fo:font-weight="bold" officeooo:rsid="00200243" officeooo:paragraph-rsid="00200243" style:font-weight-asian="bold" style:font-weight-complex="bold"/>
    </style:style>
    <style:style style:name="P125" style:family="paragraph" style:parent-style-name="Standard">
      <style:text-properties fo:font-variant="normal" fo:text-transform="none" fo:color="#1f1f1f" loext:opacity="100%" style:font-name="Noto Sans Mono" fo:font-size="8.25pt" fo:letter-spacing="normal" fo:font-style="normal" fo:font-weight="normal" officeooo:rsid="00200243" officeooo:paragraph-rsid="00200243"/>
    </style:style>
    <style:style style:name="P126" style:family="paragraph" style:parent-style-name="Heading_20_3">
      <style:text-properties fo:font-variant="normal" fo:text-transform="none" fo:color="#1f1f1f" loext:opacity="100%" style:font-name="Noto Sans Mono" fo:font-size="8.25pt" fo:letter-spacing="normal" fo:font-style="normal" style:text-underline-style="solid" style:text-underline-width="auto" style:text-underline-color="font-color" fo:font-weight="bold" officeooo:rsid="00200243" officeooo:paragraph-rsid="00200243" style:font-weight-asian="bold" style:font-weight-complex="bold"/>
    </style:style>
    <style:style style:name="P127" style:family="paragraph" style:parent-style-name="Text_20_body" style:list-style-name="L37"/>
    <style:style style:name="P128" style:family="paragraph" style:parent-style-name="Preformatted_20_Text" style:list-style-name="L37">
      <style:paragraph-properties fo:margin-left="0cm" fo:margin-right="0cm" fo:margin-top="0cm" fo:margin-bottom="0.499cm" style:contextual-spacing="false" fo:text-indent="0cm" style:auto-text-indent="false" style:writing-mode="lr-tb"/>
    </style:style>
    <style:style style:name="P129" style:family="paragraph" style:parent-style-name="Preformatted_20_Text" style:list-style-name="L37">
      <style:paragraph-properties fo:margin-left="0cm" fo:margin-right="0cm" fo:text-indent="0cm" style:auto-text-indent="false" style:writing-mode="lr-tb"/>
    </style:style>
    <style:style style:name="P130" style:family="paragraph" style:parent-style-name="Preformatted_20_Text" style:list-style-name="L37">
      <style:paragraph-properties style:writing-mode="lr-tb"/>
    </style:style>
    <style:style style:name="P131" style:family="paragraph" style:parent-style-name="Preformatted_20_Text" style:list-style-name="L37">
      <style:paragraph-properties fo:margin-top="0cm" fo:margin-bottom="0.499cm" style:contextual-spacing="false" style:writing-mode="lr-tb"/>
    </style:style>
    <style:style style:name="P132" style:family="paragraph" style:parent-style-name="Text_20_body" style:list-style-name="L38"/>
    <style:style style:name="P133" style:family="paragraph" style:parent-style-name="Preformatted_20_Text" style:list-style-name="L38">
      <style:paragraph-properties fo:margin-left="0cm" fo:margin-right="0cm" fo:text-indent="0cm" style:auto-text-indent="false" style:writing-mode="lr-tb"/>
    </style:style>
    <style:style style:name="P134" style:family="paragraph" style:parent-style-name="Preformatted_20_Text" style:list-style-name="L38">
      <style:paragraph-properties style:writing-mode="lr-tb"/>
    </style:style>
    <style:style style:name="P135" style:family="paragraph" style:parent-style-name="Preformatted_20_Text" style:list-style-name="L38">
      <style:paragraph-properties fo:margin-top="0cm" fo:margin-bottom="0.499cm" style:contextual-spacing="false" style:writing-mode="lr-tb"/>
    </style:style>
    <style:style style:name="P136"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37" style:family="paragraph" style:parent-style-name="Heading_20_4">
      <style:text-properties fo:font-size="14pt" style:text-underline-style="solid" style:text-underline-width="auto" style:text-underline-color="font-color" fo:font-weight="bold" style:font-size-asian="14pt" style:font-weight-asian="bold" style:font-size-complex="14pt" style:font-weight-complex="bold"/>
    </style:style>
    <style:style style:name="P138" style:family="paragraph" style:parent-style-name="Text_20_body">
      <style:text-properties fo:font-size="14pt" style:text-underline-style="none" fo:font-weight="bold" style:font-size-asian="14pt" style:font-weight-asian="bold" style:font-size-complex="14pt" style:font-weight-complex="bold"/>
    </style:style>
    <style:style style:name="P139" style:family="paragraph" style:parent-style-name="Text_20_body" style:list-style-name="L39"/>
    <style:style style:name="P140" style:family="paragraph" style:parent-style-name="Text_20_body" style:list-style-name="L39">
      <style:paragraph-properties fo:margin-top="0cm" fo:margin-bottom="0cm" style:contextual-spacing="false"/>
    </style:style>
    <style:style style:name="P141" style:family="paragraph" style:parent-style-name="Text_20_body">
      <style:paragraph-properties fo:text-align="justify" style:justify-single-word="false"/>
    </style:style>
    <style:style style:name="P142" style:family="paragraph" style:parent-style-name="Text_20_body">
      <style:paragraph-properties fo:text-align="justify" style:justify-single-word="false"/>
      <style:text-properties fo:font-variant="normal" fo:text-transform="none" fo:color="#1f1f1f" loext:opacity="100%" style:font-name="Noto Sans Mono" fo:font-size="10pt" fo:letter-spacing="normal" fo:font-style="normal" style:text-underline-style="none" fo:font-weight="normal" officeooo:rsid="00200243" officeooo:paragraph-rsid="00200243" style:font-size-asian="10pt" style:font-weight-asian="normal" style:font-size-complex="10pt" style:font-weight-complex="normal"/>
    </style:style>
    <style:style style:name="P143" style:family="paragraph" style:parent-style-name="Text_20_body" style:list-style-name="L40">
      <style:paragraph-properties fo:margin-top="0cm" fo:margin-bottom="0cm" style:contextual-spacing="false"/>
    </style:style>
    <style:style style:name="P144" style:family="paragraph" style:parent-style-name="Text_20_body" style:list-style-name="L40"/>
    <style:style style:name="P145" style:family="paragraph" style:parent-style-name="Text_20_body" style:list-style-name="L41">
      <style:paragraph-properties fo:margin-top="0cm" fo:margin-bottom="0cm" style:contextual-spacing="false"/>
    </style:style>
    <style:style style:name="P146" style:family="paragraph" style:parent-style-name="Text_20_body" style:list-style-name="L41"/>
    <style:style style:name="P147" style:family="paragraph" style:parent-style-name="Heading_20_2">
      <style:text-properties fo:font-variant="normal" fo:text-transform="none" fo:color="#273239" loext:opacity="100%" style:font-name="Nunito" fo:font-size="18pt" fo:letter-spacing="normal" fo:font-style="normal" fo:font-weight="normal" officeooo:paragraph-rsid="0052354f" loext:padding="0cm" loext:border="none"/>
    </style:style>
    <style:style style:name="P1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Nunito" fo:font-size="13.5pt" fo:letter-spacing="normal" fo:font-style="normal" fo:font-weight="normal" officeooo:paragraph-rsid="0052354f" loext:padding="0cm" loext:border="none"/>
    </style:style>
    <style:style style:name="P149" style:family="paragraph" style:parent-style-name="Text_20_body" style:list-style-name="L42">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officeooo:paragraph-rsid="0052354f"/>
    </style:style>
    <style:style style:name="P150" style:family="paragraph" style:parent-style-name="Text_20_body">
      <style:text-properties officeooo:paragraph-rsid="0052354f"/>
    </style:style>
    <style:style style:name="P15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52354f"/>
    </style:style>
    <style:style style:name="P1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officeooo:paragraph-rsid="0052354f"/>
    </style:style>
    <style:style style:name="P153" style:family="paragraph" style:parent-style-name="Text_20_body" style:list-style-name="L43">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officeooo:paragraph-rsid="0052354f" loext:padding="0cm" loext:border="none"/>
    </style:style>
    <style:style style:name="P154" style:family="paragraph" style:parent-style-name="Text_20_body" style:list-style-name="L43">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officeooo:paragraph-rsid="0052354f"/>
    </style:style>
    <style:style style:name="P155" style:family="paragraph" style:parent-style-name="Text_20_body" style:list-style-name="L44">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officeooo:paragraph-rsid="0052354f" loext:padding="0cm" loext:border="none"/>
    </style:style>
    <style:style style:name="P156" style:family="paragraph" style:parent-style-name="Text_20_body" style:list-style-name="L44">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officeooo:paragraph-rsid="0052354f"/>
    </style:style>
    <style:style style:name="P15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8pt" fo:letter-spacing="normal" fo:font-style="normal" fo:font-weight="bold" officeooo:paragraph-rsid="0052354f" style:font-weight-asian="bold" style:font-weight-complex="bold" loext:padding="0cm" loext:border="none"/>
    </style:style>
    <style:style style:name="P158" style:family="paragraph" style:parent-style-name="Text_20_body" style:list-style-name="L4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officeooo:paragraph-rsid="0052354f"/>
    </style:style>
    <style:style style:name="P159" style:family="paragraph" style:parent-style-name="Text_20_body" style:list-style-name="L46">
      <style:paragraph-properties fo:margin-top="0cm" fo:margin-bottom="0cm" style:contextual-spacing="false"/>
    </style:style>
    <style:style style:name="P160" style:family="paragraph" style:parent-style-name="Text_20_body" style:list-style-name="L46"/>
    <style:style style:name="P161" style:family="paragraph" style:parent-style-name="Heading_20_4">
      <style:text-properties officeooo:paragraph-rsid="0045274d"/>
    </style:style>
    <style:style style:name="P162" style:family="paragraph" style:parent-style-name="Text_20_body" style:list-style-name="L47">
      <style:text-properties officeooo:paragraph-rsid="0045274d"/>
    </style:style>
    <style:style style:name="P163" style:family="paragraph" style:parent-style-name="Preformatted_20_Text" style:list-style-name="L47">
      <style:paragraph-properties fo:margin-left="0cm" fo:margin-right="0cm" fo:margin-top="0cm" fo:margin-bottom="0.499cm" style:contextual-spacing="false" fo:text-indent="0cm" style:auto-text-indent="false" style:writing-mode="lr-tb"/>
      <style:text-properties officeooo:paragraph-rsid="0045274d"/>
    </style:style>
    <style:style style:name="P164" style:family="paragraph" style:parent-style-name="Preformatted_20_Text" style:list-style-name="L47">
      <style:paragraph-properties fo:margin-left="0cm" fo:margin-right="0cm" fo:text-indent="0cm" style:auto-text-indent="false" style:writing-mode="lr-tb"/>
      <style:text-properties officeooo:paragraph-rsid="0045274d"/>
    </style:style>
    <style:style style:name="P165" style:family="paragraph" style:parent-style-name="Preformatted_20_Text" style:list-style-name="L47">
      <style:paragraph-properties fo:margin-top="0cm" fo:margin-bottom="0.499cm" style:contextual-spacing="false" style:writing-mode="lr-tb"/>
      <style:text-properties officeooo:paragraph-rsid="0045274d"/>
    </style:style>
    <style:style style:name="P166" style:family="paragraph" style:parent-style-name="Text_20_body" style:list-style-name="L48"/>
    <style:style style:name="P167" style:family="paragraph" style:parent-style-name="Text_20_body" style:list-style-name="L48">
      <style:paragraph-properties fo:margin-top="0cm" fo:margin-bottom="0cm" style:contextual-spacing="false"/>
    </style:style>
    <style:style style:name="P168" style:family="paragraph" style:parent-style-name="Standard">
      <style:paragraph-properties fo:text-align="start" style:justify-single-word="false"/>
      <style:text-properties fo:font-variant="normal" fo:text-transform="none" fo:color="#1f1f1f" loext:opacity="100%" style:font-name="Noto Sans Mono" fo:font-size="8.25pt" fo:letter-spacing="normal" fo:font-style="normal" style:text-underline-style="none" fo:font-weight="normal" officeooo:rsid="00200243" officeooo:paragraph-rsid="00200243"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size-asian="14pt" style:font-size-complex="14pt"/>
    </style:style>
    <style:style style:name="T3" style:family="text">
      <style:text-properties style:text-underline-style="solid" style:text-underline-width="auto" style:text-underline-color="font-color"/>
    </style:style>
    <style:style style:name="T4" style:family="text">
      <style:text-properties fo:font-size="16pt" officeooo:rsid="00360d5e" style:font-size-asian="16pt" style:font-size-complex="16pt"/>
    </style:style>
    <style:style style:name="T5" style:family="text">
      <style:text-properties fo:font-size="16pt" style:font-size-asian="16pt" style:font-size-complex="16pt"/>
    </style:style>
    <style:style style:name="T6" style:family="text">
      <style:text-properties fo:font-size="15pt" style:text-underline-style="solid" style:text-underline-width="auto" style:text-underline-color="font-color" officeooo:rsid="004a825a"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4pt" officeooo:rsid="004bdd0b" style:font-size-asian="14pt" style:font-size-complex="14pt"/>
    </style:style>
    <style:style style:name="T9" style:family="text">
      <style:text-properties fo:font-size="14pt" style:font-size-asian="14pt" style:font-size-complex="14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4e47f2" style:font-size-asian="14pt" style:font-weight-asian="bold" style:font-size-complex="14pt" style:font-weight-complex="bold"/>
    </style:style>
    <style:style style:name="T12" style:family="text">
      <style:text-properties fo:font-size="14pt" style:text-underline-style="none" fo:font-weight="normal" style:font-size-asian="14pt" style:font-weight-asian="normal" style:font-size-complex="14pt" style:font-weight-complex="normal"/>
    </style:style>
    <style:style style:name="T13" style:family="text">
      <style:text-properties fo:font-variant="normal" fo:text-transform="none" fo:color="#1f1f1f" loext:opacity="100%" style:font-name="Noto Sans Mono" fo:font-size="16pt" fo:letter-spacing="normal" fo:font-style="normal" fo:font-weight="bold" style:font-size-asian="16pt" style:font-weight-asian="bold" style:font-size-complex="16pt" style:font-weight-complex="bold"/>
    </style:style>
    <style:style style:name="T14" style:family="text">
      <style:text-properties fo:font-variant="normal" fo:text-transform="none" fo:color="#273239" loext:opacity="100%" style:font-name="Nunito" fo:font-size="13.5pt" fo:letter-spacing="normal" fo:font-style="normal" fo:font-weight="bold" loext:padding="0cm" loext:border="none"/>
    </style:style>
    <style:style style:name="T15" style:family="text">
      <style:text-properties fo:font-variant="normal" fo:text-transform="none" fo:color="#273239" loext:opacity="100%" style:font-name="Nunito" fo:font-size="13.5pt" fo:letter-spacing="normal" fo:font-style="normal" fo:font-weight="normal" loext:padding="0cm" loext:border="none"/>
    </style:style>
    <style:style style:name="T16" style:family="text">
      <style:text-properties fo:font-variant="normal" fo:text-transform="none" fo:color="#273239" loext:opacity="100%" style:font-name="Nunito" fo:font-size="13.5pt" fo:letter-spacing="normal" fo:font-style="normal" style:text-underline-style="solid" style:text-underline-width="auto" style:text-underline-color="font-color" fo:font-weight="bold" loext:padding="0cm" loext:border="none"/>
    </style:style>
    <style:style style:name="T17"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UNIT III: Arrays and Strings</text:p>
      <text:p text:style-name="P2">Arrays indexing, memory model, programs with array of integers, two dimensional arrays, Introduction to Strings.</text:p>
      <text:h text:style-name="Heading_20_3" text:outline-level="3">What is an Array?</text:h>
      <text:p text:style-name="Text_20_body">An <text:span text:style-name="Strong_20_Emphasis">array</text:span> is a collection of items stored at contiguous memory locations. It is a data structure that can hold a fixed number of elements of the same data type. Arrays are commonly used in programming to store multiple values in a single variable, which can be accessed using an index.</text:p>
      <text:h text:style-name="Heading_20_4" text:outline-level="4">Key Characteristics of Arrays:</text:h>
      <text:list text:style-name="L1">
        <text:list-item>
          <text:p text:style-name="P3">Fixed size: The size of an array must be defined at the time of declaration.</text:p>
        </text:list-item>
        <text:list-item>
          <text:p text:style-name="P3">Homogeneous: All elements in an array must be of the same data type.</text:p>
        </text:list-item>
        <text:list-item>
          <text:p text:style-name="P4">Random access: Elements can be accessed using their index.</text:p>
        </text:list-item>
      </text:list>
      <text:h text:style-name="Heading_20_3" text:outline-level="3">Types of Arrays</text:h>
      <text:list text:style-name="L2">
        <text:list-item>
          <text:p text:style-name="P5"><text:span text:style-name="Strong_20_Emphasis">One-Dimensional Array</text:span>: A linear array that stores a collection of elements in a single row or column.</text:p>
          <text:p text:style-name="P5"><text:span text:style-name="Strong_20_Emphasis">Example in C</text:span>:</text:p>
          <text:p text:style-name="P6"><text:span text:style-name="Source_20_Text">int numbers[5] = {10, 20, 30, 40, 50};</text:span></text:p>
        </text:list-item>
        <text:list-item>
          <text:p text:style-name="P5"><text:span text:style-name="Strong_20_Emphasis">Two-Dimensional Array</text:span>: An array of arrays, which can be visualized as a matrix with rows and columns.</text:p>
          <text:p text:style-name="P5"><text:span text:style-name="Strong_20_Emphasis">Example in C</text:span>:</text:p>
          <text:p text:style-name="P7"><text:span text:style-name="Source_20_Text">int matrix[3][3] = {</text:span></text:p>
          <text:p text:style-name="P8"><text:span text:style-name="Source_20_Text"><text:s text:c="4"/>{1, 2, 3},</text:span></text:p>
          <text:p text:style-name="P8"><text:span text:style-name="Source_20_Text"><text:s text:c="4"/>{4, 5, 6},</text:span></text:p>
          <text:p text:style-name="P8"><text:span text:style-name="Source_20_Text"><text:s text:c="4"/>{7, 8, 9}</text:span></text:p>
          <text:p text:style-name="P9"><text:span text:style-name="Source_20_Text">};</text:span></text:p>
        </text:list-item>
        <text:list-item>
          <text:p text:style-name="P5"><text:span text:style-name="Strong_20_Emphasis">Multi-Dimensional Array</text:span>: An extension of two-dimensional arrays, which can have more than two dimensions.</text:p>
          <text:p text:style-name="P5"><text:span text:style-name="Strong_20_Emphasis">Example in C</text:span>:</text:p>
          <text:p text:style-name="P6"><text:span text:style-name="Source_20_Text">int tensor[2][3][4]; // A three-dimensional array</text:span></text:p>
        </text:list-item>
        <text:list-item>
          <text:p text:style-name="P5"><text:span text:style-name="Strong_20_Emphasis">Dynamic Array</text:span>: An array whose size can be determined during runtime, typically implemented using pointers.</text:p>
          <text:p text:style-name="P5"><text:span text:style-name="Strong_20_Emphasis">Example in C</text:span>:</text:p>
          <text:p text:style-name="P7"><text:span text:style-name="Source_20_Text">int *dynamicArray;</text:span></text:p>
          <text:p text:style-name="P8"><text:span text:style-name="Source_20_Text">int size = 5;</text:span></text:p>
          <text:p text:style-name="P9"><text:span text:style-name="Source_20_Text">dynamicArray = (int *)malloc(size * sizeof(int));</text:span></text:p>
        </text:list-item>
      </text:list>
      <text:h text:style-name="Heading_20_3" text:outline-level="3"><text:soft-page-break/>What is a String?</text:h>
      <text:p text:style-name="Text_20_body">A <text:span text:style-name="Strong_20_Emphasis">string</text:span> is a sequence of characters terminated by a null character (<text:span text:style-name="Source_20_Text">'\0'</text:span>). In C, strings are represented as arrays of characters.</text:p>
      <text:h text:style-name="Heading_20_3" text:outline-level="3">Representing a String with Array and Pointer</text:h>
      <text:list text:style-name="L3">
        <text:list-item>
          <text:p text:style-name="P10"><text:span text:style-name="Strong_20_Emphasis">Using an Array</text:span>:</text:p>
          <text:p text:style-name="P11"><text:span text:style-name="Source_20_Text">char str[6] = "Hello"; // The array size must be one more than the number of characters for the null terminator</text:span></text:p>
        </text:list-item>
        <text:list-item>
          <text:p text:style-name="P10"><text:span text:style-name="Strong_20_Emphasis">Using a Pointer</text:span>:</text:p>
          <text:p text:style-name="P11"><text:span text:style-name="Source_20_Text">char *str = "Hello"; // Pointer to a string literal</text:span></text:p>
        </text:list-item>
      </text:list>
      <text:h text:style-name="Heading_20_3" text:outline-level="3">String Functions with Examples</text:h>
      <text:p text:style-name="Text_20_body">Here are some common string functions in C from the <text:span text:style-name="Source_20_Text">&lt;string.h&gt;</text:span> library:</text:p>
      <text:list text:style-name="L4">
        <text:list-item>
          <text:p text:style-name="P12"><text:span text:style-name="Strong_20_Emphasis">strlen</text:span>: Returns the length of a string.</text:p>
          <text:p text:style-name="P13"><text:span text:style-name="Source_20_Text">#include &lt;stdio.h&gt;</text:span></text:p>
          <text:p text:style-name="P14"><text:span text:style-name="Source_20_Text">#include &lt;string.h&gt;</text:span></text:p>
          <text:p text:style-name="P14"/>
          <text:p text:style-name="P14"><text:span text:style-name="Source_20_Text">int main() {</text:span></text:p>
          <text:p text:style-name="P14"><text:span text:style-name="Source_20_Text"><text:s text:c="4"/>char str[] = "Hello";</text:span></text:p>
          <text:p text:style-name="P14"><text:span text:style-name="Source_20_Text"><text:s text:c="4"/>printf("Length of the string: %lu\n", strlen(str));</text:span></text:p>
          <text:p text:style-name="P14"><text:span text:style-name="Source_20_Text"><text:s text:c="4"/>return 0;</text:span></text:p>
          <text:p text:style-name="P15"><text:span text:style-name="Source_20_Text">}</text:span></text:p>
        </text:list-item>
        <text:list-item>
          <text:p text:style-name="P12"><text:span text:style-name="Strong_20_Emphasis">strcpy</text:span>: Copies one string to another.</text:p>
          <text:p text:style-name="P13"><text:span text:style-name="Source_20_Text">#include &lt;stdio.h&gt;</text:span></text:p>
          <text:p text:style-name="P14"><text:span text:style-name="Source_20_Text">#include &lt;string.h&gt;</text:span></text:p>
          <text:p text:style-name="P14"/>
          <text:p text:style-name="P14"><text:span text:style-name="Source_20_Text">int main() {</text:span></text:p>
          <text:p text:style-name="P14"><text:span text:style-name="Source_20_Text"><text:s text:c="4"/>char source[] = "Hello";</text:span></text:p>
          <text:p text:style-name="P14"><text:span text:style-name="Source_20_Text"><text:s text:c="4"/>char destination[6]; // Make sure to allocate enough space</text:span></text:p>
          <text:p text:style-name="P14"><text:span text:style-name="Source_20_Text"><text:s text:c="4"/>strcpy(destination, source);</text:span></text:p>
          <text:p text:style-name="P14"><text:span text:style-name="Source_20_Text"><text:s text:c="4"/>printf("Copied string: %s\n", destination);</text:span></text:p>
          <text:p text:style-name="P14"><text:span text:style-name="Source_20_Text"><text:s text:c="4"/>return 0;</text:span></text:p>
          <text:p text:style-name="P15"><text:span text:style-name="Source_20_Text">}</text:span></text:p>
        </text:list-item>
        <text:list-item>
          <text:p text:style-name="P12"><text:span text:style-name="Strong_20_Emphasis">strcat</text:span>: Concatenates two strings.</text:p>
          <text:p text:style-name="P13"><text:span text:style-name="Source_20_Text">#include &lt;stdio.h&gt;</text:span></text:p>
          <text:p text:style-name="P14"><text:span text:style-name="Source_20_Text">#include &lt;string.h&gt;</text:span></text:p>
          <text:p text:style-name="P14"/>
          <text:p text:style-name="P14"><text:span text:style-name="Source_20_Text">int main() {</text:span></text:p>
          <text:p text:style-name="P14"><text:span text:style-name="Source_20_Text"><text:s text:c="4"/>char str1[20] = "Hello, ";</text:span></text:p>
          <text:p text:style-name="P14"><text:span text:style-name="Source_20_Text"><text:s text:c="4"/>char str2[] = "World!";</text:span></text:p>
          <text:p text:style-name="P14"><text:span text:style-name="Source_20_Text"><text:s text:c="4"/>strcat(str1, str2);</text:span></text:p>
          <text:p text:style-name="P14"><text:span text:style-name="Source_20_Text"><text:s text:c="4"/>printf("Concatenated string: %s\n", str1);</text:span></text:p>
          <text:p text:style-name="P14"><text:span text:style-name="Source_20_Text"><text:s text:c="4"/>return 0;</text:span></text:p>
          <text:p text:style-name="P15"><text:span text:style-name="Source_20_Text">}</text:span></text:p>
        </text:list-item>
        <text:list-item>
          <text:p text:style-name="P12"><text:span text:style-name="Strong_20_Emphasis">strcmp</text:span>: Compares two strings.</text:p>
          <text:p text:style-name="P13"><text:span text:style-name="Source_20_Text">#include &lt;stdio.h&gt;</text:span></text:p>
          <text:p text:style-name="P14"><text:span text:style-name="Source_20_Text">#include &lt;string.h&gt;</text:span></text:p>
          <text:p text:style-name="P14"><text:soft-page-break/></text:p>
          <text:p text:style-name="P14"><text:span text:style-name="Source_20_Text">int main() {</text:span></text:p>
          <text:p text:style-name="P14"><text:span text:style-name="Source_20_Text"><text:s text:c="4"/>char str1[] = "Hello";</text:span></text:p>
          <text:p text:style-name="P14"><text:span text:style-name="Source_20_Text"><text:s text:c="4"/>char str2[] = "World";</text:span></text:p>
          <text:p text:style-name="P14"><text:span text:style-name="Source_20_Text"><text:s text:c="4"/>int result = strcmp(str1, str2);</text:span></text:p>
          <text:p text:style-name="P14"><text:span text:style-name="Source_20_Text"><text:s text:c="4"/>if (result &lt; 0) {</text:span></text:p>
          <text:p text:style-name="P14"><text:span text:style-name="Source_20_Text"><text:s text:c="8"/>printf("'%s' is less than '%s'\n", str1, str2);</text:span></text:p>
          <text:p text:style-name="P14"><text:span text:style-name="Source_20_Text"><text:s text:c="4"/>} else if (result &gt; 0) {</text:span></text:p>
          <text:p text:style-name="P14"><text:span text:style-name="Source_20_Text"><text:s text:c="8"/>printf("'%s' is greater than '%s'\n", str1, str2);</text:span></text:p>
          <text:p text:style-name="P14"><text:span text:style-name="Source_20_Text"><text:s text:c="4"/>} else {</text:span></text:p>
          <text:p text:style-name="P14"><text:span text:style-name="Source_20_Text"><text:s text:c="8"/>printf("Both strings are equal.\n");</text:span></text:p>
          <text:p text:style-name="P14"><text:span text:style-name="Source_20_Text"><text:s text:c="4"/>}</text:span></text:p>
          <text:p text:style-name="P14"><text:span text:style-name="Source_20_Text"><text:s text:c="4"/>return 0;</text:span></text:p>
          <text:p text:style-name="P15"><text:span text:style-name="Source_20_Text">}</text:span></text:p>
        </text:list-item>
      </text:list>
      <text:p text:style-name="Text_20_body">These examples demonstrate how to work with arrays and strings in C, showcasing their characteristics, types, and common operations.</text:p>
      <text:p text:style-name="Text_20_body">The <text:span text:style-name="Strong_20_Emphasis">memory model</text:span> in programming refers to how a programming language or runtime environment allocates, manages, and organizes memory for storing data and code. Understanding the memory model is essential for efficient programming, particularly in languages like C and C++ where the programmer has direct control over memory management. Here’s an overview of the memory model, including its various segments and concepts:</text:p>
      <text:h text:style-name="Heading_20_3" text:outline-level="3">Memory Segments</text:h>
      <text:list text:style-name="L5">
        <text:list-item>
          <text:p text:style-name="P16"><text:span text:style-name="Strong_20_Emphasis">Stack</text:span>:</text:p>
          <text:list>
            <text:list-item>
              <text:p text:style-name="P17">The stack is used for static memory allocation, where data is stored in a last-in, first-out (LIFO) order.</text:p>
            </text:list-item>
            <text:list-item>
              <text:p text:style-name="P17">It is typically used for function call management, local variables, and control flow (return addresses).</text:p>
            </text:list-item>
            <text:list-item>
              <text:p text:style-name="P17">Memory is allocated and deallocated automatically when functions are called and returned.</text:p>
            </text:list-item>
            <text:list-item>
              <text:p text:style-name="P16">Size is generally limited, and excessive use (e.g., deep recursion) can lead to stack overflow.</text:p>
            </text:list-item>
          </text:list>
          <text:p text:style-name="P16"><text:span text:style-name="Strong_20_Emphasis">Example</text:span>:</text:p>
          <text:p text:style-name="P18"><text:span text:style-name="Source_20_Text">void function() {</text:span></text:p>
          <text:p text:style-name="P19"><text:span text:style-name="Source_20_Text"><text:s text:c="4"/>int localVariable; // Allocated on the stack</text:span></text:p>
          <text:p text:style-name="P20"><text:span text:style-name="Source_20_Text">}</text:span></text:p>
        </text:list-item>
        <text:list-item>
          <text:p text:style-name="P16"><text:span text:style-name="Strong_20_Emphasis">Heap</text:span>:</text:p>
          <text:list>
            <text:list-item>
              <text:p text:style-name="P17">The heap is used for dynamic memory allocation, where memory can be allocated and freed at any time during the program's execution.</text:p>
            </text:list-item>
            <text:list-item>
              <text:p text:style-name="P17">It allows for flexible memory management, enabling data structures like linked lists, trees, and more.</text:p>
            </text:list-item>
            <text:list-item>
              <text:p text:style-name="P16">The programmer must explicitly allocate (<text:span text:style-name="Source_20_Text">malloc</text:span>, <text:span text:style-name="Source_20_Text">calloc</text:span>) and deallocate (<text:span text:style-name="Source_20_Text">free</text:span>) memory, leading to potential memory leaks if not managed properly.</text:p>
            </text:list-item>
          </text:list>
          <text:p text:style-name="P16"><text:span text:style-name="Strong_20_Emphasis">Example</text:span>:</text:p>
          <text:p text:style-name="P18"><text:span text:style-name="Source_20_Text">int *dynamicArray = (int *)malloc(10 * sizeof(int)); // Allocated on the heap</text:span></text:p>
          <text:p text:style-name="P20"><text:soft-page-break/><text:span text:style-name="Source_20_Text">free(dynamicArray); // Deallocated</text:span></text:p>
        </text:list-item>
        <text:list-item>
          <text:p text:style-name="P16"><text:span text:style-name="Strong_20_Emphasis">Data Segment</text:span>:</text:p>
          <text:list>
            <text:list-item>
              <text:p text:style-name="P17">This segment is used for storing global and static variables.</text:p>
            </text:list-item>
            <text:list-item>
              <text:p text:style-name="P17">It is further divided into:</text:p>
              <text:list>
                <text:list-item>
                  <text:p text:style-name="P17"><text:span text:style-name="Strong_20_Emphasis">Initialized data segment</text:span>: Stores global and static variables that are initialized by the programmer.</text:p>
                </text:list-item>
                <text:list-item>
                  <text:p text:style-name="P16"><text:span text:style-name="Strong_20_Emphasis">Uninitialized data segment (BSS)</text:span>: Stores global and static variables that are declared but not initialized.</text:p>
                </text:list-item>
              </text:list>
            </text:list-item>
          </text:list>
          <text:p text:style-name="P16"><text:span text:style-name="Strong_20_Emphasis">Example</text:span>:</text:p>
          <text:p text:style-name="P18"><text:span text:style-name="Source_20_Text">int globalVariable = 5; // Initialized data segment</text:span></text:p>
          <text:p text:style-name="P20"><text:span text:style-name="Source_20_Text">static int staticVariable; // BSS segment (uninitialized)</text:span></text:p>
        </text:list-item>
        <text:list-item>
          <text:p text:style-name="P16"><text:span text:style-name="Strong_20_Emphasis">Text Segment</text:span>:</text:p>
          <text:list>
            <text:list-item>
              <text:p text:style-name="P17">The text segment contains the compiled code (instructions) of the program.</text:p>
            </text:list-item>
            <text:list-item>
              <text:p text:style-name="P16">It is typically read-only to prevent accidental modification of the code during execution.</text:p>
            </text:list-item>
          </text:list>
          <text:p text:style-name="P16"><text:span text:style-name="Strong_20_Emphasis">Example</text:span>:</text:p>
          <text:p text:style-name="P18"><text:span text:style-name="Source_20_Text">void exampleFunction() {</text:span></text:p>
          <text:p text:style-name="P19"><text:span text:style-name="Source_20_Text"><text:s text:c="4"/>// Code executed by the CPU</text:span></text:p>
          <text:p text:style-name="P20"><text:span text:style-name="Source_20_Text">}</text:span></text:p>
        </text:list-item>
      </text:list>
      <text:h text:style-name="Heading_20_3" text:outline-level="3">Memory Layout Overview</text:h>
      <text:p text:style-name="Text_20_body">A typical memory layout for a C/C++ program might look like this:</text:p>
      <text:p text:style-name="P21"><text:span text:style-name="Source_20_Text">+---------------------+</text:span></text:p>
      <text:p text:style-name="P22"><text:span text:style-name="Source_20_Text">| <text:s text:c="4"/>Stack <text:s text:c="10"/>| <text:s/>(grows downward)</text:span></text:p>
      <text:p text:style-name="P22"><text:span text:style-name="Source_20_Text">| <text:s text:c="20"/>|</text:span></text:p>
      <text:p text:style-name="P22"><text:span text:style-name="Source_20_Text">| <text:s text:c="4"/>Heap <text:s text:c="11"/>| <text:s/>(grows upward)</text:span></text:p>
      <text:p text:style-name="P22"><text:span text:style-name="Source_20_Text">| <text:s text:c="20"/>|</text:span></text:p>
      <text:p text:style-name="P22"><text:span text:style-name="Source_20_Text">| <text:s/>Uninitialized Data |</text:span></text:p>
      <text:p text:style-name="P22"><text:span text:style-name="Source_20_Text">| (BSS Segment) <text:s text:c="6"/>|</text:span></text:p>
      <text:p text:style-name="P22"><text:span text:style-name="Source_20_Text">| <text:s text:c="20"/>|</text:span></text:p>
      <text:p text:style-name="P22"><text:span text:style-name="Source_20_Text">| <text:s/>Initialized Data <text:s text:c="2"/>|</text:span></text:p>
      <text:p text:style-name="P22"><text:span text:style-name="Source_20_Text">| (Data Segment) <text:s text:c="5"/>|</text:span></text:p>
      <text:p text:style-name="P22"><text:span text:style-name="Source_20_Text">| <text:s text:c="20"/>|</text:span></text:p>
      <text:p text:style-name="P22"><text:span text:style-name="Source_20_Text">| <text:s text:c="4"/>Text Segment <text:s text:c="3"/>|</text:span></text:p>
      <text:p text:style-name="P22"><text:span text:style-name="Source_20_Text">| <text:s text:c="20"/>|</text:span></text:p>
      <text:p text:style-name="P23"><text:span text:style-name="Source_20_Text">+---------------------+</text:span></text:p>
      <text:h text:style-name="Heading_20_3" text:outline-level="3">Important Concepts</text:h>
      <text:list text:style-name="L6">
        <text:list-item>
          <text:p text:style-name="P24"><text:span text:style-name="Strong_20_Emphasis">Memory Address</text:span>: Each byte of memory has a unique address that can be referenced.</text:p>
        </text:list-item>
        <text:list-item>
          <text:p text:style-name="P24"><text:span text:style-name="Strong_20_Emphasis">Pointer</text:span>: A variable that stores the address of another variable. Pointers are essential for dynamic memory allocation and array manipulation.</text:p>
          <text:p text:style-name="P24"><text:span text:style-name="Strong_20_Emphasis">Example</text:span>:</text:p>
          <text:p text:style-name="P25"><text:span text:style-name="Source_20_Text">int x = 10;</text:span></text:p>
          <text:p text:style-name="P26"><text:span text:style-name="Source_20_Text">int *p = &amp;x; // p stores the address of x</text:span></text:p>
        </text:list-item>
        <text:list-item>
          <text:p text:style-name="P24"><text:soft-page-break/><text:span text:style-name="Strong_20_Emphasis">Memory Management</text:span>: The process of allocating and freeing memory. It can be manual (using <text:span text:style-name="Source_20_Text">malloc</text:span> and <text:span text:style-name="Source_20_Text">free</text:span>) or automatic (using garbage collection in languages like Java).</text:p>
        </text:list-item>
        <text:list-item>
          <text:p text:style-name="P24"><text:span text:style-name="Strong_20_Emphasis">Fragmentation</text:span>: Over time, dynamic memory allocation can lead to fragmentation, where free memory is divided into small, non-contiguous blocks, making it hard to allocate larger blocks.</text:p>
        </text:list-item>
      </text:list>
      <text:p text:style-name="P27"><text:line-break/><text:span text:style-name="T1">More Examples;</text:span></text:p>
      <text:p text:style-name="P28"/>
      <text:p text:style-name="P29">#include &lt;stdio.h&gt;</text:p>
      <text:p text:style-name="P29">#include&lt;string.h&gt;</text:p>
      <text:p text:style-name="P29">#include &lt;dos.h&gt;</text:p>
      <text:p text:style-name="P29">int main()</text:p>
      <text:p text:style-name="P29">{</text:p>
      <text:p text:style-name="P29"><text:s text:c="4"/>int frequencies[] = {</text:p>
      <text:p text:style-name="P29"><text:s text:c="8"/>261, <text:s text:c="2"/>// Sa (C)</text:p>
      <text:p text:style-name="P29"><text:s text:c="8"/>294, <text:s text:c="2"/>// Re (D)</text:p>
      <text:p text:style-name="P29"><text:s text:c="8"/>329, <text:s text:c="2"/>// Ga (E)</text:p>
      <text:p text:style-name="P29"><text:s text:c="8"/>349, <text:s text:c="2"/>// Ma (F)</text:p>
      <text:p text:style-name="P29"><text:s text:c="8"/>392, <text:s text:c="2"/>// Pa (G)</text:p>
      <text:p text:style-name="P29"><text:s text:c="8"/>440, <text:s text:c="2"/>// Dha (A)</text:p>
      <text:p text:style-name="P29"><text:s text:c="8"/>493, <text:s text:c="2"/>// Ni (B)</text:p>
      <text:p text:style-name="P29"><text:s text:c="8"/>523 <text:s text:c="3"/>// Sa (C, octave)</text:p>
      <text:p text:style-name="P29"><text:s text:c="4"/>},i;</text:p>
      <text:p text:style-name="P29"/>
      <text:p text:style-name="P29"><text:s text:c="3"/>for (i=0;i&lt;strlen(frequencies);i++)</text:p>
      <text:p text:style-name="P29"><text:s text:c="3"/>{</text:p>
      <text:p text:style-name="P29"><text:s text:c="6"/>sound(frequencies[i]);</text:p>
      <text:p text:style-name="P29"><text:s text:c="6"/>delay(100);</text:p>
      <text:p text:style-name="P29"><text:s text:c="3"/>}</text:p>
      <text:p text:style-name="P29"/>
      <text:p text:style-name="P29"><text:s text:c="3"/>nosound();</text:p>
      <text:p text:style-name="P29"/>
      <text:p text:style-name="P29"><text:s text:c="3"/>return 0;</text:p>
      <text:p text:style-name="P28">}</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pan text:style-name="T2">UNIT IV: Pointers &amp; User Defined Data types</text:span></text:p>
      <text:h text:style-name="P32" text:outline-level="3">Pointers, dereferencing and address operators, pointer and address arithmetic, array manipulation using pointers, User-defined data types-Structures and Unions.</text:h>
      <text:h text:style-name="P33" text:outline-level="3">1. <text:span text:style-name="Strong_20_Emphasis">Pointers</text:span></text:h>
      <text:p text:style-name="Text_20_body">A <text:span text:style-name="Strong_20_Emphasis">pointer</text:span> is a variable that stores the memory address of another variable. Pointers provide flexibility and efficiency in programming by allowing for dynamic memory management and manipulation of data stored in arrays and structures.</text:p>
      <text:h text:style-name="Heading_20_4" text:outline-level="4">Declaration of Pointers:</text:h>
      <text:p text:style-name="P21"><text:span text:style-name="Source_20_Text">int *p; // Declares a pointer to an integer</text:span></text:p>
      <text:p text:style-name="P23"><text:span text:style-name="Source_20_Text">char *c; // Declares a pointer to a character</text:span></text:p>
      <text:h text:style-name="Heading_20_4" text:outline-level="4">Example:</text:h>
      <text:p text:style-name="P21"><text:span text:style-name="Source_20_Text">int x = 10;</text:span></text:p>
      <text:p text:style-name="P23"><text:span text:style-name="Source_20_Text">int *p = &amp;x; // p now stores the address of x</text:span></text:p>
      <text:h text:style-name="Heading_20_3" text:outline-level="3">2. <text:span text:style-name="Strong_20_Emphasis">Dereferencing and Address Operators</text:span></text:h>
      <text:list text:style-name="L7">
        <text:list-item>
          <text:p text:style-name="P34"><text:span text:style-name="Strong_20_Emphasis">Address Operator (</text:span><text:span text:style-name="Strong_20_Emphasis"><text:span text:style-name="Source_20_Text">&amp;</text:span></text:span><text:span text:style-name="Strong_20_Emphasis">)</text:span>: Used to get the address of a variable.</text:p>
          <text:p text:style-name="P35"><text:span text:style-name="Source_20_Text">int x = 10;</text:span></text:p>
          <text:p text:style-name="P36"><text:span text:style-name="Source_20_Text">int *p = &amp;x; // &amp;x gives the address of x</text:span></text:p>
        </text:list-item>
        <text:list-item>
          <text:p text:style-name="P34"><text:span text:style-name="Strong_20_Emphasis">Dereferencing Operator (</text:span><text:span text:style-name="Strong_20_Emphasis"><text:span text:style-name="Source_20_Text">*</text:span></text:span><text:span text:style-name="Strong_20_Emphasis">)</text:span>: Used to access or modify the value stored at the address a pointer is pointing to.</text:p>
          <text:p text:style-name="P35"><text:span text:style-name="Source_20_Text">int x = 10;</text:span></text:p>
          <text:p text:style-name="P37"><text:span text:style-name="Source_20_Text">int *p = &amp;x;</text:span></text:p>
          <text:p text:style-name="P36"><text:span text:style-name="Source_20_Text">printf("%d", *p); // Output: 10</text:span></text:p>
        </text:list-item>
      </text:list>
      <text:h text:style-name="Heading_20_3" text:outline-level="3"><text:span text:style-name="Strong_20_Emphasis"><text:span text:style-name="T3">Pointer to an Integer</text:span></text:span></text:h>
      <text:p text:style-name="Text_20_body">A pointer to an integer holds the address of an integer variable.</text:p>
      <text:h text:style-name="Heading_20_4" text:outline-level="4">Example: Pointer to an Integer</text:h>
      <text:p text:style-name="P21"><text:span text:style-name="Source_20_Text">#include &lt;stdio.h&gt;</text:span></text:p>
      <text:p text:style-name="P22"/>
      <text:p text:style-name="P22"><text:span text:style-name="Source_20_Text">int main() {</text:span></text:p>
      <text:p text:style-name="P22"><text:span text:style-name="Source_20_Text"><text:s text:c="4"/>int num = 42;</text:span></text:p>
      <text:p text:style-name="P22"><text:span text:style-name="Source_20_Text"><text:s text:c="4"/>int *ptr = &amp;num; // Pointer to the integer variable</text:span></text:p>
      <text:p text:style-name="P22"/>
      <text:p text:style-name="P22"><text:span text:style-name="Source_20_Text"><text:s text:c="4"/>printf("Integer: %d\n", *ptr); // Dereferencing the pointer to get the integer</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Integer: 42</text:span></text:p>
      <text:h text:style-name="Heading_20_3" text:outline-level="3"><text:soft-page-break/><text:span text:style-name="Strong_20_Emphasis"><text:span text:style-name="T3">Pointer to a Float:-</text:span></text:span></text:h>
      <text:p text:style-name="Text_20_body">A pointer to a float holds the address of a float variable.</text:p>
      <text:h text:style-name="Heading_20_4" text:outline-level="4">Example: Pointer to a Float</text:h>
      <text:p text:style-name="P21"><text:span text:style-name="Source_20_Text">#include &lt;stdio.h&gt;</text:span></text:p>
      <text:p text:style-name="P22"/>
      <text:p text:style-name="P22"><text:span text:style-name="Source_20_Text">int main() {</text:span></text:p>
      <text:p text:style-name="P22"><text:span text:style-name="Source_20_Text"><text:s text:c="4"/>float f = 3.14f;</text:span></text:p>
      <text:p text:style-name="P22"><text:span text:style-name="Source_20_Text"><text:s text:c="4"/>float *ptr = &amp;f; // Pointer to the float variable</text:span></text:p>
      <text:p text:style-name="P22"/>
      <text:p text:style-name="P22"><text:span text:style-name="Source_20_Text"><text:s text:c="4"/>printf("Float: %.2f\n", *ptr); // Dereferencing the pointer to get the float</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Float: 3.14</text:span></text:p>
      <text:h text:style-name="Heading_20_3" text:outline-level="3"><text:span text:style-name="Strong_20_Emphasis"><text:span text:style-name="T3">Pointer to a Character:-</text:span></text:span></text:h>
      <text:p text:style-name="Text_20_body">A pointer to a character holds the address of a single character variable.</text:p>
      <text:h text:style-name="Heading_20_4" text:outline-level="4">Example: Pointer to a Character</text:h>
      <text:p text:style-name="P21"><text:span text:style-name="Source_20_Text">#include &lt;stdio.h&gt;</text:span></text:p>
      <text:p text:style-name="P22"/>
      <text:p text:style-name="P22"><text:span text:style-name="Source_20_Text">int main() {</text:span></text:p>
      <text:p text:style-name="P22"><text:span text:style-name="Source_20_Text"><text:s text:c="4"/>char ch = 'A';</text:span></text:p>
      <text:p text:style-name="P22"><text:span text:style-name="Source_20_Text"><text:s text:c="4"/>char *ptr = &amp;ch; // Pointer to the character variable</text:span></text:p>
      <text:p text:style-name="P22"/>
      <text:p text:style-name="P22"><text:span text:style-name="Source_20_Text"><text:s text:c="4"/>printf("Character: %c\n", *ptr); // Dereferencing the pointer to get the character</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Character: A</text:span></text:p>
      <text:h text:style-name="Heading_20_3" text:outline-level="3"><text:span text:style-name="Strong_20_Emphasis">Pointer to a String</text:span></text:h>
      <text:p text:style-name="Text_20_body">In C, a string is represented as an array of characters ending with a null character (<text:span text:style-name="Source_20_Text">'\0'</text:span>). A pointer to a string points to the first character of that character array.</text:p>
      <text:h text:style-name="Heading_20_4" text:outline-level="4">Example: Pointer to a String</text:h>
      <text:p text:style-name="P21"><text:span text:style-name="Source_20_Text">#include &lt;stdio.h&gt;</text:span></text:p>
      <text:p text:style-name="P22"/>
      <text:p text:style-name="P22"><text:span text:style-name="Source_20_Text">int main() {</text:span></text:p>
      <text:p text:style-name="P22"><text:span text:style-name="Source_20_Text"><text:s text:c="4"/>char str[] = "Hello, World!";</text:span></text:p>
      <text:p text:style-name="P22"><text:span text:style-name="Source_20_Text"><text:s text:c="4"/>char *ptr = str; // Pointer to the first character of the string</text:span></text:p>
      <text:p text:style-name="P22"/>
      <text:p text:style-name="P22"><text:span text:style-name="Source_20_Text"><text:s text:c="4"/>// Printing characters using the pointer</text:span></text:p>
      <text:p text:style-name="P22"><text:span text:style-name="Source_20_Text"><text:s text:c="4"/>while (*ptr != '\0') { // Loop until the null character</text:span></text:p>
      <text:p text:style-name="P22"><text:span text:style-name="Source_20_Text"><text:s text:c="8"/>printf("%c ", *ptr);</text:span></text:p>
      <text:p text:style-name="P22"><text:span text:style-name="Source_20_Text"><text:s text:c="8"/>ptr++; // Move to the next character</text:span></text:p>
      <text:p text:style-name="P22"><text:soft-page-break/><text:span text:style-name="Source_20_Text"><text:s text:c="4"/>}</text:span></text:p>
      <text:p text:style-name="P22"><text:span text:style-name="Source_20_Text"><text:s text:c="4"/>printf("\n");</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38"><text:span text:style-name="Source_20_Text">H e l l o , <text:s text:c="2"/>W o r l d ! </text:span></text:p>
      <text:h text:style-name="Heading_20_3" text:outline-level="3"><text:span text:style-name="Strong_20_Emphasis"><text:span text:style-name="T3">Pointer to an Array:-</text:span></text:span></text:h>
      <text:p text:style-name="Text_20_body">A pointer to an array points to the first element of the array. You can use this pointer to access and manipulate the elements of the array.</text:p>
      <text:h text:style-name="Heading_20_4" text:outline-level="4">Example: Pointer to an Array</text:h>
      <text:p text:style-name="P21"><text:span text:style-name="Source_20_Text">#include &lt;stdio.h&gt;</text:span></text:p>
      <text:p text:style-name="P22"/>
      <text:p text:style-name="P22"><text:span text:style-name="Source_20_Text">int main() {</text:span></text:p>
      <text:p text:style-name="P22"><text:span text:style-name="Source_20_Text"><text:s text:c="4"/>int arr[] = {10, 20, 30, 40, 50};</text:span></text:p>
      <text:p text:style-name="P22"><text:span text:style-name="Source_20_Text"><text:s text:c="4"/>int *ptr = arr; // Pointer to the first element of the array</text:span></text:p>
      <text:p text:style-name="P22"/>
      <text:p text:style-name="P22"><text:span text:style-name="Source_20_Text"><text:s text:c="4"/>// Accessing array elements using the pointer</text:span></text:p>
      <text:p text:style-name="P22"><text:span text:style-name="Source_20_Text"><text:s text:c="4"/>for (int i = 0; i &lt; 5; i++) {</text:span></text:p>
      <text:p text:style-name="P22"><text:span text:style-name="Source_20_Text"><text:s text:c="8"/>printf("Element %d: %d\n", i, *(ptr + i)); // Using pointer arithmetic</text:span></text:p>
      <text:p text:style-name="P22"><text:span text:style-name="Source_20_Text"><text:s text:c="4"/>}</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Element 0: 10</text:span></text:p>
      <text:p text:style-name="P22"><text:span text:style-name="Source_20_Text">Element 1: 20</text:span></text:p>
      <text:p text:style-name="P22"><text:span text:style-name="Source_20_Text">Element 2: 30</text:span></text:p>
      <text:p text:style-name="P22"><text:span text:style-name="Source_20_Text">Element 3: 40</text:span></text:p>
      <text:p text:style-name="P23"><text:span text:style-name="Source_20_Text">Element 4: 50</text:span></text:p>
      <text:p text:style-name="P39">Pointer to an Array Pointer:-</text:p>
      <text:p text:style-name="P40">A pointer to an array pointer (often referred to as a double pointer) is a pointer that holds the address of another pointer, which in turn points to an array. This can be particularly useful when dealing with dynamic multi-dimensional arrays or when you want to modify an array of pointers.</text:p>
      <text:h text:style-name="Heading_20_3" text:outline-level="3">1. <text:span text:style-name="Strong_20_Emphasis">Understanding Pointer to an Array Pointer</text:span></text:h>
      <text:p text:style-name="Text_20_body">In C, you can create a pointer to an array pointer by declaring it as <text:span text:style-name="Source_20_Text">type **pointer_name</text:span>. This pointer can point to the first element of an array of pointers.</text:p>
      <text:h text:style-name="Heading_20_3" text:outline-level="3">2. <text:span text:style-name="Strong_20_Emphasis">Example: Pointer to an Array Pointer</text:span></text:h>
      <text:p text:style-name="Text_20_body">Let’s see an example where we create an array of pointers to integers and then use a pointer to access and manipulate this array.</text:p>
      <text:p text:style-name="P21"><text:span text:style-name="Source_20_Text">#include &lt;stdio.h&gt;</text:span></text:p>
      <text:p text:style-name="P22"><text:span text:style-name="Source_20_Text">#include &lt;stdlib.h&gt;</text:span></text:p>
      <text:p text:style-name="P22"/>
      <text:p text:style-name="P22"><text:span text:style-name="Source_20_Text">int main() {</text:span></text:p>
      <text:p text:style-name="P22"><text:soft-page-break/><text:span text:style-name="Source_20_Text"><text:s text:c="4"/>// Number of rows and columns</text:span></text:p>
      <text:p text:style-name="P22"><text:span text:style-name="Source_20_Text"><text:s text:c="4"/>int rows = 3;</text:span></text:p>
      <text:p text:style-name="P22"><text:span text:style-name="Source_20_Text"><text:s text:c="4"/>int cols = 4;</text:span></text:p>
      <text:p text:style-name="P22"/>
      <text:p text:style-name="P22"><text:span text:style-name="Source_20_Text"><text:s text:c="4"/>// Allocate memory for an array of pointers (each pointer will point to an array of integers)</text:span></text:p>
      <text:p text:style-name="P22"><text:span text:style-name="Source_20_Text"><text:s text:c="4"/>int **array = (int **)malloc(rows * sizeof(int *));</text:span></text:p>
      <text:p text:style-name="P22"><text:span text:style-name="Source_20_Text"><text:s text:c="4"/>for (int i = 0; i &lt; rows; i++) {</text:span></text:p>
      <text:p text:style-name="P22"><text:span text:style-name="Source_20_Text"><text:s text:c="8"/>array[i] = (int *)malloc(cols * sizeof(int));</text:span></text:p>
      <text:p text:style-name="P22"><text:span text:style-name="Source_20_Text"><text:s text:c="4"/>}</text:span></text:p>
      <text:p text:style-name="P22"/>
      <text:p text:style-name="P22"><text:span text:style-name="Source_20_Text"><text:s text:c="4"/>// Populate the array with values</text:span></text:p>
      <text:p text:style-name="P22"><text:span text:style-name="Source_20_Text"><text:s text:c="4"/>for (int i = 0; i &lt; rows; i++) {</text:span></text:p>
      <text:p text:style-name="P22"><text:span text:style-name="Source_20_Text"><text:s text:c="8"/>for (int j = 0; j &lt; cols; j++) {</text:span></text:p>
      <text:p text:style-name="P22"><text:span text:style-name="Source_20_Text"><text:s text:c="12"/>array[i][j] = (i + 1) * (j + 1); // Example assignment</text:span></text:p>
      <text:p text:style-name="P22"><text:span text:style-name="Source_20_Text"><text:s text:c="8"/>}</text:span></text:p>
      <text:p text:style-name="P22"><text:span text:style-name="Source_20_Text"><text:s text:c="4"/>}</text:span></text:p>
      <text:p text:style-name="P22"/>
      <text:p text:style-name="P22"><text:span text:style-name="Source_20_Text"><text:s text:c="4"/>// Pointer to the array of pointers</text:span></text:p>
      <text:p text:style-name="P22"><text:span text:style-name="Source_20_Text"><text:s text:c="4"/>int **ptr = array; // ptr points to the first element of the array of pointers</text:span></text:p>
      <text:p text:style-name="P22"/>
      <text:p text:style-name="P22"><text:span text:style-name="Source_20_Text"><text:s text:c="4"/>// Access and print the elements using the pointer</text:span></text:p>
      <text:p text:style-name="P22"><text:span text:style-name="Source_20_Text"><text:s text:c="4"/>printf("Array elements:\n");</text:span></text:p>
      <text:p text:style-name="P22"><text:span text:style-name="Source_20_Text"><text:s text:c="4"/>for (int i = 0; i &lt; rows; i++) {</text:span></text:p>
      <text:p text:style-name="P22"><text:span text:style-name="Source_20_Text"><text:s text:c="8"/>for (int j = 0; j &lt; cols; j++) {</text:span></text:p>
      <text:p text:style-name="P22"><text:span text:style-name="Source_20_Text"><text:s text:c="12"/>printf("%d ", *(ptr[i] + j)); // Accessing elements using pointer arithmetic</text:span></text:p>
      <text:p text:style-name="P22"><text:span text:style-name="Source_20_Text"><text:s text:c="8"/>}</text:span></text:p>
      <text:p text:style-name="P22"><text:span text:style-name="Source_20_Text"><text:s text:c="8"/>printf("\n");</text:span></text:p>
      <text:p text:style-name="P22"><text:span text:style-name="Source_20_Text"><text:s text:c="4"/>}</text:span></text:p>
      <text:p text:style-name="P22"/>
      <text:p text:style-name="P22"><text:span text:style-name="Source_20_Text"><text:s text:c="4"/>// Free the allocated memory</text:span></text:p>
      <text:p text:style-name="P22"><text:span text:style-name="Source_20_Text"><text:s text:c="4"/>for (int i = 0; i &lt; rows; i++) {</text:span></text:p>
      <text:p text:style-name="P22"><text:span text:style-name="Source_20_Text"><text:s text:c="8"/>free(array[i]); // Free each row</text:span></text:p>
      <text:p text:style-name="P22"><text:span text:style-name="Source_20_Text"><text:s text:c="4"/>}</text:span></text:p>
      <text:p text:style-name="P22"><text:span text:style-name="Source_20_Text"><text:s text:c="4"/>free(array); // Free the array of pointers</text:span></text:p>
      <text:p text:style-name="P22"/>
      <text:p text:style-name="P22"><text:span text:style-name="Source_20_Text"><text:s text:c="4"/>return 0;</text:span></text:p>
      <text:p text:style-name="P23"><text:span text:style-name="Source_20_Text">}</text:span></text:p>
      <text:h text:style-name="Heading_20_3" text:outline-level="3">3. <text:span text:style-name="Strong_20_Emphasis">Explanation of the Example</text:span></text:h>
      <text:list text:style-name="L8">
        <text:list-item>
          <text:p text:style-name="P41"><text:span text:style-name="Strong_20_Emphasis">Dynamic Memory Allocation</text:span>:</text:p>
          <text:list>
            <text:list-item>
              <text:p text:style-name="P41">We first allocate memory for an array of pointers, where each pointer will point to a row of integers.</text:p>
            </text:list-item>
            <text:list-item>
              <text:p text:style-name="P41">We then allocate memory for each row to hold the actual integer values.</text:p>
            </text:list-item>
          </text:list>
        </text:list-item>
        <text:list-item>
          <text:p text:style-name="P41"><text:span text:style-name="Strong_20_Emphasis">Pointer to Array Pointer</text:span>:</text:p>
          <text:list>
            <text:list-item>
              <text:p text:style-name="P41"><text:span text:style-name="Source_20_Text">int **ptr = array;</text:span> sets <text:span text:style-name="Source_20_Text">ptr</text:span> to point to the first element of the <text:span text:style-name="Source_20_Text">array</text:span>, which is the first pointer in the array of pointers.</text:p>
            </text:list-item>
          </text:list>
        </text:list-item>
        <text:list-item>
          <text:p text:style-name="P41"><text:span text:style-name="Strong_20_Emphasis">Accessing Elements</text:span>:</text:p>
          <text:list>
            <text:list-item>
              <text:p text:style-name="P41">We use pointer arithmetic to access the elements of the 2D array through the pointer to the array pointer. The expression <text:span text:style-name="Source_20_Text">*(ptr[i] + j)</text:span> accesses the element at row <text:span text:style-name="Source_20_Text">i</text:span> and column <text:span text:style-name="Source_20_Text">j</text:span>.</text:p>
            </text:list-item>
          </text:list>
        </text:list-item>
        <text:list-item>
          <text:p text:style-name="P41"><text:span text:style-name="Strong_20_Emphasis">Memory Cleanup</text:span>:</text:p>
          <text:list>
            <text:list-item>
              <text:p text:style-name="P42">It's essential to free the memory allocated for each row and then for the array of pointers to avoid memory leaks.</text:p>
            </text:list-item>
          </text:list>
        </text:list-item>
      </text:list>
      <text:h text:style-name="Heading_20_3" text:outline-level="3"><text:soft-page-break/>4. <text:span text:style-name="Strong_20_Emphasis">Key Points</text:span></text:h>
      <text:list text:style-name="L9">
        <text:list-item>
          <text:p text:style-name="P43"><text:span text:style-name="Strong_20_Emphasis">Double Pointer Syntax</text:span>: Use <text:span text:style-name="Source_20_Text">type **pointer</text:span> to declare a pointer to an array pointer.</text:p>
        </text:list-item>
        <text:list-item>
          <text:p text:style-name="P43"><text:span text:style-name="Strong_20_Emphasis">Dynamic Multi-Dimensional Arrays</text:span>: Double pointers are commonly used for creating dynamic multi-dimensional arrays in C.</text:p>
        </text:list-item>
        <text:list-item>
          <text:p text:style-name="P44"><text:span text:style-name="Strong_20_Emphasis">Pointer Arithmetic</text:span>: You can use pointer arithmetic to access elements in the multi-dimensional array through the pointer to the array pointer.</text:p>
        </text:list-item>
      </text:list>
      <text:p text:style-name="P39"/>
      <text:h text:style-name="Heading_20_3" text:outline-level="3">3. <text:span text:style-name="Strong_20_Emphasis">Pointer and Address Arithmetic</text:span></text:h>
      <text:p text:style-name="Text_20_body">Pointers support arithmetic operations to navigate through memory locations. Pointer arithmetic considers the data type it points to, meaning <text:span text:style-name="Source_20_Text">p++</text:span> for an integer pointer moves the pointer by <text:span text:style-name="Source_20_Text">sizeof(int)</text:span> bytes.</text:p>
      <text:h text:style-name="Heading_20_4" text:outline-level="4">Examples:</text:h>
      <text:p text:style-name="P21"><text:span text:style-name="Source_20_Text">int arr[3] = {1, 2, 3};</text:span></text:p>
      <text:p text:style-name="P22"><text:span text:style-name="Source_20_Text">int *p = arr;</text:span></text:p>
      <text:p text:style-name="P22"/>
      <text:p text:style-name="P22"><text:span text:style-name="Source_20_Text">printf("%d\n", *p); <text:s text:c="2"/>// Outputs: 1</text:span></text:p>
      <text:p text:style-name="P22"><text:span text:style-name="Source_20_Text">p++; <text:s text:c="18"/>// Moves to the next element</text:span></text:p>
      <text:p text:style-name="P23"><text:span text:style-name="Source_20_Text">printf("%d\n", *p); <text:s text:c="2"/>// Outputs: 2</text:span></text:p>
      <text:h text:style-name="Heading_20_4" text:outline-level="4">Valid Pointer Arithmetic Operations:</text:h>
      <text:list text:style-name="L10">
        <text:list-item>
          <text:p text:style-name="P45"><text:span text:style-name="Source_20_Text">p++</text:span> or <text:span text:style-name="Source_20_Text">p--</text:span>: Move to the next or previous memory location.</text:p>
        </text:list-item>
        <text:list-item>
          <text:p text:style-name="P46"><text:span text:style-name="Source_20_Text">p + n</text:span> or <text:span text:style-name="Source_20_Text">p - n</text:span>: Move <text:span text:style-name="Source_20_Text">n</text:span> positions forward or backward.</text:p>
        </text:list-item>
      </text:list>
      <text:h text:style-name="Heading_20_3" text:outline-level="3">4. <text:span text:style-name="Strong_20_Emphasis">Array Manipulation Using Pointers</text:span></text:h>
      <text:p text:style-name="Text_20_body">Arrays and pointers are closely related. In fact, the name of an array represents a pointer to its first element.</text:p>
      <text:h text:style-name="Heading_20_4" text:outline-level="4">Accessing Array Elements with Pointers:</text:h>
      <text:p text:style-name="P21"><text:span text:style-name="Source_20_Text">int arr[5] = {10, 20, 30, 40, 50};</text:span></text:p>
      <text:p text:style-name="P22"><text:span text:style-name="Source_20_Text">int *p = arr;</text:span></text:p>
      <text:p text:style-name="P22"/>
      <text:p text:style-name="P22"><text:span text:style-name="Source_20_Text">for (int i = 0; i &lt; 5; i++) {</text:span></text:p>
      <text:p text:style-name="P22"><text:span text:style-name="Source_20_Text"><text:s text:c="4"/>printf("%d ", *(p + i)); // Access elements using pointer arithmetic</text:span></text:p>
      <text:p text:style-name="P23"><text:span text:style-name="Source_20_Text">}</text:span></text:p>
      <text:h text:style-name="Heading_20_4" text:outline-level="4">Using Pointers to Modify Array Elements:</text:h>
      <text:p text:style-name="Preformatted_20_Text"/>
      <text:p text:style-name="P21"><text:span text:style-name="Source_20_Text">int arr[3] = {10, 20, 30};</text:span></text:p>
      <text:p text:style-name="P22"><text:span text:style-name="Source_20_Text">int *p = arr;</text:span></text:p>
      <text:p text:style-name="P22"><text:span text:style-name="Source_20_Text">*p = 100; // Modifies arr[0]</text:span></text:p>
      <text:p text:style-name="P23"><text:span text:style-name="Source_20_Text">*(p + 1) = 200; // Modifies arr[1]</text:span></text:p>
      <text:p text:style-name="P47"><text:span text:style-name="Strong_20_Emphasis"><text:span text:style-name="T4">P</text:span></text:span><text:span text:style-name="Strong_20_Emphasis"><text:span text:style-name="T5">ointer to a </text:span></text:span><text:span text:style-name="Strong_20_Emphasis"><text:span text:style-name="T4">P</text:span></text:span><text:span text:style-name="Strong_20_Emphasis"><text:span text:style-name="T5">ointer:-</text:span></text:span></text:p>
      <text:p text:style-name="Text_20_body">A <text:span text:style-name="Strong_20_Emphasis">pointer to a pointer</text:span> (also known as a double pointer) is a type of pointer that stores the address of another pointer. This allows for multiple levels of indirection and can be particularly useful in <text:soft-page-break/>dynamic memory allocation, multi-dimensional arrays, and certain data structures like linked lists and trees.</text:p>
      <text:h text:style-name="Heading_20_3" text:outline-level="3">1. <text:span text:style-name="Strong_20_Emphasis">Declaration of Pointer to Pointer</text:span></text:h>
      <text:p text:style-name="Text_20_body">A pointer to a pointer is declared using two asterisks (<text:span text:style-name="Source_20_Text">**</text:span>). For example:</text:p>
      <text:p text:style-name="P38"><text:span text:style-name="Source_20_Text">int **ptr; // ptr is a pointer to a pointer to an integer</text:span></text:p>
      <text:h text:style-name="Heading_20_3" text:outline-level="3">2. <text:span text:style-name="Strong_20_Emphasis">Example: Pointer to Pointer</text:span></text:h>
      <text:p text:style-name="Text_20_body">Here’s an example to demonstrate how pointers to pointers work.</text:p>
      <text:p text:style-name="P21"><text:span text:style-name="Source_20_Text">#include &lt;stdio.h&gt;</text:span></text:p>
      <text:p text:style-name="P22"/>
      <text:p text:style-name="P22"><text:span text:style-name="Source_20_Text">int main() {</text:span></text:p>
      <text:p text:style-name="P22"><text:span text:style-name="Source_20_Text"><text:s text:c="4"/>int value = 42; <text:s text:c="12"/>// A normal integer variable</text:span></text:p>
      <text:p text:style-name="P22"><text:span text:style-name="Source_20_Text"><text:s text:c="4"/>int *ptr1 = &amp;value; <text:s text:c="7"/>// ptr1 is a pointer to value</text:span></text:p>
      <text:p text:style-name="P22"><text:span text:style-name="Source_20_Text"><text:s text:c="4"/>int **ptr2 = &amp;ptr1; <text:s text:c="7"/>// ptr2 is a pointer to ptr1</text:span></text:p>
      <text:p text:style-name="P22"/>
      <text:p text:style-name="P22"><text:span text:style-name="Source_20_Text"><text:s text:c="4"/>printf("Value: %d\n", value); <text:s text:c="11"/>// Outputs: 42</text:span></text:p>
      <text:p text:style-name="P22"><text:span text:style-name="Source_20_Text"><text:s text:c="4"/>printf("Value via ptr1: %d\n", *ptr1); <text:s text:c="2"/>// Outputs: 42</text:span></text:p>
      <text:p text:style-name="P22"><text:span text:style-name="Source_20_Text"><text:s text:c="4"/>printf("Value via ptr2: %d\n", **ptr2); <text:s/>// Outputs: 42</text:span></text:p>
      <text:p text:style-name="P22"/>
      <text:p text:style-name="P22"><text:span text:style-name="Source_20_Text"><text:s text:c="4"/>// Modifying the value using pointer to pointer</text:span></text:p>
      <text:p text:style-name="P22"><text:span text:style-name="Source_20_Text"><text:s text:c="4"/>**ptr2 = 100; // Changes the value of 'value' to 100</text:span></text:p>
      <text:p text:style-name="P22"/>
      <text:p text:style-name="P22"><text:span text:style-name="Source_20_Text"><text:s text:c="4"/>printf("Modified Value: %d\n", value); // Outputs: 100</text:span></text:p>
      <text:p text:style-name="P22"/>
      <text:p text:style-name="P22"><text:span text:style-name="Source_20_Text"><text:s text:c="4"/>return 0;</text:span></text:p>
      <text:p text:style-name="P23"><text:span text:style-name="Source_20_Text">}</text:span></text:p>
      <text:h text:style-name="Heading_20_3" text:outline-level="3">3. <text:span text:style-name="Strong_20_Emphasis">Explanation of the Example</text:span></text:h>
      <text:list text:style-name="L11">
        <text:list-item>
          <text:p text:style-name="P48"><text:span text:style-name="Source_20_Text">value</text:span> is an integer variable initialized to <text:span text:style-name="Source_20_Text">42</text:span>.</text:p>
        </text:list-item>
        <text:list-item>
          <text:p text:style-name="P48"><text:span text:style-name="Source_20_Text">ptr1</text:span> is a pointer to <text:span text:style-name="Source_20_Text">value</text:span>, holding its address.</text:p>
        </text:list-item>
        <text:list-item>
          <text:p text:style-name="P48"><text:span text:style-name="Source_20_Text">ptr2</text:span> is a pointer to <text:span text:style-name="Source_20_Text">ptr1</text:span>, holding the address of <text:span text:style-name="Source_20_Text">ptr1</text:span>.</text:p>
        </text:list-item>
        <text:list-item>
          <text:p text:style-name="P48">By dereferencing <text:span text:style-name="Source_20_Text">ptr2</text:span> twice (<text:span text:style-name="Source_20_Text">**ptr2</text:span>), we access the value of <text:span text:style-name="Source_20_Text">value</text:span>.</text:p>
        </text:list-item>
        <text:list-item>
          <text:p text:style-name="P49">When we modify the value using <text:span text:style-name="Source_20_Text">**ptr2</text:span>, it directly changes the original variable <text:span text:style-name="Source_20_Text">value</text:span>.</text:p>
        </text:list-item>
      </text:list>
      <text:h text:style-name="Heading_20_3" text:outline-level="3">4. <text:span text:style-name="Strong_20_Emphasis">Use Cases for Pointer to Pointer</text:span></text:h>
      <text:list text:style-name="L12">
        <text:list-item>
          <text:p text:style-name="P50"><text:span text:style-name="Strong_20_Emphasis">Dynamic Memory Allocation for Multi-Dimensional Arrays</text:span>: When you want to create a dynamic two-dimensional array.</text:p>
          <text:p text:style-name="P51"><text:span text:style-name="Source_20_Text">#include &lt;stdio.h&gt;</text:span></text:p>
          <text:p text:style-name="P52"><text:span text:style-name="Source_20_Text">#include &lt;stdlib.h&gt;</text:span></text:p>
          <text:p text:style-name="P52"/>
          <text:p text:style-name="P52"><text:span text:style-name="Source_20_Text">int main() {</text:span></text:p>
          <text:p text:style-name="P52"><text:span text:style-name="Source_20_Text"><text:s text:c="4"/>int rows = 3, cols = 4;</text:span></text:p>
          <text:p text:style-name="P52"><text:span text:style-name="Source_20_Text"><text:s text:c="4"/>int **arr = (int **)malloc(rows * sizeof(int *)); // Allocate memory for rows</text:span></text:p>
          <text:p text:style-name="P52"/>
          <text:p text:style-name="P52"><text:span text:style-name="Source_20_Text"><text:s text:c="4"/>for (int i = 0; i &lt; rows; i++) {</text:span></text:p>
          <text:p text:style-name="P52"><text:span text:style-name="Source_20_Text"><text:s text:c="8"/>arr[i] = (int *)malloc(cols * sizeof(int)); // Allocate memory for each column</text:span></text:p>
          <text:p text:style-name="P52"><text:span text:style-name="Source_20_Text"><text:s text:c="4"/>}</text:span></text:p>
          <text:p text:style-name="P52"/>
          <text:p text:style-name="P52"><text:soft-page-break/><text:span text:style-name="Source_20_Text"><text:s text:c="4"/>// Assign values</text:span></text:p>
          <text:p text:style-name="P52"><text:span text:style-name="Source_20_Text"><text:s text:c="4"/>for (int i = 0; i &lt; rows; i++) {</text:span></text:p>
          <text:p text:style-name="P52"><text:span text:style-name="Source_20_Text"><text:s text:c="8"/>for (int j = 0; j &lt; cols; j++) {</text:span></text:p>
          <text:p text:style-name="P52"><text:span text:style-name="Source_20_Text"><text:s text:c="12"/>arr[i][j] = i + j; // Example assignment</text:span></text:p>
          <text:p text:style-name="P52"><text:span text:style-name="Source_20_Text"><text:s text:c="8"/>}</text:span></text:p>
          <text:p text:style-name="P52"><text:span text:style-name="Source_20_Text"><text:s text:c="4"/>}</text:span></text:p>
          <text:p text:style-name="P52"/>
          <text:p text:style-name="P52"><text:span text:style-name="Source_20_Text"><text:s text:c="4"/>// Print values</text:span></text:p>
          <text:p text:style-name="P52"><text:span text:style-name="Source_20_Text"><text:s text:c="4"/>for (int i = 0; i &lt; rows; i++) {</text:span></text:p>
          <text:p text:style-name="P52"><text:span text:style-name="Source_20_Text"><text:s text:c="8"/>for (int j = 0; j &lt; cols; j++) {</text:span></text:p>
          <text:p text:style-name="P52"><text:span text:style-name="Source_20_Text"><text:s text:c="12"/>printf("%d ", arr[i][j]);</text:span></text:p>
          <text:p text:style-name="P52"><text:span text:style-name="Source_20_Text"><text:s text:c="8"/>}</text:span></text:p>
          <text:p text:style-name="P52"><text:span text:style-name="Source_20_Text"><text:s text:c="8"/>printf("\n");</text:span></text:p>
          <text:p text:style-name="P52"><text:span text:style-name="Source_20_Text"><text:s text:c="4"/>}</text:span></text:p>
          <text:p text:style-name="P52"/>
          <text:p text:style-name="P52"><text:span text:style-name="Source_20_Text"><text:s text:c="4"/>// Free allocated memory</text:span></text:p>
          <text:p text:style-name="P52"><text:span text:style-name="Source_20_Text"><text:s text:c="4"/>for (int i = 0; i &lt; rows; i++) {</text:span></text:p>
          <text:p text:style-name="P52"><text:span text:style-name="Source_20_Text"><text:s text:c="8"/>free(arr[i]); // Free each row</text:span></text:p>
          <text:p text:style-name="P52"><text:span text:style-name="Source_20_Text"><text:s text:c="4"/>}</text:span></text:p>
          <text:p text:style-name="P52"><text:span text:style-name="Source_20_Text"><text:s text:c="4"/>free(arr); // Free the row pointers</text:span></text:p>
          <text:p text:style-name="P52"/>
          <text:p text:style-name="P52"><text:span text:style-name="Source_20_Text"><text:s text:c="4"/>return 0;</text:span></text:p>
          <text:p text:style-name="P53"><text:span text:style-name="Source_20_Text">}</text:span></text:p>
          <text:p text:style-name="P50"><text:span text:style-name="Strong_20_Emphasis">Output</text:span>:</text:p>
          <text:p text:style-name="P51"><text:span text:style-name="Source_20_Text">0 1 2 3 </text:span></text:p>
          <text:p text:style-name="P52"><text:span text:style-name="Source_20_Text">1 2 3 4 </text:span></text:p>
          <text:p text:style-name="P53"><text:span text:style-name="Source_20_Text">2 3 4 5 </text:span></text:p>
          <text:p text:style-name="P50">In this example:</text:p>
          <text:list>
            <text:list-item>
              <text:p text:style-name="P54">We allocate a 2D array using pointers to pointers.</text:p>
            </text:list-item>
            <text:list-item>
              <text:p text:style-name="P54">Each row of the array is dynamically allocated.</text:p>
            </text:list-item>
          </text:list>
        </text:list-item>
        <text:list-item>
          <text:p text:style-name="P50"><text:span text:style-name="Strong_20_Emphasis">Managing Complex Data Structures</text:span>: Pointers to pointers can be useful in implementing complex data structures like linked lists, trees, or graphs where nodes may need to change their connections dynamically.</text:p>
        </text:list-item>
      </text:list>
      <text:h text:style-name="Heading_20_3" text:outline-level="3">5. <text:span text:style-name="Strong_20_Emphasis">Key Points</text:span></text:h>
      <text:list text:style-name="L13">
        <text:list-item>
          <text:p text:style-name="P55">A pointer to a pointer allows multiple levels of indirection, which is useful in specific contexts.</text:p>
        </text:list-item>
        <text:list-item>
          <text:p text:style-name="P55">When using pointers to pointers, it’s essential to ensure that the memory they point to is allocated correctly to avoid dereferencing uninitialized pointers.</text:p>
        </text:list-item>
        <text:list-item>
          <text:p text:style-name="P56">It can simplify memory management for complex data structures and multi-dimensional arrays.</text:p>
        </text:list-item>
      </text:list>
      <text:p text:style-name="Text_20_body"/>
      <text:h text:style-name="Heading_20_3" text:outline-level="3">5. <text:span text:style-name="Strong_20_Emphasis">User-Defined Data Types: Structures and Unions</text:span></text:h>
      <text:p text:style-name="Text_20_body"><text:span text:style-name="Strong_20_Emphasis">Structures</text:span> and <text:span text:style-name="Strong_20_Emphasis">unions</text:span> are user-defined data types that group different data types into a single unit. They are especially useful when working with records or objects with multiple properties.</text:p>
      <text:h text:style-name="Heading_20_4" text:outline-level="4"><text:soft-page-break/>Structures</text:h>
      <text:p text:style-name="Text_20_body">A <text:span text:style-name="Strong_20_Emphasis">structure</text:span> is a collection of variables (fields) of different data types grouped together under a single name. Structures are useful for modeling real-world entities.</text:p>
      <text:h text:style-name="Heading_20_4" text:outline-level="4">Declaring and Using Structures:</text:h>
      <text:p text:style-name="P21"><text:span text:style-name="Source_20_Text">#include &lt;stdio.h&gt;</text:span></text:p>
      <text:p text:style-name="P22"/>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 text:c="4"/>float salary;</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1 = {"John Doe", 30, 50000.50};</text:span></text:p>
      <text:p text:style-name="P22"/>
      <text:p text:style-name="P22"><text:span text:style-name="Source_20_Text"><text:s text:c="4"/>printf("Name: %s\n", person1.name);</text:span></text:p>
      <text:p text:style-name="P22"><text:span text:style-name="Source_20_Text"><text:s text:c="4"/>printf("Age: %d\n", person1.age);</text:span></text:p>
      <text:p text:style-name="P22"><text:span text:style-name="Source_20_Text"><text:s text:c="4"/>printf("Salary: %.2f\n", person1.salary);</text:span></text:p>
      <text:p text:style-name="P22"><text:span text:style-name="Source_20_Text"><text:s text:c="4"/>return 0;</text:span></text:p>
      <text:p text:style-name="P23"><text:span text:style-name="Source_20_Text">}</text:span></text:p>
      <text:h text:style-name="Heading_20_4" text:outline-level="4">Accessing Structure Members with Pointers:</text:h>
      <text:p text:style-name="Preformatted_20_Text"/>
      <text:p text:style-name="P21"><text:span text:style-name="Source_20_Text">struct Person person2 = {"Jane Doe", 25, 60000.75};</text:span></text:p>
      <text:p text:style-name="P22"><text:span text:style-name="Source_20_Text">struct Person *p = &amp;person2;</text:span></text:p>
      <text:p text:style-name="P22"/>
      <text:p text:style-name="P22"><text:span text:style-name="Source_20_Text">printf("Name: %s\n", p-&gt;name); // Access using pointer</text:span></text:p>
      <text:p text:style-name="P22"><text:span text:style-name="Source_20_Text">printf("Age: %d\n", p-&gt;age);</text:span></text:p>
      <text:p text:style-name="P23"><text:span text:style-name="Source_20_Text">printf("Salary: %.2f\n", p-&gt;salary);</text:span></text:p>
      <text:p text:style-name="P57">Structure Members with Array:</text:p>
      <text:p text:style-name="P58">To access structure members using an array of structures in C, you can define an array of structs and then access each structure's members by indexing into the array.</text:p>
      <text:p text:style-name="P59">Here’s an example demonstrating this with an array of <text:span text:style-name="Source_20_Text">Person</text:span> structs:</text:p>
      <text:h text:style-name="P60" text:outline-level="3">Example Code</text:h>
      <text:p text:style-name="P61"><text:span text:style-name="Source_20_Text">#include &lt;stdio.h&gt;</text:span></text:p>
      <text:p text:style-name="P62"><text:span text:style-name="Source_20_Text">#include &lt;stdlib.h&gt;</text:span></text:p>
      <text:p text:style-name="P62"><text:span text:style-name="Source_20_Text">#include &lt;string.h&gt;</text:span></text:p>
      <text:p text:style-name="P62"/>
      <text:p text:style-name="P62"><text:span text:style-name="Source_20_Text">struct Person {</text:span></text:p>
      <text:p text:style-name="P62"><text:span text:style-name="Source_20_Text"><text:s text:c="4"/>char name[50];</text:span></text:p>
      <text:p text:style-name="P62"><text:span text:style-name="Source_20_Text"><text:s text:c="4"/>int age;</text:span></text:p>
      <text:p text:style-name="P62"><text:span text:style-name="Source_20_Text"><text:s text:c="4"/>float salary;</text:span></text:p>
      <text:p text:style-name="P62"><text:span text:style-name="Source_20_Text">};</text:span></text:p>
      <text:p text:style-name="P62"/>
      <text:p text:style-name="P62"><text:span text:style-name="Source_20_Text">int main() {</text:span></text:p>
      <text:p text:style-name="P62"><text:span text:style-name="Source_20_Text"><text:s text:c="4"/>// Declare an array of Person structs</text:span></text:p>
      <text:p text:style-name="P62"><text:span text:style-name="Source_20_Text"><text:s text:c="4"/>struct Person people[3];</text:span></text:p>
      <text:p text:style-name="P62"/>
      <text:p text:style-name="P62"><text:span text:style-name="Source_20_Text"><text:s text:c="4"/>// Assign values to each member of the array</text:span></text:p>
      <text:p text:style-name="P62"><text:span text:style-name="Source_20_Text"><text:s text:c="4"/>strcpy(people[0].name, "Alice");</text:span></text:p>
      <text:p text:style-name="P62"><text:span text:style-name="Source_20_Text"><text:s text:c="4"/>people[0].age = 25;</text:span></text:p>
      <text:p text:style-name="P62"><text:span text:style-name="Source_20_Text"><text:s text:c="4"/>people[0].salary = 45000.0;</text:span></text:p>
      <text:p text:style-name="P62"><text:soft-page-break/></text:p>
      <text:p text:style-name="P62"><text:span text:style-name="Source_20_Text"><text:s text:c="4"/>strcpy(people[1].name, "Bob");</text:span></text:p>
      <text:p text:style-name="P62"><text:span text:style-name="Source_20_Text"><text:s text:c="4"/>people[1].age = 30;</text:span></text:p>
      <text:p text:style-name="P62"><text:span text:style-name="Source_20_Text"><text:s text:c="4"/>people[1].salary = 55000.0;</text:span></text:p>
      <text:p text:style-name="P62"/>
      <text:p text:style-name="P62"><text:span text:style-name="Source_20_Text"><text:s text:c="4"/>strcpy(people[2].name, "Charlie");</text:span></text:p>
      <text:p text:style-name="P62"><text:span text:style-name="Source_20_Text"><text:s text:c="4"/>people[2].age = 35;</text:span></text:p>
      <text:p text:style-name="P62"><text:span text:style-name="Source_20_Text"><text:s text:c="4"/>people[2].salary = 65000.0;</text:span></text:p>
      <text:p text:style-name="P62"/>
      <text:p text:style-name="P62"><text:span text:style-name="Source_20_Text"><text:s text:c="4"/>// Print each person's details using array indexing</text:span></text:p>
      <text:p text:style-name="P62"><text:span text:style-name="Source_20_Text"><text:s text:c="4"/>for (int i = 0; i &lt; 3; i++) {</text:span></text:p>
      <text:p text:style-name="P62"><text:span text:style-name="Source_20_Text"><text:s text:c="8"/>printf("Person %d:\n", i + 1);</text:span></text:p>
      <text:p text:style-name="P62"><text:span text:style-name="Source_20_Text"><text:s text:c="8"/>printf(" <text:s/>Name: %s\n", people[i].name);</text:span></text:p>
      <text:p text:style-name="P62"><text:span text:style-name="Source_20_Text"><text:s text:c="8"/>printf(" <text:s/>Age: %d\n", people[i].age);</text:span></text:p>
      <text:p text:style-name="P62"><text:span text:style-name="Source_20_Text"><text:s text:c="8"/>printf(" <text:s/>Salary: %.2f\n", people[i].salary);</text:span></text:p>
      <text:p text:style-name="P62"><text:span text:style-name="Source_20_Text"><text:s text:c="4"/>}</text:span></text:p>
      <text:p text:style-name="P62"/>
      <text:p text:style-name="P62"><text:span text:style-name="Source_20_Text"><text:s text:c="4"/>return 0;</text:span></text:p>
      <text:p text:style-name="P63"><text:span text:style-name="Source_20_Text">}</text:span></text:p>
      <text:h text:style-name="P60" text:outline-level="3">Explanation</text:h>
      <text:list text:style-name="L14">
        <text:list-item>
          <text:p text:style-name="P64"><text:span text:style-name="Strong_20_Emphasis">Array Declaration</text:span>: <text:span text:style-name="Source_20_Text">struct Person people[3];</text:span> declares an array of 3 <text:span text:style-name="Source_20_Text">Person</text:span> structs.</text:p>
        </text:list-item>
        <text:list-item>
          <text:p text:style-name="P64"><text:span text:style-name="Strong_20_Emphasis">Assigning Values</text:span>: The <text:span text:style-name="Source_20_Text">strcpy</text:span> function assigns names to the <text:span text:style-name="Source_20_Text">name</text:span> fields of each element in the array, and the <text:span text:style-name="Source_20_Text">age</text:span> and <text:span text:style-name="Source_20_Text">salary</text:span> fields are directly assigned.</text:p>
        </text:list-item>
        <text:list-item>
          <text:p text:style-name="P64"><text:span text:style-name="Strong_20_Emphasis">Accessing Members</text:span>: <text:span text:style-name="Source_20_Text">people[i].name</text:span>, <text:span text:style-name="Source_20_Text">people[i].age</text:span>, and <text:span text:style-name="Source_20_Text">people[i].salary</text:span> access the members of each <text:span text:style-name="Source_20_Text">Person</text:span> struct in the array.</text:p>
        </text:list-item>
        <text:list-item>
          <text:p text:style-name="P65"><text:span text:style-name="Strong_20_Emphasis">Printing Values</text:span>: A <text:span text:style-name="Source_20_Text">for</text:span> loop iterates over the array, printing each <text:span text:style-name="Source_20_Text">Person</text:span>'s details.</text:p>
        </text:list-item>
      </text:list>
      <text:h text:style-name="P60" text:outline-level="3">Output</text:h>
      <text:p text:style-name="P66"/>
      <text:p text:style-name="P61"><text:span text:style-name="Source_20_Text">Person 1:</text:span></text:p>
      <text:p text:style-name="P62"><text:span text:style-name="Source_20_Text"><text:s text:c="2"/>Name: Alice</text:span></text:p>
      <text:p text:style-name="P62"><text:span text:style-name="Source_20_Text"><text:s text:c="2"/>Age: 25</text:span></text:p>
      <text:p text:style-name="P62"><text:span text:style-name="Source_20_Text"><text:s text:c="2"/>Salary: 45000.00</text:span></text:p>
      <text:p text:style-name="P62"><text:span text:style-name="Source_20_Text">Person 2:</text:span></text:p>
      <text:p text:style-name="P62"><text:span text:style-name="Source_20_Text"><text:s text:c="2"/>Name: Bob</text:span></text:p>
      <text:p text:style-name="P62"><text:span text:style-name="Source_20_Text"><text:s text:c="2"/>Age: 30</text:span></text:p>
      <text:p text:style-name="P62"><text:span text:style-name="Source_20_Text"><text:s text:c="2"/>Salary: 55000.00</text:span></text:p>
      <text:p text:style-name="P62"><text:span text:style-name="Source_20_Text">Person 3:</text:span></text:p>
      <text:p text:style-name="P62"><text:span text:style-name="Source_20_Text"><text:s text:c="2"/>Name: Charlie</text:span></text:p>
      <text:p text:style-name="P62"><text:span text:style-name="Source_20_Text"><text:s text:c="2"/>Age: 35</text:span></text:p>
      <text:p text:style-name="P63"><text:span text:style-name="Source_20_Text"><text:s text:c="2"/>Salary: 65000.00</text:span></text:p>
      <text:p text:style-name="P59">This approach is useful when working with a list of people or objects with similar attributes, allowing easy access and management of multiple records.</text:p>
      <text:p text:style-name="P67">Structure with pointer variable:-</text:p>
      <text:p text:style-name="P68">#include &lt;stdio.h&gt;</text:p>
      <text:p text:style-name="P68">#include &lt;stdlib.h&gt;</text:p>
      <text:p text:style-name="P68">#include &lt;string.h&gt;</text:p>
      <text:p text:style-name="P68"/>
      <text:p text:style-name="P68"><text:soft-page-break/>struct Person {</text:p>
      <text:p text:style-name="P68"><text:s text:c="4"/>char name[50];</text:p>
      <text:p text:style-name="P68"><text:s text:c="4"/>int age;</text:p>
      <text:p text:style-name="P68"><text:s text:c="4"/>float salary;</text:p>
      <text:p text:style-name="P68">};</text:p>
      <text:p text:style-name="P68"/>
      <text:p text:style-name="P68">int main() {</text:p>
      <text:p text:style-name="P68"><text:s text:c="4"/>// Allocate memory for the struct</text:p>
      <text:p text:style-name="P68"><text:s text:c="4"/>struct Person *person1 = (struct Person *)malloc(sizeof(struct Person));</text:p>
      <text:p text:style-name="P68"/>
      <text:p text:style-name="P68"><text:s text:c="4"/>if (person1 == NULL) {</text:p>
      <text:p text:style-name="P68"><text:s text:c="8"/>printf("Memory allocation failed\n");</text:p>
      <text:p text:style-name="P68"><text:s text:c="8"/>return 1;</text:p>
      <text:p text:style-name="P68"><text:s text:c="4"/>}</text:p>
      <text:p text:style-name="P68"/>
      <text:p text:style-name="P68"><text:s text:c="4"/>// Assign values to the struct members</text:p>
      <text:p text:style-name="P68"><text:s text:c="4"/>strcpy(person1-&gt;name, "John Doe");</text:p>
      <text:p text:style-name="P68"><text:s text:c="4"/>person1-&gt;age = 30;</text:p>
      <text:p text:style-name="P68"><text:s text:c="4"/>person1-&gt;salary = 50000.50;</text:p>
      <text:p text:style-name="P68"/>
      <text:p text:style-name="P68"><text:s text:c="4"/>// Print the struct members</text:p>
      <text:p text:style-name="P68"><text:s text:c="4"/>printf("Name: %s\n", person1-&gt;name);</text:p>
      <text:p text:style-name="P68"><text:s text:c="4"/>printf("Age: %d\n", person1-&gt;age);</text:p>
      <text:p text:style-name="P68"><text:s text:c="4"/>printf("Salary: %.2f\n", person1-&gt;salary);</text:p>
      <text:p text:style-name="P68"/>
      <text:p text:style-name="P68"><text:s text:c="4"/>// Free allocated memory</text:p>
      <text:p text:style-name="P68"><text:s text:c="4"/>free(person1);</text:p>
      <text:p text:style-name="P68"/>
      <text:p text:style-name="P68"><text:s text:c="4"/>return 0;</text:p>
      <text:p text:style-name="P68">}</text:p>
      <text:p text:style-name="P69">Output:</text:p>
      <text:p text:style-name="P70">Name: John Doe</text:p>
      <text:p text:style-name="P70"><text:soft-page-break/>Age: 30</text:p>
      <text:p text:style-name="P70">Salary: 50000.50</text:p>
      <text:h text:style-name="Heading_20_4" text:outline-level="4"/>
      <text:h text:style-name="Heading_20_4" text:outline-level="4">Unions</text:h>
      <text:p text:style-name="Text_20_body">A <text:span text:style-name="Strong_20_Emphasis">union</text:span> is similar to a structure but allows storing different data types in the same memory location. Only one member can store a value at a time, and modifying one member will affect others.</text:p>
      <text:h text:style-name="Heading_20_4" text:outline-level="4">Declaring and Using Unions:</text:h>
      <text:p text:style-name="P21"><text:span text:style-name="Source_20_Text">#include &lt;stdio.h&gt;</text:span></text:p>
      <text:p text:style-name="P22"/>
      <text:p text:style-name="P22"><text:span text:style-name="Source_20_Text">union Data {</text:span></text:p>
      <text:p text:style-name="P22"><text:span text:style-name="Source_20_Text"><text:s text:c="4"/>int i;</text:span></text:p>
      <text:p text:style-name="P22"><text:span text:style-name="Source_20_Text"><text:s text:c="4"/>float f;</text:span></text:p>
      <text:p text:style-name="P22"><text:span text:style-name="Source_20_Text"><text:s text:c="4"/>char str[20];</text:span></text:p>
      <text:p text:style-name="P22"><text:span text:style-name="Source_20_Text">};</text:span></text:p>
      <text:p text:style-name="P22"/>
      <text:p text:style-name="P22"><text:span text:style-name="Source_20_Text">int main() {</text:span></text:p>
      <text:p text:style-name="P22"><text:span text:style-name="Source_20_Text"><text:s text:c="4"/>union Data data;</text:span></text:p>
      <text:p text:style-name="P22"/>
      <text:p text:style-name="P22"><text:span text:style-name="Source_20_Text"><text:s text:c="4"/>data.i = 10;</text:span></text:p>
      <text:p text:style-name="P22"><text:span text:style-name="Source_20_Text"><text:s text:c="4"/>printf("i: %d\n", data.i);</text:span></text:p>
      <text:p text:style-name="P22"/>
      <text:p text:style-name="P22"><text:span text:style-name="Source_20_Text"><text:s text:c="4"/>data.f = 220.5; // Overwrites the value of `i`</text:span></text:p>
      <text:p text:style-name="P22"><text:span text:style-name="Source_20_Text"><text:s text:c="4"/>printf("f: %.2f\n", data.f);</text:span></text:p>
      <text:p text:style-name="P22"/>
      <text:p text:style-name="P22"><text:span text:style-name="Source_20_Text"><text:s text:c="4"/>sprintf(data.str, "Hello"); // Overwrites the values of `i` and `f`</text:span></text:p>
      <text:p text:style-name="P22"><text:span text:style-name="Source_20_Text"><text:s text:c="4"/>printf("str: %s\n", data.str);</text:span></text:p>
      <text:p text:style-name="P22"><text:span text:style-name="Source_20_Text"><text:s text:c="4"/>return 0;</text:span></text:p>
      <text:p text:style-name="P23"><text:span text:style-name="Source_20_Text">}</text:span></text:p>
      <text:h text:style-name="Heading_20_3" text:outline-level="3">Key Differences Between Structures and Unions:</text:h>
      <text:list text:style-name="L15">
        <text:list-item>
          <text:p text:style-name="P71"><text:span text:style-name="Strong_20_Emphasis">Memory Allocation</text:span>: In a structure, memory is allocated for all members, whereas, in a union, memory is shared by all members.</text:p>
        </text:list-item>
        <text:list-item>
          <text:p text:style-name="P72"><text:span text:style-name="Strong_20_Emphasis">Size</text:span>: The size of a structure is the sum of the sizes of its members, while the size of a union is equal to the size of its largest member.</text:p>
        </text:list-item>
      </text:list>
      <text:p text:style-name="P73"/>
      <text:h text:style-name="P74" text:outline-level="3">1. <text:span text:style-name="Strong_20_Emphasis">Nested Structures</text:span></text:h>
      <text:p text:style-name="Text_20_body">A <text:span text:style-name="Strong_20_Emphasis">nested structure</text:span> is a structure defined within another structure. It is commonly used to represent hierarchical or multi-level data.</text:p>
      <text:h text:style-name="Heading_20_4" text:outline-level="4">Example: Nested Structure</text:h>
      <text:p text:style-name="P21"><text:span text:style-name="Source_20_Text">#include &lt;stdio.h&gt;</text:span></text:p>
      <text:p text:style-name="P22"/>
      <text:p text:style-name="P22"><text:span text:style-name="Source_20_Text">struct Address {</text:span></text:p>
      <text:p text:style-name="P22"><text:span text:style-name="Source_20_Text"><text:s text:c="4"/>char street[50];</text:span></text:p>
      <text:p text:style-name="P22"><text:span text:style-name="Source_20_Text"><text:s text:c="4"/>char city[50];</text:span></text:p>
      <text:p text:style-name="P22"><text:span text:style-name="Source_20_Text"><text:s text:c="4"/>int zipCode;</text:span></text:p>
      <text:p text:style-name="P22"><text:span text:style-name="Source_20_Text">};</text:span></text:p>
      <text:p text:style-name="P22"/>
      <text:p text:style-name="P22"><text:soft-page-break/><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 text:c="4"/>struct Address address; <text:s/>// Nested structure</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 = {</text:span></text:p>
      <text:p text:style-name="P22"><text:span text:style-name="Source_20_Text"><text:s text:c="8"/>"John Doe",</text:span></text:p>
      <text:p text:style-name="P22"><text:span text:style-name="Source_20_Text"><text:s text:c="8"/>30,</text:span></text:p>
      <text:p text:style-name="P22"><text:span text:style-name="Source_20_Text"><text:s text:c="8"/>{"123 Elm St", "Springfield", 12345}</text:span></text:p>
      <text:p text:style-name="P22"><text:span text:style-name="Source_20_Text"><text:s text:c="4"/>};</text:span></text:p>
      <text:p text:style-name="P22"/>
      <text:p text:style-name="P22"><text:span text:style-name="Source_20_Text"><text:s text:c="4"/>printf("Name: %s\n", person.name);</text:span></text:p>
      <text:p text:style-name="P22"><text:span text:style-name="Source_20_Text"><text:s text:c="4"/>printf("Age: %d\n", person.age);</text:span></text:p>
      <text:p text:style-name="P22"><text:span text:style-name="Source_20_Text"><text:s text:c="4"/>printf("Address: %s, %s, %d\n", person.address.street, person.address.city, person.address.zipCode);</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Name: John Doe</text:span></text:p>
      <text:p text:style-name="P22"><text:span text:style-name="Source_20_Text">Age: 30</text:span></text:p>
      <text:p text:style-name="P23"><text:span text:style-name="Source_20_Text">Address: 123 Elm St, Springfield, 12345</text:span></text:p>
      <text:p text:style-name="Text_20_body">In this example:</text:p>
      <text:list text:style-name="L16">
        <text:list-item>
          <text:p text:style-name="P75"><text:span text:style-name="Source_20_Text">Address</text:span> is a structure nested within the <text:span text:style-name="Source_20_Text">Person</text:span> structure.</text:p>
        </text:list-item>
        <text:list-item>
          <text:p text:style-name="P76">The <text:span text:style-name="Source_20_Text">address</text:span> field in <text:span text:style-name="Source_20_Text">Person</text:span> can store complete address information using the <text:span text:style-name="Source_20_Text">Address</text:span> structure.</text:p>
        </text:list-item>
      </text:list>
      <text:h text:style-name="Heading_20_3" text:outline-level="3">2. <text:span text:style-name="Strong_20_Emphasis">Nested Unions</text:span></text:h>
      <text:p text:style-name="Text_20_body">A <text:span text:style-name="Strong_20_Emphasis">nested union</text:span> is a union defined within a structure or another union. It’s useful when only one of several possible values needs to be stored at any given time.</text:p>
      <text:h text:style-name="Heading_20_4" text:outline-level="4">Example: Nested Union within a Structure</text:h>
      <text:p text:style-name="P21"><text:span text:style-name="Source_20_Text">#include &lt;stdio.h&gt;</text:span></text:p>
      <text:p text:style-name="P22"/>
      <text:p text:style-name="P22"><text:span text:style-name="Source_20_Text">struct Data {</text:span></text:p>
      <text:p text:style-name="P22"><text:span text:style-name="Source_20_Text"><text:s text:c="4"/>char type;</text:span></text:p>
      <text:p text:style-name="P22"><text:span text:style-name="Source_20_Text"><text:s text:c="4"/>union {</text:span></text:p>
      <text:p text:style-name="P22"><text:span text:style-name="Source_20_Text"><text:s text:c="8"/>int intValue;</text:span></text:p>
      <text:p text:style-name="P22"><text:span text:style-name="Source_20_Text"><text:s text:c="8"/>float floatValue;</text:span></text:p>
      <text:p text:style-name="P22"><text:span text:style-name="Source_20_Text"><text:s text:c="8"/>char strValue[20];</text:span></text:p>
      <text:p text:style-name="P22"><text:span text:style-name="Source_20_Text"><text:s text:c="4"/>} value; <text:s/>// Nested union</text:span></text:p>
      <text:p text:style-name="P22"><text:span text:style-name="Source_20_Text">};</text:span></text:p>
      <text:p text:style-name="P22"/>
      <text:p text:style-name="P22"><text:span text:style-name="Source_20_Text">int main() {</text:span></text:p>
      <text:p text:style-name="P22"><text:span text:style-name="Source_20_Text"><text:s text:c="4"/>struct Data data;</text:span></text:p>
      <text:p text:style-name="P22"/>
      <text:p text:style-name="P22"><text:span text:style-name="Source_20_Text"><text:s text:c="4"/>// Assign an integer value</text:span></text:p>
      <text:p text:style-name="P22"><text:span text:style-name="Source_20_Text"><text:s text:c="4"/>data.type = 'i';</text:span></text:p>
      <text:p text:style-name="P22"><text:span text:style-name="Source_20_Text"><text:s text:c="4"/>data.value.intValue = 100;</text:span></text:p>
      <text:p text:style-name="P22"><text:span text:style-name="Source_20_Text"><text:s text:c="4"/>printf("Integer: %d\n", data.value.intValue);</text:span></text:p>
      <text:p text:style-name="P22"/>
      <text:p text:style-name="P22"><text:span text:style-name="Source_20_Text"><text:s text:c="4"/>// Assign a float value</text:span></text:p>
      <text:p text:style-name="P22"><text:span text:style-name="Source_20_Text"><text:s text:c="4"/>data.type = 'f';</text:span></text:p>
      <text:p text:style-name="P22"><text:soft-page-break/><text:span text:style-name="Source_20_Text"><text:s text:c="4"/>data.value.floatValue = 220.5;</text:span></text:p>
      <text:p text:style-name="P22"><text:span text:style-name="Source_20_Text"><text:s text:c="4"/>printf("Float: %.2f\n", data.value.floatValue);</text:span></text:p>
      <text:p text:style-name="P22"/>
      <text:p text:style-name="P22"><text:span text:style-name="Source_20_Text"><text:s text:c="4"/>// Assign a string value</text:span></text:p>
      <text:p text:style-name="P22"><text:span text:style-name="Source_20_Text"><text:s text:c="4"/>data.type = 's';</text:span></text:p>
      <text:p text:style-name="P22"><text:span text:style-name="Source_20_Text"><text:s text:c="4"/>snprintf(data.value.strValue, 20, "Hello");</text:span></text:p>
      <text:p text:style-name="P22"><text:span text:style-name="Source_20_Text"><text:s text:c="4"/>printf("String: %s\n", data.value.strValue);</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Integer: 100</text:span></text:p>
      <text:p text:style-name="P22"><text:span text:style-name="Source_20_Text">Float: 220.50</text:span></text:p>
      <text:p text:style-name="P23"><text:span text:style-name="Source_20_Text">String: Hello</text:span></text:p>
      <text:p text:style-name="Text_20_body">In this example:</text:p>
      <text:list text:style-name="L17">
        <text:list-item>
          <text:p text:style-name="P77"><text:span text:style-name="Source_20_Text">Data</text:span> is a structure with a nested union called <text:span text:style-name="Source_20_Text">value</text:span>.</text:p>
        </text:list-item>
        <text:list-item>
          <text:p text:style-name="P77">The union allows storing only one of <text:span text:style-name="Source_20_Text">intValue</text:span>, <text:span text:style-name="Source_20_Text">floatValue</text:span>, or <text:span text:style-name="Source_20_Text">strValue</text:span> at a time.</text:p>
        </text:list-item>
        <text:list-item>
          <text:p text:style-name="P78">The <text:span text:style-name="Source_20_Text">type</text:span> field indicates the type of data currently stored in the union.</text:p>
        </text:list-item>
      </text:list>
      <text:h text:style-name="Heading_20_3" text:outline-level="3">3. <text:span text:style-name="Strong_20_Emphasis">Nested Structure and Union Together</text:span></text:h>
      <text:p text:style-name="Text_20_body">You can nest structures and unions together to create even more complex data models.</text:p>
      <text:h text:style-name="Heading_20_4" text:outline-level="4">Example: Structure with Nested Union and Structure</text:h>
      <text:p text:style-name="P21"><text:span text:style-name="Source_20_Text">#include &lt;stdio.h&gt;</text:span></text:p>
      <text:p text:style-name="P22"/>
      <text:p text:style-name="P22"><text:span text:style-name="Source_20_Text">struct Date {</text:span></text:p>
      <text:p text:style-name="P22"><text:span text:style-name="Source_20_Text"><text:s text:c="4"/>int day;</text:span></text:p>
      <text:p text:style-name="P22"><text:span text:style-name="Source_20_Text"><text:s text:c="4"/>int month;</text:span></text:p>
      <text:p text:style-name="P22"><text:span text:style-name="Source_20_Text"><text:s text:c="4"/>int year;</text:span></text:p>
      <text:p text:style-name="P22"><text:span text:style-name="Source_20_Text">};</text:span></text:p>
      <text:p text:style-name="P22"/>
      <text:p text:style-name="P22"><text:span text:style-name="Source_20_Text">struct Record {</text:span></text:p>
      <text:p text:style-name="P22"><text:span text:style-name="Source_20_Text"><text:s text:c="4"/>int id;</text:span></text:p>
      <text:p text:style-name="P22"><text:span text:style-name="Source_20_Text"><text:s text:c="4"/>struct Date date; <text:s/>// Nested structure</text:span></text:p>
      <text:p text:style-name="P22"><text:span text:style-name="Source_20_Text"><text:s text:c="4"/>union {</text:span></text:p>
      <text:p text:style-name="P22"><text:span text:style-name="Source_20_Text"><text:s text:c="8"/>int score;</text:span></text:p>
      <text:p text:style-name="P22"><text:span text:style-name="Source_20_Text"><text:s text:c="8"/>char grade;</text:span></text:p>
      <text:p text:style-name="P22"><text:span text:style-name="Source_20_Text"><text:s text:c="4"/>} result; <text:s/>// Nested union</text:span></text:p>
      <text:p text:style-name="P22"><text:span text:style-name="Source_20_Text">};</text:span></text:p>
      <text:p text:style-name="P22"/>
      <text:p text:style-name="P22"><text:span text:style-name="Source_20_Text">int main() {</text:span></text:p>
      <text:p text:style-name="P22"><text:span text:style-name="Source_20_Text"><text:s text:c="4"/>struct Record record1;</text:span></text:p>
      <text:p text:style-name="P22"/>
      <text:p text:style-name="P22"><text:span text:style-name="Source_20_Text"><text:s text:c="4"/>// Set ID and Date</text:span></text:p>
      <text:p text:style-name="P22"><text:span text:style-name="Source_20_Text"><text:s text:c="4"/>record1.id = 1;</text:span></text:p>
      <text:p text:style-name="P22"><text:span text:style-name="Source_20_Text"><text:s text:c="4"/>record1.date.day = 15;</text:span></text:p>
      <text:p text:style-name="P22"><text:span text:style-name="Source_20_Text"><text:s text:c="4"/>record1.date.month = 8;</text:span></text:p>
      <text:p text:style-name="P22"><text:span text:style-name="Source_20_Text"><text:s text:c="4"/>record1.date.year = 2024;</text:span></text:p>
      <text:p text:style-name="P22"/>
      <text:p text:style-name="P22"><text:span text:style-name="Source_20_Text"><text:s text:c="4"/>// Set result as a score</text:span></text:p>
      <text:p text:style-name="P22"><text:span text:style-name="Source_20_Text"><text:s text:c="4"/>record1.result.score = 95;</text:span></text:p>
      <text:p text:style-name="P22"><text:span text:style-name="Source_20_Text"><text:s text:c="4"/>printf("Record ID: %d\n", record1.id);</text:span></text:p>
      <text:p text:style-name="P22"><text:span text:style-name="Source_20_Text"><text:s text:c="4"/>printf("Date: %02d/%02d/%d\n", record1.date.day, record1.date.month, record1.date.year);</text:span></text:p>
      <text:p text:style-name="P22"><text:span text:style-name="Source_20_Text"><text:s text:c="4"/>printf("Score: %d\n", record1.result.score);</text:span></text:p>
      <text:p text:style-name="P22"><text:soft-page-break/></text:p>
      <text:p text:style-name="P22"><text:span text:style-name="Source_20_Text"><text:s text:c="4"/>// Set result as a grade</text:span></text:p>
      <text:p text:style-name="P22"><text:span text:style-name="Source_20_Text"><text:s text:c="4"/>record1.result.grade = 'A';</text:span></text:p>
      <text:p text:style-name="P22"><text:span text:style-name="Source_20_Text"><text:s text:c="4"/>printf("Grade: %c\n", record1.result.grade);</text:span></text:p>
      <text:p text:style-name="P22"/>
      <text:p text:style-name="P22"><text:span text:style-name="Source_20_Text"><text:s text:c="4"/>return 0;</text:span></text:p>
      <text:p text:style-name="P23"><text:span text:style-name="Source_20_Text">}</text:span></text:p>
      <text:p text:style-name="Text_20_body"><text:span text:style-name="Strong_20_Emphasis">Output</text:span>:</text:p>
      <text:p text:style-name="P21"><text:span text:style-name="Source_20_Text">Record ID: 1</text:span></text:p>
      <text:p text:style-name="P22"><text:span text:style-name="Source_20_Text">Date: 15/08/2024</text:span></text:p>
      <text:p text:style-name="P22"><text:span text:style-name="Source_20_Text">Score: 95</text:span></text:p>
      <text:p text:style-name="P23"><text:span text:style-name="Source_20_Text">Grade: A</text:span></text:p>
      <text:p text:style-name="Text_20_body">In this example:</text:p>
      <text:list text:style-name="L18">
        <text:list-item>
          <text:p text:style-name="P79"><text:span text:style-name="Source_20_Text">Record</text:span> is a structure containing both a nested structure (<text:span text:style-name="Source_20_Text">Date</text:span>) and a nested union (<text:span text:style-name="Source_20_Text">result</text:span>).</text:p>
        </text:list-item>
        <text:list-item>
          <text:p text:style-name="P79">The nested <text:span text:style-name="Source_20_Text">Date</text:span> structure stores the date of the record.</text:p>
        </text:list-item>
        <text:list-item>
          <text:p text:style-name="P80">The nested <text:span text:style-name="Source_20_Text">result</text:span> union allows <text:span text:style-name="Source_20_Text">Record</text:span> to store either a score or a grade, but not both simultaneously.</text:p>
        </text:list-item>
      </text:list>
      <text:h text:style-name="Heading_20_3" text:outline-level="3">Key Points</text:h>
      <text:list text:style-name="L19">
        <text:list-item>
          <text:p text:style-name="P81"><text:span text:style-name="Strong_20_Emphasis">Nested Structures</text:span>: Use when you need to organize data hierarchically.</text:p>
        </text:list-item>
        <text:list-item>
          <text:p text:style-name="P81"><text:span text:style-name="Strong_20_Emphasis">Nested Unions</text:span>: Use when only one of several fields will hold a value at any one time, helping save memory.</text:p>
        </text:list-item>
        <text:list-item>
          <text:p text:style-name="P82"><text:span text:style-name="Strong_20_Emphasis">Combination of Structures and Unions</text:span>: Combine them as needed to create complex and efficient data models.</text:p>
        </text:list-item>
      </text:list>
      <text:h text:style-name="P83" text:outline-level="3">Structures with Pointers</text:h>
      <text:p text:style-name="Text_20_body">A structure can contain pointers as its members, allowing it to point to other data or even other structures. This is useful for creating linked data structures, such as linked lists or trees.</text:p>
      <text:h text:style-name="Heading_20_4" text:outline-level="4">Example: Structure with Pointer Members</text:h>
      <text:p text:style-name="P21"><text:span text:style-name="Source_20_Text">#include &lt;stdio.h&gt;</text:span></text:p>
      <text:p text:style-name="P22"><text:span text:style-name="Source_20_Text">#include &lt;stdlib.h&gt;</text:span></text:p>
      <text:p text:style-name="P22"/>
      <text:p text:style-name="P22"><text:span text:style-name="Source_20_Text">// Define a structure with a pointer member</text:span></text:p>
      <text:p text:style-name="P22"><text:span text:style-name="Source_20_Text">struct Person {</text:span></text:p>
      <text:p text:style-name="P22"><text:span text:style-name="Source_20_Text"><text:s text:c="4"/>char *name;</text:span></text:p>
      <text:p text:style-name="P22"><text:span text:style-name="Source_20_Text"><text:s text:c="4"/>int age;</text:span></text:p>
      <text:p text:style-name="P22"><text:span text:style-name="Source_20_Text">};</text:span></text:p>
      <text:p text:style-name="P22"/>
      <text:p text:style-name="P22"><text:span text:style-name="Source_20_Text">int main() {</text:span></text:p>
      <text:p text:style-name="P22"><text:span text:style-name="Source_20_Text"><text:s text:c="4"/>// Create an instance of the structure</text:span></text:p>
      <text:p text:style-name="P22"><text:span text:style-name="Source_20_Text"><text:s text:c="4"/>struct Person person;</text:span></text:p>
      <text:p text:style-name="P22"><text:span text:style-name="Source_20_Text"><text:s text:c="4"/></text:span></text:p>
      <text:p text:style-name="P22"><text:span text:style-name="Source_20_Text"><text:s text:c="4"/>// Allocate memory for the name pointer</text:span></text:p>
      <text:p text:style-name="P22"><text:span text:style-name="Source_20_Text"><text:s text:c="4"/>person.name = (char *)malloc(20 * sizeof(char));</text:span></text:p>
      <text:p text:style-name="P22"><text:span text:style-name="Source_20_Text"><text:s text:c="4"/></text:span></text:p>
      <text:p text:style-name="P22"><text:span text:style-name="Source_20_Text"><text:s text:c="4"/>// Assign values to structure members</text:span></text:p>
      <text:p text:style-name="P22"><text:span text:style-name="Source_20_Text"><text:s text:c="4"/>if (person.name != NULL) {</text:span></text:p>
      <text:p text:style-name="P22"><text:span text:style-name="Source_20_Text"><text:s text:c="8"/>snprintf(person.name, 20, "Alice");</text:span></text:p>
      <text:p text:style-name="P22"><text:soft-page-break/><text:span text:style-name="Source_20_Text"><text:s text:c="4"/>}</text:span></text:p>
      <text:p text:style-name="P22"><text:span text:style-name="Source_20_Text"><text:s text:c="4"/>person.age = 25;</text:span></text:p>
      <text:p text:style-name="P22"/>
      <text:p text:style-name="P22"><text:span text:style-name="Source_20_Text"><text:s text:c="4"/>// Display the structure contents</text:span></text:p>
      <text:p text:style-name="P22"><text:span text:style-name="Source_20_Text"><text:s text:c="4"/>printf("Name: %s\n", person.name);</text:span></text:p>
      <text:p text:style-name="P22"><text:span text:style-name="Source_20_Text"><text:s text:c="4"/>printf("Age: %d\n", person.age);</text:span></text:p>
      <text:p text:style-name="P22"/>
      <text:p text:style-name="P22"><text:span text:style-name="Source_20_Text"><text:s text:c="4"/>// Free allocated memory</text:span></text:p>
      <text:p text:style-name="P22"><text:span text:style-name="Source_20_Text"><text:s text:c="4"/>free(person.name);</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0">
        <text:list-item>
          <text:p text:style-name="P84"><text:span text:style-name="Strong_20_Emphasis">Pointer Member</text:span>: The <text:span text:style-name="Source_20_Text">name</text:span> member in <text:span text:style-name="Source_20_Text">Person</text:span> is a <text:span text:style-name="Source_20_Text">char*</text:span>, which allows for dynamic memory allocation.</text:p>
        </text:list-item>
        <text:list-item>
          <text:p text:style-name="P84"><text:span text:style-name="Strong_20_Emphasis">Memory Allocation</text:span>: Memory is allocated for <text:span text:style-name="Source_20_Text">name</text:span> using <text:span text:style-name="Source_20_Text">malloc</text:span>.</text:p>
        </text:list-item>
        <text:list-item>
          <text:p text:style-name="P84"><text:span text:style-name="Strong_20_Emphasis">Accessing Members</text:span>: You access <text:span text:style-name="Source_20_Text">name</text:span> and <text:span text:style-name="Source_20_Text">age</text:span> just as you would with any structure member.</text:p>
        </text:list-item>
        <text:list-item>
          <text:p text:style-name="P85"><text:span text:style-name="Strong_20_Emphasis">Freeing Memory</text:span>: After usage, memory allocated with <text:span text:style-name="Source_20_Text">malloc</text:span> is freed to prevent memory leaks.</text:p>
        </text:list-item>
      </text:list>
      <text:h text:style-name="Heading_20_4" text:outline-level="4">Expected Output:</text:h>
      <text:p text:style-name="P21"><text:span text:style-name="Source_20_Text">Name: Alice</text:span></text:p>
      <text:p text:style-name="P23"><text:span text:style-name="Source_20_Text">Age: 25</text:span></text:p>
      <text:p text:style-name="Horizontal_20_Line"/>
      <text:h text:style-name="Heading_20_3" text:outline-level="3">2. Pointer to Structure</text:h>
      <text:p text:style-name="Text_20_body">Pointers can also point to structures themselves. This is useful when you want to pass large structures to functions without copying them, as pointers only store the address.</text:p>
      <text:h text:style-name="Heading_20_4" text:outline-level="4">Example: Pointer to Structure</text:h>
      <text:p text:style-name="P21"><text:span text:style-name="Source_20_Text">#include &lt;stdio.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20];</text:span></text:p>
      <text:p text:style-name="P22"><text:span text:style-name="Source_20_Text"><text:s text:c="4"/>int age;</text:span></text:p>
      <text:p text:style-name="P22"><text:span text:style-name="Source_20_Text">};</text:span></text:p>
      <text:p text:style-name="P22"/>
      <text:p text:style-name="P22"><text:span text:style-name="Source_20_Text">// Function to display structure details</text:span></text:p>
      <text:p text:style-name="P22"><text:span text:style-name="Source_20_Text">void displayPerson(struct Person *p) {</text:span></text:p>
      <text:p text:style-name="P22"><text:span text:style-name="Source_20_Text"><text:s text:c="4"/>printf("Name: %s\n", p-&gt;name);</text:span></text:p>
      <text:p text:style-name="P22"><text:span text:style-name="Source_20_Text"><text:s text:c="4"/>printf("Age: %d\n", p-&gt;age);</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 = {"Bob", 30}; // Initialize a structure</text:span></text:p>
      <text:p text:style-name="P22"><text:span text:style-name="Source_20_Text"><text:s text:c="4"/>struct Person *ptr = &amp;person; <text:s text:c="6"/>// Pointer to the structure</text:span></text:p>
      <text:p text:style-name="P22"/>
      <text:p text:style-name="P22"><text:span text:style-name="Source_20_Text"><text:s text:c="4"/>// Use the pointer to display the structure's contents</text:span></text:p>
      <text:p text:style-name="P22"><text:span text:style-name="Source_20_Text"><text:s text:c="4"/>displayPerson(ptr);</text:span></text:p>
      <text:p text:style-name="P22"/>
      <text:p text:style-name="P22"><text:span text:style-name="Source_20_Text"><text:s text:c="4"/>return 0;</text:span></text:p>
      <text:p text:style-name="P23"><text:soft-page-break/><text:span text:style-name="Source_20_Text">}</text:span></text:p>
      <text:h text:style-name="Heading_20_4" text:outline-level="4">Explanation:</text:h>
      <text:list text:style-name="L21">
        <text:list-item>
          <text:p text:style-name="P86"><text:span text:style-name="Strong_20_Emphasis">Pointer to Structure</text:span>: <text:span text:style-name="Source_20_Text">ptr</text:span> is a pointer to the structure <text:span text:style-name="Source_20_Text">person</text:span>.</text:p>
        </text:list-item>
        <text:list-item>
          <text:p text:style-name="P87"><text:span text:style-name="Strong_20_Emphasis">Arrow Operator (</text:span><text:span text:style-name="Strong_20_Emphasis"><text:span text:style-name="Source_20_Text">-&gt;</text:span></text:span><text:span text:style-name="Strong_20_Emphasis">)</text:span>: When using a pointer to access structure members, the <text:span text:style-name="Source_20_Text">-&gt;</text:span> operator is used (e.g., <text:span text:style-name="Source_20_Text">p-&gt;name</text:span> and <text:span text:style-name="Source_20_Text">p-&gt;age</text:span>).</text:p>
        </text:list-item>
      </text:list>
      <text:h text:style-name="Heading_20_4" text:outline-level="4">Expected Output:</text:h>
      <text:p text:style-name="Preformatted_20_Text">makefile</text:p>
      <text:p text:style-name="Preformatted_20_Text">Copy code</text:p>
      <text:p text:style-name="P21"><text:span text:style-name="Source_20_Text">Name: Bob</text:span></text:p>
      <text:p text:style-name="P23"><text:span text:style-name="Source_20_Text">Age: 30</text:span></text:p>
      <text:p text:style-name="Horizontal_20_Line"/>
      <text:h text:style-name="Heading_20_3" text:outline-level="3">3. Pointer to Pointer (Double Pointer)</text:h>
      <text:p text:style-name="Text_20_body">A pointer to a pointer (or double pointer) stores the address of another pointer. This is common in dynamic memory management, multi-dimensional arrays, and when working with pointers to dynamically allocated structures.</text:p>
      <text:h text:style-name="Heading_20_4" text:outline-level="4">Example: Pointer to Pointer</text:h>
      <text:p text:style-name="Preformatted_20_Text"/>
      <text:p text:style-name="P21"><text:span text:style-name="Source_20_Text">#include &lt;stdio.h&gt;</text:span></text:p>
      <text:p text:style-name="P22"/>
      <text:p text:style-name="P22"><text:span text:style-name="Source_20_Text">int main() {</text:span></text:p>
      <text:p text:style-name="P22"><text:span text:style-name="Source_20_Text"><text:s text:c="4"/>int value = 10;</text:span></text:p>
      <text:p text:style-name="P22"><text:span text:style-name="Source_20_Text"><text:s text:c="4"/>int *ptr1 = &amp;value; <text:s/>// Pointer to an int</text:span></text:p>
      <text:p text:style-name="P22"><text:span text:style-name="Source_20_Text"><text:s text:c="4"/>int **ptr2 = &amp;ptr1; <text:s/>// Pointer to pointer</text:span></text:p>
      <text:p text:style-name="P22"/>
      <text:p text:style-name="P22"><text:span text:style-name="Source_20_Text"><text:s text:c="4"/>printf("Value: %d\n", value); <text:s text:c="6"/>// Original value</text:span></text:p>
      <text:p text:style-name="P22"><text:span text:style-name="Source_20_Text"><text:s text:c="4"/>printf("Value using ptr1: %d\n", *ptr1); <text:s text:c="2"/>// Dereferencing ptr1</text:span></text:p>
      <text:p text:style-name="P22"><text:span text:style-name="Source_20_Text"><text:s text:c="4"/>printf("Value using ptr2: %d\n", **ptr2); <text:s/>// Dereferencing ptr2 twice</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2">
        <text:list-item>
          <text:p text:style-name="P88"><text:span text:style-name="Strong_20_Emphasis">Pointer to Pointer</text:span>: <text:span text:style-name="Source_20_Text">ptr2</text:span> is a pointer to <text:span text:style-name="Source_20_Text">ptr1</text:span>, which in turn points to <text:span text:style-name="Source_20_Text">value</text:span>.</text:p>
        </text:list-item>
        <text:list-item>
          <text:p text:style-name="P89"><text:span text:style-name="Strong_20_Emphasis">Double Dereference</text:span>: <text:span text:style-name="Source_20_Text">**ptr2</text:span> accesses the original <text:span text:style-name="Source_20_Text">value</text:span> by dereferencing twice.</text:p>
        </text:list-item>
      </text:list>
      <text:h text:style-name="Heading_20_4" text:outline-level="4">Expected Output:</text:h>
      <text:p text:style-name="P21"><text:span text:style-name="Source_20_Text">Value: 10</text:span></text:p>
      <text:p text:style-name="P22"><text:span text:style-name="Source_20_Text">Value using ptr1: 10</text:span></text:p>
      <text:p text:style-name="P23"><text:span text:style-name="Source_20_Text">Value using ptr2: 10</text:span></text:p>
      <text:p text:style-name="Horizontal_20_Line"/>
      <text:h text:style-name="Heading_20_3" text:outline-level="3">4. Array of Pointers (Pointer to Pointer Example with Strings)</text:h>
      <text:p text:style-name="Text_20_body">An array of pointers can also be useful, especially when dealing with a collection of strings or dynamically allocated arrays.</text:p>
      <text:h text:style-name="Heading_20_4" text:outline-level="4"><text:soft-page-break/>Example: Array of Pointers to Strings</text:h>
      <text:p text:style-name="Preformatted_20_Text"/>
      <text:p text:style-name="P21"><text:span text:style-name="Source_20_Text">#include &lt;stdio.h&gt;</text:span></text:p>
      <text:p text:style-name="P22"/>
      <text:p text:style-name="P22"><text:span text:style-name="Source_20_Text">int main() {</text:span></text:p>
      <text:p text:style-name="P22"><text:span text:style-name="Source_20_Text"><text:s text:c="4"/>const char *names[] = {"Alice", "Bob", "Charlie"}; // Array of pointers to strings</text:span></text:p>
      <text:p text:style-name="P22"><text:span text:style-name="Source_20_Text"><text:s text:c="4"/>int count = sizeof(names) / sizeof(names[0]);</text:span></text:p>
      <text:p text:style-name="P22"/>
      <text:p text:style-name="P22"><text:span text:style-name="Source_20_Text"><text:s text:c="4"/>for (int i = 0; i &lt; count; i++) {</text:span></text:p>
      <text:p text:style-name="P22"><text:span text:style-name="Source_20_Text"><text:s text:c="8"/>printf("Name %d: %s\n", i + 1, names[i]);</text:span></text:p>
      <text:p text:style-name="P22"><text:span text:style-name="Source_20_Text"><text:s text:c="4"/>}</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23">
        <text:list-item>
          <text:p text:style-name="P90"><text:span text:style-name="Strong_20_Emphasis">Array of Pointers</text:span>: <text:span text:style-name="Source_20_Text">names</text:span> is an array of pointers, where each pointer points to a string literal.</text:p>
        </text:list-item>
        <text:list-item>
          <text:p text:style-name="P91"><text:span text:style-name="Strong_20_Emphasis">Pointer to Pointer</text:span>: Effectively, <text:span text:style-name="Source_20_Text">names</text:span> acts like a <text:span text:style-name="Source_20_Text">char**</text:span>, where each element points to a <text:span text:style-name="Source_20_Text">char*</text:span>.</text:p>
        </text:list-item>
      </text:list>
      <text:h text:style-name="Heading_20_4" text:outline-level="4">Expected Output:</text:h>
      <text:p text:style-name="P21"><text:span text:style-name="Source_20_Text">Name 1: Alice</text:span></text:p>
      <text:p text:style-name="P22"><text:span text:style-name="Source_20_Text">Name 2: Bob</text:span></text:p>
      <text:p text:style-name="P23"><text:span text:style-name="Source_20_Text">Name 3: Charlie</text:span></text:p>
      <text:p text:style-name="P92"><text:span text:style-name="Strong_20_Emphasis"><text:span text:style-name="T6">S</text:span></text:span><text:span text:style-name="Strong_20_Emphasis"><text:span text:style-name="T7">truct</text:span></text:span><text:span text:style-name="Strong_20_Emphasis"><text:span text:style-name="T6">ure</text:span></text:span><text:span text:style-name="Strong_20_Emphasis"><text:span text:style-name="T7"> pointer variable:</text:span></text:span></text:p>
      <text:p text:style-name="P93"><text:span text:style-name="Source_20_Text">In C, a </text:span><text:span text:style-name="Source_20_Text"><text:span text:style-name="Strong_20_Emphasis">struct pointer variable</text:span></text:span><text:span text:style-name="Source_20_Text"> is a pointer that points to a structure. This pointer variable allows you to work with the memory address of a structure rather than copying the structure’s entire data, which can improve memory efficiency when passing structures to functions or manipulating large structures.</text:span></text:p>
      <text:p text:style-name="Text_20_body">Here's how you can use a struct pointer variable, including how to declare, initialize, and access the structure's members using a pointer.</text:p>
      <text:h text:style-name="Heading_20_3" text:outline-level="3">Basic Example: Using a Struct Pointer Variable</text:h>
      <text:p text:style-name="Text_20_body">Let's walk through an example of defining a struct, creating a pointer to it, and accessing its members.</text:p>
      <text:h text:style-name="Heading_20_4" text:outline-level="4">Step 1: Define a Structure</text:h>
      <text:p text:style-name="Preformatted_20_Text"/>
      <text:p text:style-name="P21"><text:span text:style-name="Source_20_Text">#include &lt;stdio.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3"><text:span text:style-name="Source_20_Text">};</text:span></text:p>
      <text:p text:style-name="Text_20_body"><text:soft-page-break/>In this example, <text:span text:style-name="Source_20_Text">Person</text:span> is a structure with two members:</text:p>
      <text:list text:style-name="L24">
        <text:list-item>
          <text:p text:style-name="P94"><text:span text:style-name="Source_20_Text">name</text:span>: a character array to store the person's name.</text:p>
        </text:list-item>
        <text:list-item>
          <text:p text:style-name="P95"><text:span text:style-name="Source_20_Text">age</text:span>: an integer to store the person's age.</text:p>
        </text:list-item>
      </text:list>
      <text:h text:style-name="Heading_20_4" text:outline-level="4">Step 2: Declare and Initialize a Struct Pointer Variable</text:h>
      <text:p text:style-name="Text_20_body">To create a pointer variable for the structure, use the following syntax:</text:p>
      <text:p text:style-name="P21"><text:span text:style-name="Source_20_Text">int main() {</text:span></text:p>
      <text:p text:style-name="P22"><text:span text:style-name="Source_20_Text"><text:s text:c="4"/>struct Person person1 = {"Alice", 30}; <text:s text:c="2"/>// Create an instance of the structure</text:span></text:p>
      <text:p text:style-name="P22"><text:span text:style-name="Source_20_Text"><text:s text:c="4"/>struct Person *ptr = &amp;person1; <text:s text:c="10"/>// Pointer to the structure</text:span></text:p>
      <text:p text:style-name="P22"/>
      <text:p text:style-name="P22"><text:span text:style-name="Source_20_Text"><text:s text:c="4"/>// Access structure members using the pointer</text:span></text:p>
      <text:p text:style-name="P22"><text:span text:style-name="Source_20_Text"><text:s text:c="4"/>printf("Name: %s\n", ptr-&gt;name);</text:span></text:p>
      <text:p text:style-name="P22"><text:span text:style-name="Source_20_Text"><text:s text:c="4"/>printf("Age: %d\n", ptr-&gt;age);</text:span></text:p>
      <text:p text:style-name="P22"/>
      <text:p text:style-name="P22"><text:span text:style-name="Source_20_Text"><text:s text:c="4"/>return 0;</text:span></text:p>
      <text:p text:style-name="P23"><text:span text:style-name="Source_20_Text">}</text:span></text:p>
      <text:h text:style-name="Heading_20_4" text:outline-level="4">Explanation of the Code:</text:h>
      <text:list text:style-name="L25">
        <text:list-item>
          <text:p text:style-name="P96"><text:span text:style-name="Strong_20_Emphasis">Pointer Declaration</text:span>: <text:span text:style-name="Source_20_Text">struct Person *ptr</text:span> declares a pointer variable, <text:span text:style-name="Source_20_Text">ptr</text:span>, of type <text:span text:style-name="Source_20_Text">struct Person*</text:span>.</text:p>
        </text:list-item>
        <text:list-item>
          <text:p text:style-name="P96"><text:span text:style-name="Strong_20_Emphasis">Pointer Initialization</text:span>: <text:span text:style-name="Source_20_Text">ptr = &amp;person1;</text:span> initializes the pointer to point to the <text:span text:style-name="Source_20_Text">person1</text:span> structure.</text:p>
        </text:list-item>
        <text:list-item>
          <text:p text:style-name="P96"><text:span text:style-name="Strong_20_Emphasis">Accessing Members via Pointer</text:span>:</text:p>
          <text:list>
            <text:list-item>
              <text:p text:style-name="P96">To access structure members via a pointer, use the <text:span text:style-name="Source_20_Text">-&gt;</text:span> (arrow) operator.</text:p>
            </text:list-item>
            <text:list-item>
              <text:p text:style-name="P96"><text:span text:style-name="Source_20_Text">ptr-&gt;name</text:span> accesses the <text:span text:style-name="Source_20_Text">name</text:span> member of the structure that <text:span text:style-name="Source_20_Text">ptr</text:span> points to.</text:p>
            </text:list-item>
            <text:list-item>
              <text:p text:style-name="P97"><text:span text:style-name="Source_20_Text">ptr-&gt;age</text:span> accesses the <text:span text:style-name="Source_20_Text">age</text:span> member.</text:p>
            </text:list-item>
          </text:list>
        </text:list-item>
      </text:list>
      <text:h text:style-name="Heading_20_4" text:outline-level="4">Expected Output:</text:h>
      <text:p text:style-name="Preformatted_20_Text"/>
      <text:p text:style-name="P21"><text:span text:style-name="Source_20_Text">Name: Alice</text:span></text:p>
      <text:p text:style-name="P23"><text:span text:style-name="Source_20_Text">Age: 30</text:span></text:p>
      <text:p text:style-name="Horizontal_20_Line"/>
      <text:h text:style-name="Heading_20_3" text:outline-level="3">Example: Using a Struct Pointer in a Function</text:h>
      <text:p text:style-name="Text_20_body">Struct pointer variables are particularly useful when passing structures to functions. Passing a pointer instead of the whole structure makes the function more efficient because only the address of the structure is passed, not a copy of the entire structure.</text:p>
      <text:p text:style-name="P21"><text:span text:style-name="Source_20_Text">#include &lt;stdio.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pan></text:p>
      <text:p text:style-name="P22"/>
      <text:p text:style-name="P22"><text:span text:style-name="Source_20_Text">// Function that takes a pointer to a structure</text:span></text:p>
      <text:p text:style-name="P22"><text:span text:style-name="Source_20_Text">void displayPerson(struct Person *p) {</text:span></text:p>
      <text:p text:style-name="P22"><text:span text:style-name="Source_20_Text"><text:s text:c="4"/>printf("Name: %s\n", p-&gt;name);</text:span></text:p>
      <text:p text:style-name="P22"><text:soft-page-break/><text:span text:style-name="Source_20_Text"><text:s text:c="4"/>printf("Age: %d\n", p-&gt;age);</text:span></text:p>
      <text:p text:style-name="P22"><text:span text:style-name="Source_20_Text">}</text:span></text:p>
      <text:p text:style-name="P22"/>
      <text:p text:style-name="P22"><text:span text:style-name="Source_20_Text">int main() {</text:span></text:p>
      <text:p text:style-name="P22"><text:span text:style-name="Source_20_Text"><text:s text:c="4"/>struct Person person1 = {"Bob", 28}; // Initialize a structure</text:span></text:p>
      <text:p text:style-name="P22"><text:span text:style-name="Source_20_Text"><text:s text:c="4"/>displayPerson(&amp;person1); <text:s text:c="12"/>// Pass the address of person1 to the function</text:span></text:p>
      <text:p text:style-name="P22"/>
      <text:p text:style-name="P22"><text:span text:style-name="Source_20_Text"><text:s text:c="4"/>return 0;</text:span></text:p>
      <text:p text:style-name="P23"><text:span text:style-name="Source_20_Text">}</text:span></text:p>
      <text:h text:style-name="Heading_20_4" text:outline-level="4">Explanation of the Code:</text:h>
      <text:list text:style-name="L26">
        <text:list-item>
          <text:p text:style-name="P98"><text:span text:style-name="Strong_20_Emphasis">Function with Struct Pointer Parameter</text:span>: <text:span text:style-name="Source_20_Text">displayPerson</text:span> takes a <text:span text:style-name="Source_20_Text">struct Person*</text:span> as an argument. This allows it to access the original structure without making a copy.</text:p>
        </text:list-item>
        <text:list-item>
          <text:p text:style-name="P98"><text:span text:style-name="Strong_20_Emphasis">Calling the Function</text:span>: <text:span text:style-name="Source_20_Text">displayPerson(&amp;person1);</text:span> passes the address of <text:span text:style-name="Source_20_Text">person1</text:span> to the function.</text:p>
        </text:list-item>
        <text:list-item>
          <text:p text:style-name="P99"><text:span text:style-name="Strong_20_Emphasis">Accessing Members in the Function</text:span>: Inside <text:span text:style-name="Source_20_Text">displayPerson</text:span>, <text:span text:style-name="Source_20_Text">p-&gt;name</text:span> and <text:span text:style-name="Source_20_Text">p-&gt;age</text:span> access the structure members using the pointer.</text:p>
        </text:list-item>
      </text:list>
      <text:h text:style-name="Heading_20_4" text:outline-level="4">Expected Output:</text:h>
      <text:p text:style-name="Preformatted_20_Text"/>
      <text:p text:style-name="P21"><text:span text:style-name="Source_20_Text">Name: Bob</text:span></text:p>
      <text:p text:style-name="P23"><text:span text:style-name="Source_20_Text">Age: 28</text:span></text:p>
      <text:p text:style-name="Horizontal_20_Line"/>
      <text:h text:style-name="Heading_20_3" text:outline-level="3">Example: Dynamic Memory Allocation with Struct Pointer Variables</text:h>
      <text:p text:style-name="Text_20_body">You can use a struct pointer variable to allocate memory for a structure dynamically using <text:span text:style-name="Source_20_Text">malloc</text:span>.</text:p>
      <text:p text:style-name="P21"><text:span text:style-name="Source_20_Text">#include &lt;stdio.h&gt;</text:span></text:p>
      <text:p text:style-name="P22"><text:span text:style-name="Source_20_Text">#include &lt;stdlib.h&gt;</text:span></text:p>
      <text:p text:style-name="P22"/>
      <text:p text:style-name="P22"><text:span text:style-name="Source_20_Text">// Define a structure</text:span></text:p>
      <text:p text:style-name="P22"><text:span text:style-name="Source_20_Text">struct Person {</text:span></text:p>
      <text:p text:style-name="P22"><text:span text:style-name="Source_20_Text"><text:s text:c="4"/>char name[50];</text:span></text:p>
      <text:p text:style-name="P22"><text:span text:style-name="Source_20_Text"><text:s text:c="4"/>int age;</text:span></text:p>
      <text:p text:style-name="P22"><text:span text:style-name="Source_20_Text">};</text:span></text:p>
      <text:p text:style-name="P22"/>
      <text:p text:style-name="P22"><text:span text:style-name="Source_20_Text">int main() {</text:span></text:p>
      <text:p text:style-name="P22"><text:span text:style-name="Source_20_Text"><text:s text:c="4"/>// Dynamically allocate memory for a structure</text:span></text:p>
      <text:p text:style-name="P22"><text:span text:style-name="Source_20_Text"><text:s text:c="4"/>struct Person *ptr = (struct Person *)malloc(sizeof(struct Person));</text:span></text:p>
      <text:p text:style-name="P22"><text:span text:style-name="Source_20_Text"><text:s text:c="4"/>if (ptr == NULL) {</text:span></text:p>
      <text:p text:style-name="P22"><text:span text:style-name="Source_20_Text"><text:s text:c="8"/>printf("Memory allocation failed\n");</text:span></text:p>
      <text:p text:style-name="P22"><text:span text:style-name="Source_20_Text"><text:s text:c="8"/>return 1;</text:span></text:p>
      <text:p text:style-name="P22"><text:span text:style-name="Source_20_Text"><text:s text:c="4"/>}</text:span></text:p>
      <text:p text:style-name="P22"/>
      <text:p text:style-name="P22"><text:span text:style-name="Source_20_Text"><text:s text:c="4"/>// Initialize structure members via pointer</text:span></text:p>
      <text:p text:style-name="P22"><text:span text:style-name="Source_20_Text"><text:s text:c="4"/>snprintf(ptr-&gt;name, sizeof(ptr-&gt;name), "Charlie");</text:span></text:p>
      <text:p text:style-name="P22"><text:span text:style-name="Source_20_Text"><text:s text:c="4"/>ptr-&gt;age = 35;</text:span></text:p>
      <text:p text:style-name="P22"/>
      <text:p text:style-name="P22"><text:span text:style-name="Source_20_Text"><text:s text:c="4"/>// Display structure members</text:span></text:p>
      <text:p text:style-name="P22"><text:span text:style-name="Source_20_Text"><text:s text:c="4"/>printf("Name: %s\n", ptr-&gt;name);</text:span></text:p>
      <text:p text:style-name="P22"><text:span text:style-name="Source_20_Text"><text:s text:c="4"/>printf("Age: %d\n", ptr-&gt;age);</text:span></text:p>
      <text:p text:style-name="P22"/>
      <text:p text:style-name="P22"><text:span text:style-name="Source_20_Text"><text:s text:c="4"/>// Free allocated memory</text:span></text:p>
      <text:p text:style-name="P22"><text:span text:style-name="Source_20_Text"><text:s text:c="4"/>free(ptr);</text:span></text:p>
      <text:p text:style-name="P22"/>
      <text:p text:style-name="P22"><text:soft-page-break/><text:span text:style-name="Source_20_Text"><text:s text:c="4"/>return 0;</text:span></text:p>
      <text:p text:style-name="P23"><text:span text:style-name="Source_20_Text">}</text:span></text:p>
      <text:h text:style-name="Heading_20_4" text:outline-level="4">Explanation of the Code:</text:h>
      <text:list text:style-name="L27">
        <text:list-item>
          <text:p text:style-name="P100"><text:span text:style-name="Strong_20_Emphasis">Memory Allocation</text:span>: <text:span text:style-name="Source_20_Text">malloc</text:span> allocates memory for the structure and returns a pointer to it.</text:p>
        </text:list-item>
        <text:list-item>
          <text:p text:style-name="P100"><text:span text:style-name="Strong_20_Emphasis">Member Initialization</text:span>: <text:span text:style-name="Source_20_Text">ptr-&gt;name</text:span> and <text:span text:style-name="Source_20_Text">ptr-&gt;age</text:span> are set directly via the pointer.</text:p>
        </text:list-item>
        <text:list-item>
          <text:p text:style-name="P101"><text:span text:style-name="Strong_20_Emphasis">Freeing Memory</text:span>: After using the dynamically allocated structure, <text:span text:style-name="Source_20_Text">free(ptr);</text:span> releases the memory.</text:p>
        </text:list-item>
      </text:list>
      <text:h text:style-name="Heading_20_4" text:outline-level="4">Expected Output:</text:h>
      <text:p text:style-name="Preformatted_20_Text"/>
      <text:p text:style-name="P21"><text:span text:style-name="Source_20_Text">Name: Charlie</text:span></text:p>
      <text:p text:style-name="P23"><text:span text:style-name="Source_20_Text">Age: 35</text:span></text:p>
      <text:p text:style-name="Horizontal_20_Line"/>
      <text:h text:style-name="Heading_20_3" text:outline-level="3">Summary</text:h>
      <text:list text:style-name="L28">
        <text:list-item>
          <text:p text:style-name="P102"><text:span text:style-name="Strong_20_Emphasis">Structure Pointer Variable</text:span>: A pointer that points to a structure, allowing efficient manipulation and passing of structure data.</text:p>
        </text:list-item>
        <text:list-item>
          <text:p text:style-name="P102"><text:span text:style-name="Strong_20_Emphasis">Arrow Operator (</text:span><text:span text:style-name="Strong_20_Emphasis"><text:span text:style-name="Source_20_Text">-&gt;</text:span></text:span><text:span text:style-name="Strong_20_Emphasis">)</text:span>: Used to access members of a structure through a pointer.</text:p>
        </text:list-item>
        <text:list-item>
          <text:p text:style-name="P102"><text:span text:style-name="Strong_20_Emphasis">Efficient Passing to Functions</text:span>: Passing a structure pointer to functions avoids copying the structure data.</text:p>
        </text:list-item>
        <text:list-item>
          <text:p text:style-name="P103"><text:span text:style-name="Strong_20_Emphasis">Dynamic Memory Allocation</text:span>: Allows creating structures on the heap, which are accessed via pointers.</text:p>
        </text:list-item>
      </text:list>
      <text:p text:style-name="P104"><text:span text:style-name="Strong_20_Emphasis"><text:span text:style-name="T8">U</text:span></text:span><text:span text:style-name="Strong_20_Emphasis"><text:span text:style-name="T9">nion pointer variables:-</text:span></text:span></text:p>
      <text:p text:style-name="P93"><text:span text:style-name="Source_20_Text">In C, </text:span><text:span text:style-name="Source_20_Text"><text:span text:style-name="Strong_20_Emphasis">union pointer variables</text:span></text:span><text:span text:style-name="Source_20_Text"> are pointers that point to a union. Just like with structures, using a pointer to a union allows you to work with the memory address of the union rather than copying the entire union, which can be useful when dealing with larger or frequently used unions.</text:span></text:p>
      <text:p text:style-name="Text_20_body">Let's go through some examples on how to define unions, create pointers to unions, and access union members via pointers.</text:p>
      <text:h text:style-name="Heading_20_3" text:outline-level="3">Defining a Union and Using a Pointer to the Union</text:h>
      <text:p text:style-name="Text_20_body">To create a pointer to a union, you:</text:p>
      <text:list text:style-name="L29">
        <text:list-item>
          <text:p text:style-name="P105">Define the union.</text:p>
        </text:list-item>
        <text:list-item>
          <text:p text:style-name="P105">Declare a pointer to that union type.</text:p>
        </text:list-item>
        <text:list-item>
          <text:p text:style-name="P106">Access union members through the pointer.</text:p>
        </text:list-item>
      </text:list>
      <text:h text:style-name="Heading_20_3" text:outline-level="3">Example 1: Basic Union with Pointer</text:h>
      <text:p text:style-name="P21"><text:span text:style-name="Source_20_Text">#include &lt;stdio.h&gt;</text:span></text:p>
      <text:p text:style-name="P22"/>
      <text:p text:style-name="P22"><text:span text:style-name="Source_20_Text">// Define a union</text:span></text:p>
      <text:p text:style-name="P22"><text:span text:style-name="Source_20_Text">union Data {</text:span></text:p>
      <text:p text:style-name="P22"><text:soft-page-break/><text:span text:style-name="Source_20_Text"><text:s text:c="4"/>int intValue;</text:span></text:p>
      <text:p text:style-name="P22"><text:span text:style-name="Source_20_Text"><text:s text:c="4"/>float floatValue;</text:span></text:p>
      <text:p text:style-name="P22"><text:span text:style-name="Source_20_Text"><text:s text:c="4"/>char charValue;</text:span></text:p>
      <text:p text:style-name="P22"><text:span text:style-name="Source_20_Text">};</text:span></text:p>
      <text:p text:style-name="P22"/>
      <text:p text:style-name="P22"><text:span text:style-name="Source_20_Text">int main() {</text:span></text:p>
      <text:p text:style-name="P22"><text:span text:style-name="Source_20_Text"><text:s text:c="4"/>union Data data; <text:s text:c="8"/>// Declare a union variable</text:span></text:p>
      <text:p text:style-name="P22"><text:span text:style-name="Source_20_Text"><text:s text:c="4"/>union Data *ptr = &amp;data; // Declare a pointer to the union and initialize it</text:span></text:p>
      <text:p text:style-name="P22"/>
      <text:p text:style-name="P22"><text:span text:style-name="Source_20_Text"><text:s text:c="4"/>// Access and modify union members via the pointer</text:span></text:p>
      <text:p text:style-name="P22"><text:span text:style-name="Source_20_Text"><text:s text:c="4"/>ptr-&gt;intValue = 42; <text:s text:c="5"/>// Set intValue</text:span></text:p>
      <text:p text:style-name="P22"><text:span text:style-name="Source_20_Text"><text:s text:c="4"/>printf("Integer: %d\n", ptr-&gt;intValue);</text:span></text:p>
      <text:p text:style-name="P22"/>
      <text:p text:style-name="P22"><text:span text:style-name="Source_20_Text"><text:s text:c="4"/>ptr-&gt;floatValue = 3.14; <text:s/>// Set floatValue (overwrites intValue)</text:span></text:p>
      <text:p text:style-name="P22"><text:span text:style-name="Source_20_Text"><text:s text:c="4"/>printf("Float: %.2f\n", ptr-&gt;floatValue);</text:span></text:p>
      <text:p text:style-name="P22"/>
      <text:p text:style-name="P22"><text:span text:style-name="Source_20_Text"><text:s text:c="4"/>ptr-&gt;charValue = 'A'; <text:s text:c="3"/>// Set charValue (overwrites floatValue)</text:span></text:p>
      <text:p text:style-name="P22"><text:span text:style-name="Source_20_Text"><text:s text:c="4"/>printf("Char: %c\n", ptr-&gt;charValue);</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30">
        <text:list-item>
          <text:p text:style-name="P107"><text:span text:style-name="Strong_20_Emphasis">Union Definition</text:span>: <text:span text:style-name="Source_20_Text">union Data</text:span> has three members: <text:span text:style-name="Source_20_Text">intValue</text:span>, <text:span text:style-name="Source_20_Text">floatValue</text:span>, and <text:span text:style-name="Source_20_Text">charValue</text:span>. Since a union shares memory for all its members, assigning one member overwrites the others.</text:p>
        </text:list-item>
        <text:list-item>
          <text:p text:style-name="P107"><text:span text:style-name="Strong_20_Emphasis">Pointer to Union</text:span>: <text:span text:style-name="Source_20_Text">union Data *ptr = &amp;data;</text:span> creates a pointer to the union.</text:p>
        </text:list-item>
        <text:list-item>
          <text:p text:style-name="P108"><text:span text:style-name="Strong_20_Emphasis">Accessing Members</text:span>: Use the <text:span text:style-name="Source_20_Text">-&gt;</text:span> operator to access members of the union via the pointer.</text:p>
        </text:list-item>
      </text:list>
      <text:h text:style-name="Heading_20_4" text:outline-level="4">Expected Output:</text:h>
      <text:p text:style-name="P21"><text:span text:style-name="Source_20_Text">Integer: 42</text:span></text:p>
      <text:p text:style-name="P22"><text:span text:style-name="Source_20_Text">Float: 3.14</text:span></text:p>
      <text:p text:style-name="P23"><text:span text:style-name="Source_20_Text">Char: A</text:span></text:p>
      <text:p text:style-name="Text_20_body">Note that each assignment overwrites the previous value since all members share the same memory.</text:p>
      <text:p text:style-name="Horizontal_20_Line"/>
      <text:h text:style-name="Heading_20_3" text:outline-level="3">Example 2: Using Dynamic Memory Allocation with a Union Pointer</text:h>
      <text:p text:style-name="Text_20_body">Using dynamic memory allocation with unions can be useful when you need to allocate memory for a union at runtime.</text:p>
      <text:p text:style-name="Preformatted_20_Text"/>
      <text:p text:style-name="P21"><text:span text:style-name="Source_20_Text">#include &lt;stdio.h&gt;</text:span></text:p>
      <text:p text:style-name="P22"><text:span text:style-name="Source_20_Text">#include &lt;stdlib.h&gt;</text:span></text:p>
      <text:p text:style-name="P22"/>
      <text:p text:style-name="P22"><text:span text:style-name="Source_20_Text">// Define a union</text:span></text:p>
      <text:p text:style-name="P22"><text:span text:style-name="Source_20_Text">union Data {</text:span></text:p>
      <text:p text:style-name="P22"><text:span text:style-name="Source_20_Text"><text:s text:c="4"/>int intValue;</text:span></text:p>
      <text:p text:style-name="P22"><text:span text:style-name="Source_20_Text"><text:s text:c="4"/>float floatValue;</text:span></text:p>
      <text:p text:style-name="P22"><text:span text:style-name="Source_20_Text"><text:s text:c="4"/>char charValue;</text:span></text:p>
      <text:p text:style-name="P22"><text:span text:style-name="Source_20_Text">};</text:span></text:p>
      <text:p text:style-name="P22"/>
      <text:p text:style-name="P22"><text:span text:style-name="Source_20_Text">int main() {</text:span></text:p>
      <text:p text:style-name="P22"><text:span text:style-name="Source_20_Text"><text:s text:c="4"/>// Allocate memory for the union using malloc</text:span></text:p>
      <text:p text:style-name="P22"><text:span text:style-name="Source_20_Text"><text:s text:c="4"/>union Data *ptr = (union Data *)malloc(sizeof(union Data));</text:span></text:p>
      <text:p text:style-name="P22"><text:span text:style-name="Source_20_Text"><text:s text:c="4"/>if (ptr == NULL) {</text:span></text:p>
      <text:p text:style-name="P22"><text:soft-page-break/><text:span text:style-name="Source_20_Text"><text:s text:c="8"/>printf("Memory allocation failed\n");</text:span></text:p>
      <text:p text:style-name="P22"><text:span text:style-name="Source_20_Text"><text:s text:c="8"/>return 1;</text:span></text:p>
      <text:p text:style-name="P22"><text:span text:style-name="Source_20_Text"><text:s text:c="4"/>}</text:span></text:p>
      <text:p text:style-name="P22"/>
      <text:p text:style-name="P22"><text:span text:style-name="Source_20_Text"><text:s text:c="4"/>// Set and access members via pointer</text:span></text:p>
      <text:p text:style-name="P22"><text:span text:style-name="Source_20_Text"><text:s text:c="4"/>ptr-&gt;intValue = 100;</text:span></text:p>
      <text:p text:style-name="P22"><text:span text:style-name="Source_20_Text"><text:s text:c="4"/>printf("Integer: %d\n", ptr-&gt;intValue);</text:span></text:p>
      <text:p text:style-name="P22"/>
      <text:p text:style-name="P22"><text:span text:style-name="Source_20_Text"><text:s text:c="4"/>ptr-&gt;floatValue = 9.81f; <text:s/>// Overwrites intValue</text:span></text:p>
      <text:p text:style-name="P22"><text:span text:style-name="Source_20_Text"><text:s text:c="4"/>printf("Float: %.2f\n", ptr-&gt;floatValue);</text:span></text:p>
      <text:p text:style-name="P22"/>
      <text:p text:style-name="P22"><text:span text:style-name="Source_20_Text"><text:s text:c="4"/>ptr-&gt;charValue = 'Z'; <text:s text:c="4"/>// Overwrites floatValue</text:span></text:p>
      <text:p text:style-name="P22"><text:span text:style-name="Source_20_Text"><text:s text:c="4"/>printf("Char: %c\n", ptr-&gt;charValue);</text:span></text:p>
      <text:p text:style-name="P22"/>
      <text:p text:style-name="P22"><text:span text:style-name="Source_20_Text"><text:s text:c="4"/>// Free allocated memory</text:span></text:p>
      <text:p text:style-name="P22"><text:span text:style-name="Source_20_Text"><text:s text:c="4"/>free(ptr);</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31">
        <text:list-item>
          <text:p text:style-name="P109"><text:span text:style-name="Strong_20_Emphasis">Dynamic Memory Allocation</text:span>: <text:span text:style-name="Source_20_Text">malloc</text:span> is used to allocate memory for the union, and <text:span text:style-name="Source_20_Text">ptr</text:span> points to this dynamically allocated memory.</text:p>
        </text:list-item>
        <text:list-item>
          <text:p text:style-name="P109"><text:span text:style-name="Strong_20_Emphasis">Accessing Members</text:span>: <text:span text:style-name="Source_20_Text">ptr-&gt;intValue</text:span>, <text:span text:style-name="Source_20_Text">ptr-&gt;floatValue</text:span>, and <text:span text:style-name="Source_20_Text">ptr-&gt;charValue</text:span> are accessed and modified using the pointer.</text:p>
        </text:list-item>
        <text:list-item>
          <text:p text:style-name="P110"><text:span text:style-name="Strong_20_Emphasis">Memory Management</text:span>: <text:span text:style-name="Source_20_Text">free(ptr);</text:span> releases the allocated memory after it is no longer needed.</text:p>
        </text:list-item>
      </text:list>
      <text:h text:style-name="Heading_20_4" text:outline-level="4">Expected Output:</text:h>
      <text:p text:style-name="P21"><text:span text:style-name="Source_20_Text">Integer: 100</text:span></text:p>
      <text:p text:style-name="P22"><text:span text:style-name="Source_20_Text">Float: 9.81</text:span></text:p>
      <text:p text:style-name="P23"><text:span text:style-name="Source_20_Text">Char: Z</text:span></text:p>
      <text:p text:style-name="Horizontal_20_Line"/>
      <text:h text:style-name="Heading_20_3" text:outline-level="3">Example 3: Passing a Union Pointer to a Function</text:h>
      <text:p text:style-name="Text_20_body">You can also pass a pointer to a union as a function parameter. This approach avoids copying the union, allowing the function to access or modify the original union data.</text:p>
      <text:p text:style-name="Preformatted_20_Text"/>
      <text:p text:style-name="P21"><text:span text:style-name="Source_20_Text">#include &lt;stdio.h&gt;</text:span></text:p>
      <text:p text:style-name="P22"/>
      <text:p text:style-name="P22"><text:span text:style-name="Source_20_Text">// Define a union</text:span></text:p>
      <text:p text:style-name="P22"><text:span text:style-name="Source_20_Text">union Data {</text:span></text:p>
      <text:p text:style-name="P22"><text:span text:style-name="Source_20_Text"><text:s text:c="4"/>int intValue;</text:span></text:p>
      <text:p text:style-name="P22"><text:span text:style-name="Source_20_Text"><text:s text:c="4"/>float floatValue;</text:span></text:p>
      <text:p text:style-name="P22"><text:span text:style-name="Source_20_Text"><text:s text:c="4"/>char charValue;</text:span></text:p>
      <text:p text:style-name="P22"><text:span text:style-name="Source_20_Text">};</text:span></text:p>
      <text:p text:style-name="P22"/>
      <text:p text:style-name="P22"><text:span text:style-name="Source_20_Text">// Function to display union values using a union pointer</text:span></text:p>
      <text:p text:style-name="P22"><text:span text:style-name="Source_20_Text">void displayUnion(union Data *dataPtr) {</text:span></text:p>
      <text:p text:style-name="P22"><text:span text:style-name="Source_20_Text"><text:s text:c="4"/>printf("Integer: %d\n", dataPtr-&gt;intValue);</text:span></text:p>
      <text:p text:style-name="P22"><text:span text:style-name="Source_20_Text"><text:s text:c="4"/>printf("Float: %.2f\n", dataPtr-&gt;floatValue);</text:span></text:p>
      <text:p text:style-name="P22"><text:span text:style-name="Source_20_Text"><text:s text:c="4"/>printf("Char: %c\n", dataPtr-&gt;charValue);</text:span></text:p>
      <text:p text:style-name="P22"><text:span text:style-name="Source_20_Text">}</text:span></text:p>
      <text:p text:style-name="P22"/>
      <text:p text:style-name="P22"><text:span text:style-name="Source_20_Text">int main() {</text:span></text:p>
      <text:p text:style-name="P22"><text:soft-page-break/><text:span text:style-name="Source_20_Text"><text:s text:c="4"/>union Data data;</text:span></text:p>
      <text:p text:style-name="P22"><text:span text:style-name="Source_20_Text"><text:s text:c="4"/>union Data *ptr = &amp;data; <text:s/>// Pointer to the union</text:span></text:p>
      <text:p text:style-name="P22"/>
      <text:p text:style-name="P22"><text:span text:style-name="Source_20_Text"><text:s text:c="4"/>ptr-&gt;intValue = 25; <text:s text:c="6"/>// Assign to intValue</text:span></text:p>
      <text:p text:style-name="P22"><text:span text:style-name="Source_20_Text"><text:s text:c="4"/>displayUnion(ptr);</text:span></text:p>
      <text:p text:style-name="P22"/>
      <text:p text:style-name="P22"><text:span text:style-name="Source_20_Text"><text:s text:c="4"/>ptr-&gt;floatValue = 7.89; <text:s text:c="2"/>// Overwrite with floatValue</text:span></text:p>
      <text:p text:style-name="P22"><text:span text:style-name="Source_20_Text"><text:s text:c="4"/>displayUnion(ptr);</text:span></text:p>
      <text:p text:style-name="P22"/>
      <text:p text:style-name="P22"><text:span text:style-name="Source_20_Text"><text:s text:c="4"/>ptr-&gt;charValue = 'X'; <text:s text:c="4"/>// Overwrite with charValue</text:span></text:p>
      <text:p text:style-name="P22"><text:span text:style-name="Source_20_Text"><text:s text:c="4"/>displayUnion(ptr);</text:span></text:p>
      <text:p text:style-name="P22"/>
      <text:p text:style-name="P22"><text:span text:style-name="Source_20_Text"><text:s text:c="4"/>return 0;</text:span></text:p>
      <text:p text:style-name="P23"><text:span text:style-name="Source_20_Text">}</text:span></text:p>
      <text:h text:style-name="Heading_20_4" text:outline-level="4">Explanation:</text:h>
      <text:list text:style-name="L32">
        <text:list-item>
          <text:p text:style-name="P111"><text:span text:style-name="Strong_20_Emphasis">Function Parameter</text:span>: <text:span text:style-name="Source_20_Text">displayUnion</text:span> takes a <text:span text:style-name="Source_20_Text">union Data*</text:span> pointer, allowing it to access and print the union's members.</text:p>
        </text:list-item>
        <text:list-item>
          <text:p text:style-name="P112"><text:span text:style-name="Strong_20_Emphasis">Passing Union Pointer</text:span>: <text:span text:style-name="Source_20_Text">displayUnion(ptr);</text:span> passes the pointer to the function, which then uses <text:span text:style-name="Source_20_Text">dataPtr-&gt;member</text:span> to access union members.</text:p>
        </text:list-item>
      </text:list>
      <text:h text:style-name="Heading_20_4" text:outline-level="4">Expected Output:</text:h>
      <text:p text:style-name="Preformatted_20_Text"/>
      <text:p text:style-name="P21"><text:span text:style-name="Source_20_Text">Integer: 25</text:span></text:p>
      <text:p text:style-name="P22"><text:span text:style-name="Source_20_Text">Float: 7.89</text:span></text:p>
      <text:p text:style-name="P23"><text:span text:style-name="Source_20_Text">Char: X</text:span></text:p>
      <text:p text:style-name="Text_20_body">Each call to <text:span text:style-name="Source_20_Text">displayUnion</text:span> shows the latest value assigned, illustrating how union members overwrite each other.</text:p>
      <text:p text:style-name="Horizontal_20_Line"/>
      <text:h text:style-name="Heading_20_3" text:outline-level="3">Summary</text:h>
      <text:list text:style-name="L33">
        <text:list-item>
          <text:p text:style-name="P113"><text:span text:style-name="Strong_20_Emphasis">Union Pointer Variable</text:span>: A pointer that points to a union, allowing access to union members via the pointer.</text:p>
        </text:list-item>
        <text:list-item>
          <text:p text:style-name="P113"><text:span text:style-name="Strong_20_Emphasis">Arrow Operator (</text:span><text:span text:style-name="Strong_20_Emphasis"><text:span text:style-name="Source_20_Text">-&gt;</text:span></text:span><text:span text:style-name="Strong_20_Emphasis">)</text:span>: Used to access members of a union through a pointer.</text:p>
        </text:list-item>
        <text:list-item>
          <text:p text:style-name="P113"><text:span text:style-name="Strong_20_Emphasis">Dynamic Memory</text:span>: <text:span text:style-name="Source_20_Text">malloc</text:span> can allocate memory for unions, and the pointer accesses this memory.</text:p>
        </text:list-item>
        <text:list-item>
          <text:p text:style-name="P114"><text:span text:style-name="Strong_20_Emphasis">Function Parameters</text:span>: Passing union pointers to functions enables efficient access to union data without copying.</text:p>
        </text:list-item>
      </text:list>
      <text:p text:style-name="P23"><text:span text:style-name="Source_20_Text"><text:span text:style-name="T10">Structure </text:span></text:span><text:span text:style-name="Source_20_Text"><text:span text:style-name="T11">or union</text:span></text:span><text:span text:style-name="Source_20_Text"><text:span text:style-name="T10"> with Function Pointers:-</text:span></text:span></text:p>
      <text:p text:style-name="P115"><text:span text:style-name="Source_20_Text"><text:span text:style-name="T12">In C, structures cannot contain function members directly as they do in some object-oriented languages like C++. However, you can achieve similar behavior by using function pointers as members within a structure. This approach allows you to store pointers to functions that can be invoked through the structure, creating a similar effect to methods in classes.</text:span></text:span></text:p>
      <text:p text:style-name="Text_20_body"><text:soft-page-break/>Here's how to define a structure with function pointers and call these functions via the structure.</text:p>
      <text:h text:style-name="Heading_20_3" text:outline-level="3">Example: Structure with Function Pointer as "Function Member"</text:h>
      <text:p text:style-name="Text_20_body">Let's define a structure to represent a <text:span text:style-name="Source_20_Text">Rectangle</text:span> with function pointers for calculating its area and perimeter.</text:p>
      <text:p text:style-name="P21"><text:span text:style-name="Source_20_Text">#include &lt;stdio.h&gt;</text:span></text:p>
      <text:p text:style-name="P22"/>
      <text:p text:style-name="P22"><text:span text:style-name="Source_20_Text">// Define a structure with function pointers</text:span></text:p>
      <text:p text:style-name="P22"><text:span text:style-name="Source_20_Text">struct Rectangle {</text:span></text:p>
      <text:p text:style-name="P22"><text:span text:style-name="Source_20_Text"><text:s text:c="4"/>int length;</text:span></text:p>
      <text:p text:style-name="P22"><text:span text:style-name="Source_20_Text"><text:s text:c="4"/>int width;</text:span></text:p>
      <text:p text:style-name="P22"/>
      <text:p text:style-name="P22"><text:span text:style-name="Source_20_Text"><text:s text:c="4"/>// Function pointers for area and perimeter</text:span></text:p>
      <text:p text:style-name="P22"><text:span text:style-name="Source_20_Text"><text:s text:c="4"/>int (*area)(int, int);</text:span></text:p>
      <text:p text:style-name="P22"><text:span text:style-name="Source_20_Text"><text:s text:c="4"/>int (*perimeter)(int, int);</text:span></text:p>
      <text:p text:style-name="P22"><text:span text:style-name="Source_20_Text">};</text:span></text:p>
      <text:p text:style-name="P22"/>
      <text:p text:style-name="P22"><text:span text:style-name="Source_20_Text">// Function to calculate area</text:span></text:p>
      <text:p text:style-name="P22"><text:span text:style-name="Source_20_Text">int calculateArea(int length, int width) {</text:span></text:p>
      <text:p text:style-name="P22"><text:span text:style-name="Source_20_Text"><text:s text:c="4"/>return length * width;</text:span></text:p>
      <text:p text:style-name="P22"><text:span text:style-name="Source_20_Text">}</text:span></text:p>
      <text:p text:style-name="P22"/>
      <text:p text:style-name="P22"><text:span text:style-name="Source_20_Text">// Function to calculate perimeter</text:span></text:p>
      <text:p text:style-name="P22"><text:span text:style-name="Source_20_Text">int calculatePerimeter(int length, int width) {</text:span></text:p>
      <text:p text:style-name="P22"><text:span text:style-name="Source_20_Text"><text:s text:c="4"/>return 2 * (length + width);</text:span></text:p>
      <text:p text:style-name="P22"><text:span text:style-name="Source_20_Text">}</text:span></text:p>
      <text:p text:style-name="P22"/>
      <text:p text:style-name="P22"><text:span text:style-name="Source_20_Text">int main() {</text:span></text:p>
      <text:p text:style-name="P22"><text:span text:style-name="Source_20_Text"><text:s text:c="4"/>// Create an instance of Rectangle</text:span></text:p>
      <text:p text:style-name="P22"><text:span text:style-name="Source_20_Text"><text:s text:c="4"/>struct Rectangle rect;</text:span></text:p>
      <text:p text:style-name="P22"><text:span text:style-name="Source_20_Text"><text:s text:c="4"/>rect.length = 10;</text:span></text:p>
      <text:p text:style-name="P22"><text:span text:style-name="Source_20_Text"><text:s text:c="4"/>rect.width = 5;</text:span></text:p>
      <text:p text:style-name="P22"/>
      <text:p text:style-name="P22"><text:span text:style-name="Source_20_Text"><text:s text:c="4"/>// Assign function pointers</text:span></text:p>
      <text:p text:style-name="P22"><text:span text:style-name="Source_20_Text"><text:s text:c="4"/>rect.area = calculateArea;</text:span></text:p>
      <text:p text:style-name="P22"><text:span text:style-name="Source_20_Text"><text:s text:c="4"/>rect.perimeter = calculatePerimeter;</text:span></text:p>
      <text:p text:style-name="P22"/>
      <text:p text:style-name="P22"><text:span text:style-name="Source_20_Text"><text:s text:c="4"/>// Use function pointers through the structure</text:span></text:p>
      <text:p text:style-name="P22"><text:span text:style-name="Source_20_Text"><text:s text:c="4"/>printf("Area: %d\n", rect.area(rect.length, rect.width));</text:span></text:p>
      <text:p text:style-name="P22"><text:span text:style-name="Source_20_Text"><text:s text:c="4"/>printf("Perimeter: %d\n", rect.perimeter(rect.length, rect.width));</text:span></text:p>
      <text:p text:style-name="P22"/>
      <text:p text:style-name="P22"><text:span text:style-name="Source_20_Text"><text:s text:c="4"/>return 0;</text:span></text:p>
      <text:p text:style-name="P23"><text:span text:style-name="Source_20_Text">}</text:span></text:p>
      <text:h text:style-name="Heading_20_3" text:outline-level="3">Explanation of the Code</text:h>
      <text:list text:style-name="L34">
        <text:list-item>
          <text:p text:style-name="P116"><text:span text:style-name="Strong_20_Emphasis">Structure Definition</text:span>:</text:p>
          <text:list>
            <text:list-item>
              <text:p text:style-name="P117"><text:span text:style-name="Source_20_Text">struct Rectangle</text:span> contains <text:span text:style-name="Source_20_Text">length</text:span> and <text:span text:style-name="Source_20_Text">width</text:span> as data members.</text:p>
            </text:list-item>
            <text:list-item>
              <text:p text:style-name="P117">It also has two function pointers, <text:span text:style-name="Source_20_Text">area</text:span> and <text:span text:style-name="Source_20_Text">perimeter</text:span>, which point to functions that take two integers (length and width) and return an integer.</text:p>
            </text:list-item>
          </text:list>
        </text:list-item>
        <text:list-item>
          <text:p text:style-name="P116"><text:span text:style-name="Strong_20_Emphasis">Function Definitions</text:span>:</text:p>
          <text:list>
            <text:list-item>
              <text:p text:style-name="P117"><text:span text:style-name="Source_20_Text">calculateArea</text:span> calculates the area of the rectangle.</text:p>
            </text:list-item>
            <text:list-item>
              <text:p text:style-name="P117"><text:span text:style-name="Source_20_Text">calculatePerimeter</text:span> calculates the perimeter of the rectangle.</text:p>
            </text:list-item>
          </text:list>
        </text:list-item>
        <text:list-item>
          <text:p text:style-name="P116"><text:span text:style-name="Strong_20_Emphasis">Assigning Function Pointers</text:span>:</text:p>
          <text:list>
            <text:list-item>
              <text:p text:style-name="P117"><text:soft-page-break/><text:span text:style-name="Source_20_Text">rect.area = calculateArea;</text:span> assigns the <text:span text:style-name="Source_20_Text">calculateArea</text:span> function to the <text:span text:style-name="Source_20_Text">area</text:span> function pointer within <text:span text:style-name="Source_20_Text">rect</text:span>.</text:p>
            </text:list-item>
            <text:list-item>
              <text:p text:style-name="P117"><text:span text:style-name="Source_20_Text">rect.perimeter = calculatePerimeter;</text:span> assigns the <text:span text:style-name="Source_20_Text">calculatePerimeter</text:span> function to the <text:span text:style-name="Source_20_Text">perimeter</text:span> function pointer.</text:p>
            </text:list-item>
          </text:list>
        </text:list-item>
        <text:list-item>
          <text:p text:style-name="P116"><text:span text:style-name="Strong_20_Emphasis">Using Function Pointers</text:span>:</text:p>
          <text:list>
            <text:list-item>
              <text:p text:style-name="P117"><text:span text:style-name="Source_20_Text">rect.area(rect.length, rect.width)</text:span> calls the <text:span text:style-name="Source_20_Text">calculateArea</text:span> function via the <text:span text:style-name="Source_20_Text">area</text:span> function pointer.</text:p>
            </text:list-item>
            <text:list-item>
              <text:p text:style-name="P116"><text:span text:style-name="Source_20_Text">rect.perimeter(rect.length, rect.width)</text:span> calls the <text:span text:style-name="Source_20_Text">calculatePerimeter</text:span> function via the <text:span text:style-name="Source_20_Text">perimeter</text:span> function pointer.</text:p>
            </text:list-item>
          </text:list>
        </text:list-item>
      </text:list>
      <text:h text:style-name="Heading_20_3" text:outline-level="3">Expected Output</text:h>
      <text:p text:style-name="P21"><text:span text:style-name="Source_20_Text">Area: 50</text:span></text:p>
      <text:p text:style-name="P23"><text:span text:style-name="Source_20_Text">Perimeter: 30</text:span></text:p>
      <text:h text:style-name="Heading_20_3" text:outline-level="3">Explanation of the Output</text:h>
      <text:list text:style-name="L35">
        <text:list-item>
          <text:p text:style-name="P118">The area is calculated as <text:span text:style-name="Source_20_Text">length * width = 10 * 5 = 50</text:span>.</text:p>
        </text:list-item>
        <text:list-item>
          <text:p text:style-name="P119">The perimeter is calculated as <text:span text:style-name="Source_20_Text">2 * (length + width) = 2 * (10 + 5) = 30</text:span>.</text:p>
        </text:list-item>
      </text:list>
      <text:p text:style-name="Horizontal_20_Line"/>
      <text:h text:style-name="Heading_20_3" text:outline-level="3">Additional Example: Using Multiple Function Pointers in a Structure</text:h>
      <text:p text:style-name="Text_20_body">Here’s a more generic example with a structure that has multiple function pointers for performing different arithmetic operations.</text:p>
      <text:p text:style-name="P21"><text:span text:style-name="Source_20_Text">#include &lt;stdio.h&gt;</text:span></text:p>
      <text:p text:style-name="P22"/>
      <text:p text:style-name="P22"><text:span text:style-name="Source_20_Text">// Define a structure with function pointers for basic arithmetic operations</text:span></text:p>
      <text:p text:style-name="P22"><text:span text:style-name="Source_20_Text">struct Calculator {</text:span></text:p>
      <text:p text:style-name="P22"><text:span text:style-name="Source_20_Text"><text:s text:c="4"/>int (*add)(int, int);</text:span></text:p>
      <text:p text:style-name="P22"><text:span text:style-name="Source_20_Text"><text:s text:c="4"/>int (*subtract)(int, int);</text:span></text:p>
      <text:p text:style-name="P22"><text:span text:style-name="Source_20_Text"><text:s text:c="4"/>int (*multiply)(int, int);</text:span></text:p>
      <text:p text:style-name="P22"><text:span text:style-name="Source_20_Text"><text:s text:c="4"/>float (*divide)(int, int);</text:span></text:p>
      <text:p text:style-name="P22"><text:span text:style-name="Source_20_Text">};</text:span></text:p>
      <text:p text:style-name="P22"/>
      <text:p text:style-name="P22"><text:span text:style-name="Source_20_Text">// Functions for basic arithmetic operations</text:span></text:p>
      <text:p text:style-name="P22"><text:span text:style-name="Source_20_Text">int add(int a, int b) {</text:span></text:p>
      <text:p text:style-name="P22"><text:span text:style-name="Source_20_Text"><text:s text:c="4"/>return a + b;</text:span></text:p>
      <text:p text:style-name="P22"><text:span text:style-name="Source_20_Text">}</text:span></text:p>
      <text:p text:style-name="P22"/>
      <text:p text:style-name="P22"><text:span text:style-name="Source_20_Text">int subtract(int a, int b) {</text:span></text:p>
      <text:p text:style-name="P22"><text:span text:style-name="Source_20_Text"><text:s text:c="4"/>return a - b;</text:span></text:p>
      <text:p text:style-name="P22"><text:span text:style-name="Source_20_Text">}</text:span></text:p>
      <text:p text:style-name="P22"/>
      <text:p text:style-name="P22"><text:span text:style-name="Source_20_Text">int multiply(int a, int b) {</text:span></text:p>
      <text:p text:style-name="P22"><text:span text:style-name="Source_20_Text"><text:s text:c="4"/>return a * b;</text:span></text:p>
      <text:p text:style-name="P22"><text:span text:style-name="Source_20_Text">}</text:span></text:p>
      <text:p text:style-name="P22"/>
      <text:p text:style-name="P22"><text:span text:style-name="Source_20_Text">float divide(int a, int b) {</text:span></text:p>
      <text:p text:style-name="P22"><text:span text:style-name="Source_20_Text"><text:s text:c="4"/>if (b != 0) {</text:span></text:p>
      <text:p text:style-name="P22"><text:span text:style-name="Source_20_Text"><text:s text:c="8"/>return (float)a / b;</text:span></text:p>
      <text:p text:style-name="P22"><text:span text:style-name="Source_20_Text"><text:s text:c="4"/>} else {</text:span></text:p>
      <text:p text:style-name="P22"><text:span text:style-name="Source_20_Text"><text:s text:c="8"/>printf("Error: Division by zero\n");</text:span></text:p>
      <text:p text:style-name="P22"><text:span text:style-name="Source_20_Text"><text:s text:c="8"/>return 0.0;</text:span></text:p>
      <text:p text:style-name="P22"><text:soft-page-break/><text:span text:style-name="Source_20_Text"><text:s text:c="4"/>}</text:span></text:p>
      <text:p text:style-name="P22"><text:span text:style-name="Source_20_Text">}</text:span></text:p>
      <text:p text:style-name="P22"/>
      <text:p text:style-name="P22"><text:span text:style-name="Source_20_Text">int main() {</text:span></text:p>
      <text:p text:style-name="P22"><text:span text:style-name="Source_20_Text"><text:s text:c="4"/>// Create an instance of Calculator</text:span></text:p>
      <text:p text:style-name="P22"><text:span text:style-name="Source_20_Text"><text:s text:c="4"/>struct Calculator calc;</text:span></text:p>
      <text:p text:style-name="P22"/>
      <text:p text:style-name="P22"><text:span text:style-name="Source_20_Text"><text:s text:c="4"/>// Assign function pointers</text:span></text:p>
      <text:p text:style-name="P22"><text:span text:style-name="Source_20_Text"><text:s text:c="4"/>calc.add = add;</text:span></text:p>
      <text:p text:style-name="P22"><text:span text:style-name="Source_20_Text"><text:s text:c="4"/>calc.subtract = subtract;</text:span></text:p>
      <text:p text:style-name="P22"><text:span text:style-name="Source_20_Text"><text:s text:c="4"/>calc.multiply = multiply;</text:span></text:p>
      <text:p text:style-name="P22"><text:span text:style-name="Source_20_Text"><text:s text:c="4"/>calc.divide = divide;</text:span></text:p>
      <text:p text:style-name="P22"/>
      <text:p text:style-name="P22"><text:span text:style-name="Source_20_Text"><text:s text:c="4"/>// Use function pointers through the structure</text:span></text:p>
      <text:p text:style-name="P22"><text:span text:style-name="Source_20_Text"><text:s text:c="4"/>int x = 20, y = 10;</text:span></text:p>
      <text:p text:style-name="P22"><text:span text:style-name="Source_20_Text"><text:s text:c="4"/>printf("Add: %d\n", calc.add(x, y));</text:span></text:p>
      <text:p text:style-name="P22"><text:span text:style-name="Source_20_Text"><text:s text:c="4"/>printf("Subtract: %d\n", calc.subtract(x, y));</text:span></text:p>
      <text:p text:style-name="P22"><text:span text:style-name="Source_20_Text"><text:s text:c="4"/>printf("Multiply: %d\n", calc.multiply(x, y));</text:span></text:p>
      <text:p text:style-name="P22"><text:span text:style-name="Source_20_Text"><text:s text:c="4"/>printf("Divide: %.2f\n", calc.divide(x, y));</text:span></text:p>
      <text:p text:style-name="P22"/>
      <text:p text:style-name="P22"><text:span text:style-name="Source_20_Text"><text:s text:c="4"/>return 0;</text:span></text:p>
      <text:p text:style-name="P23"><text:span text:style-name="Source_20_Text">}</text:span></text:p>
      <text:h text:style-name="Heading_20_3" text:outline-level="3">Explanation of the Code</text:h>
      <text:list text:style-name="L36">
        <text:list-item>
          <text:p text:style-name="P120"><text:span text:style-name="Strong_20_Emphasis">Structure with Function Pointers</text:span>: <text:span text:style-name="Source_20_Text">struct Calculator</text:span> has four function pointers to add, subtract, multiply, and divide integers.</text:p>
        </text:list-item>
        <text:list-item>
          <text:p text:style-name="P120"><text:span text:style-name="Strong_20_Emphasis">Function Assignments</text:span>: Each function pointer in <text:span text:style-name="Source_20_Text">calc</text:span> is assigned to a corresponding arithmetic function.</text:p>
        </text:list-item>
        <text:list-item>
          <text:p text:style-name="P121"><text:span text:style-name="Strong_20_Emphasis">Using the Structure</text:span>: We call each operation (add, subtract, multiply, divide) through the <text:span text:style-name="Source_20_Text">calc</text:span> structure.</text:p>
        </text:list-item>
      </text:list>
      <text:h text:style-name="Heading_20_3" text:outline-level="3">Expected Output</text:h>
      <text:p text:style-name="Preformatted_20_Text"/>
      <text:p text:style-name="P21"><text:span text:style-name="Source_20_Text">Add: 30</text:span></text:p>
      <text:p text:style-name="P22"><text:span text:style-name="Source_20_Text">Subtract: 10</text:span></text:p>
      <text:p text:style-name="P22"><text:span text:style-name="Source_20_Text">Multiply: 200</text:span></text:p>
      <text:p text:style-name="P23"><text:span text:style-name="Source_20_Text">Divide: 2.00</text:span></text:p>
      <text:h text:style-name="Heading_20_3" text:outline-level="3">Summary</text:h>
      <text:p text:style-name="Text_20_body">Using function pointers in structures provides a way to associate specific behaviors (functions) with data, similar to methods in an object-oriented programming language. This is a powerful technique to implement function-like behavior in C structures, useful in modular code design and simulations of object-oriented behavior in C.</text:p>
      <text:p text:style-name="P23"><text:span text:style-name="Source_20_Text"><text:span text:style-name="T12"/></text:span></text:p>
      <text:p text:style-name="P122"><text:span text:style-name="T13"/></text:p>
      <text:p text:style-name="P123">UNIT V: Function &amp; File Handling</text:p>
      <text:p text:style-name="P124"/>
      <text:p text:style-name="P125">Introduction to Functions, Function Declaration and Definition, Function call Return Types and Arguments, modifying parameters inside functions using pointers, arrays as parameters. Scope and Lifetime of Variables, Basics of File Handling.</text:p>
      <text:h text:style-name="P126" text:outline-level="3"><text:soft-page-break/>Introduction to Functions</text:h>
      <text:p text:style-name="Text_20_body">A <text:span text:style-name="Strong_20_Emphasis">function</text:span> is a self-contained block of code designed to perform a specific task. Functions promote code reusability, readability, and modular programming by allowing developers to separate logic into smaller, manageable units. Functions are a core part of most programming languages and are particularly important in C.</text:p>
      <text:h text:style-name="Heading_20_3" text:outline-level="3">1. <text:span text:style-name="Strong_20_Emphasis">Function Declaration and Definition</text:span></text:h>
      <text:list text:style-name="L37">
        <text:list-item>
          <text:p text:style-name="P127"><text:span text:style-name="Strong_20_Emphasis">Function Declaration</text:span> (or <text:span text:style-name="Strong_20_Emphasis">Prototype</text:span>): The declaration of a function specifies its name, return type, and parameters, telling the compiler about the function's existence.</text:p>
          <text:p text:style-name="P128"><text:span text:style-name="Source_20_Text">int add(int a, int b); // Declaration: tells the compiler that the function "add" exists.</text:span></text:p>
        </text:list-item>
        <text:list-item>
          <text:p text:style-name="P127"><text:span text:style-name="Strong_20_Emphasis">Function Definition</text:span>: The definition provides the actual implementation of the function.</text:p>
          <text:p text:style-name="P129"><text:span text:style-name="Source_20_Text">int add(int a, int b) { // Definition</text:span></text:p>
          <text:p text:style-name="P130"><text:span text:style-name="Source_20_Text"><text:s text:c="4"/>return a + b;</text:span></text:p>
          <text:p text:style-name="P131"><text:span text:style-name="Source_20_Text">}</text:span></text:p>
        </text:list-item>
      </text:list>
      <text:h text:style-name="Heading_20_3" text:outline-level="3">2. <text:span text:style-name="Strong_20_Emphasis">Function Call</text:span></text:h>
      <text:p text:style-name="Text_20_body">A <text:span text:style-name="Strong_20_Emphasis">function call</text:span> is the process of invoking a function, usually by passing arguments to it. Functions can be called from other functions (including main) to perform their defined tasks.</text:p>
      <text:p text:style-name="P38"><text:span text:style-name="Source_20_Text">int result = add(5, 3); // Calls the add function with arguments 5 and 3</text:span></text:p>
      <text:h text:style-name="Heading_20_3" text:outline-level="3">3. <text:span text:style-name="Strong_20_Emphasis">Return Types and Arguments</text:span></text:h>
      <text:list text:style-name="L38">
        <text:list-item>
          <text:p text:style-name="P132"><text:span text:style-name="Strong_20_Emphasis">Return Type</text:span>: A function's return type specifies the type of value it will return. Common return types include <text:span text:style-name="Source_20_Text">int</text:span>, <text:span text:style-name="Source_20_Text">float</text:span>, <text:span text:style-name="Source_20_Text">void</text:span> (no return value), etc.</text:p>
          <text:p text:style-name="P133"><text:span text:style-name="Source_20_Text">float calculateArea(float radius) {</text:span></text:p>
          <text:p text:style-name="P134"><text:span text:style-name="Source_20_Text"><text:s text:c="4"/>return 3.14 * radius * radius; // Returns a float value</text:span></text:p>
          <text:p text:style-name="P135"><text:span text:style-name="Source_20_Text">}</text:span></text:p>
        </text:list-item>
        <text:list-item>
          <text:p text:style-name="P132"><text:span text:style-name="Strong_20_Emphasis">Arguments (Parameters)</text:span>: Parameters allow data to be passed into a function. A function can have any number of parameters or none at all.</text:p>
        </text:list-item>
      </text:list>
      <text:h text:style-name="Heading_20_3" text:outline-level="3">4. <text:span text:style-name="Strong_20_Emphasis">Modifying Parameters Inside Functions Using Pointers</text:span></text:h>
      <text:p text:style-name="Text_20_body">To modify the values of parameters inside a function, we can pass pointers to those parameters instead of passing them by value.</text:p>
      <text:h text:style-name="Heading_20_4" text:outline-level="4">Example:</text:h>
      <text:p text:style-name="P21"><text:span text:style-name="Source_20_Text">void updateValue(int *p) { // Function takes a pointer as a parameter</text:span></text:p>
      <text:p text:style-name="P22"><text:span text:style-name="Source_20_Text"><text:s text:c="4"/>*p = 20; // Modifies the original variable's value</text:span></text:p>
      <text:p text:style-name="P22"><text:span text:style-name="Source_20_Text">}</text:span></text:p>
      <text:p text:style-name="P22"/>
      <text:p text:style-name="P22"><text:span text:style-name="Source_20_Text">int main() {</text:span></text:p>
      <text:p text:style-name="P22"><text:span text:style-name="Source_20_Text"><text:s text:c="4"/>int num = 10;</text:span></text:p>
      <text:p text:style-name="P22"><text:span text:style-name="Source_20_Text"><text:s text:c="4"/>updateValue(&amp;num); // Pass the address of num</text:span></text:p>
      <text:p text:style-name="P22"><text:span text:style-name="Source_20_Text"><text:s text:c="4"/>printf("%d", num); // Output: 20</text:span></text:p>
      <text:p text:style-name="P22"><text:span text:style-name="Source_20_Text"><text:s text:c="4"/>return 0;</text:span></text:p>
      <text:p text:style-name="P23"><text:span text:style-name="Source_20_Text">}</text:span></text:p>
      <text:h text:style-name="Heading_20_3" text:outline-level="3"><text:soft-page-break/>5. <text:span text:style-name="Strong_20_Emphasis">Arrays as Parameters</text:span></text:h>
      <text:p text:style-name="Text_20_body">When passing an array to a function, what is actually passed is a pointer to the array’s first element, allowing the function to access and modify the array's contents.</text:p>
      <text:h text:style-name="Heading_20_4" text:outline-level="4">Example:</text:h>
      <text:p text:style-name="P21"><text:span text:style-name="Source_20_Text">void modifyArray(int arr[], int size) {</text:span></text:p>
      <text:p text:style-name="P22"><text:span text:style-name="Source_20_Text"><text:s text:c="4"/>for (int i = 0; i &lt; size; i++) {</text:span></text:p>
      <text:p text:style-name="P22"><text:span text:style-name="Source_20_Text"><text:s text:c="8"/>arr[i] *= 2; // Modify each element</text:span></text:p>
      <text:p text:style-name="P22"><text:span text:style-name="Source_20_Text"><text:s text:c="4"/>}</text:span></text:p>
      <text:p text:style-name="P22"><text:span text:style-name="Source_20_Text">}</text:span></text:p>
      <text:p text:style-name="P22"/>
      <text:p text:style-name="P22"><text:span text:style-name="Source_20_Text">int main() {</text:span></text:p>
      <text:p text:style-name="P22"><text:span text:style-name="Source_20_Text"><text:s text:c="4"/>int numbers[3] = {1, 2, 3};</text:span></text:p>
      <text:p text:style-name="P22"><text:span text:style-name="Source_20_Text"><text:s text:c="4"/>modifyArray(numbers, 3);</text:span></text:p>
      <text:p text:style-name="P22"><text:span text:style-name="Source_20_Text"><text:s text:c="4"/>for (int i = 0; i &lt; 3; i++) {</text:span></text:p>
      <text:p text:style-name="P22"><text:span text:style-name="Source_20_Text"><text:s text:c="8"/>printf("%d ", numbers[i]); // Output: 2 4 6</text:span></text:p>
      <text:p text:style-name="P22"><text:span text:style-name="Source_20_Text"><text:s text:c="4"/>}</text:span></text:p>
      <text:p text:style-name="P22"><text:span text:style-name="Source_20_Text"><text:s text:c="4"/>return 0;</text:span></text:p>
      <text:p text:style-name="P23"><text:span text:style-name="Source_20_Text">}</text:span></text:p>
      <text:p text:style-name="P136">Returning an Array as a Pointer:-</text:p>
      <text:h text:style-name="P137" text:outline-level="4">Example Code:</text:h>
      <text:p text:style-name="Preformatted_20_Text"/>
      <text:p text:style-name="P21"><text:span text:style-name="Source_20_Text">#include &lt;stdio.h&gt;</text:span></text:p>
      <text:p text:style-name="P22"><text:span text:style-name="Source_20_Text">#include &lt;stdlib.h&gt;</text:span></text:p>
      <text:p text:style-name="P22"/>
      <text:p text:style-name="P22"><text:span text:style-name="Source_20_Text">// Function that returns a pointer to an integer array</text:span></text:p>
      <text:p text:style-name="P22"><text:span text:style-name="Source_20_Text">int* createArray(int size) {</text:span></text:p>
      <text:p text:style-name="P22"><text:span text:style-name="Source_20_Text"><text:s text:c="4"/>int *arr = (int *)malloc(size * sizeof(int)); // Allocate memory for the array</text:span></text:p>
      <text:p text:style-name="P22"><text:span text:style-name="Source_20_Text"><text:s text:c="4"/>if (arr == NULL) {</text:span></text:p>
      <text:p text:style-name="P22"><text:span text:style-name="Source_20_Text"><text:s text:c="8"/>printf("Memory allocation failed!\n");</text:span></text:p>
      <text:p text:style-name="P22"><text:span text:style-name="Source_20_Text"><text:s text:c="8"/>exit(1);</text:span></text:p>
      <text:p text:style-name="P22"><text:span text:style-name="Source_20_Text"><text:s text:c="4"/>}</text:span></text:p>
      <text:p text:style-name="P22"/>
      <text:p text:style-name="P22"><text:span text:style-name="Source_20_Text"><text:s text:c="4"/>// Initialize the array</text:span></text:p>
      <text:p text:style-name="P22"><text:span text:style-name="Source_20_Text"><text:s text:c="4"/>for (int i = 0; i &lt; size; i++) {</text:span></text:p>
      <text:p text:style-name="P22"><text:span text:style-name="Source_20_Text"><text:s text:c="8"/>arr[i] = i * 2; // Example initialization</text:span></text:p>
      <text:p text:style-name="P22"><text:span text:style-name="Source_20_Text"><text:s text:c="4"/>}</text:span></text:p>
      <text:p text:style-name="P22"/>
      <text:p text:style-name="P22"><text:span text:style-name="Source_20_Text"><text:s text:c="4"/>return arr; // Return pointer to the array</text:span></text:p>
      <text:p text:style-name="P22"><text:span text:style-name="Source_20_Text">}</text:span></text:p>
      <text:p text:style-name="P22"/>
      <text:p text:style-name="P22"><text:span text:style-name="Source_20_Text">int main() {</text:span></text:p>
      <text:p text:style-name="P22"><text:span text:style-name="Source_20_Text"><text:s text:c="4"/>int size = 5;</text:span></text:p>
      <text:p text:style-name="P22"><text:span text:style-name="Source_20_Text"><text:s text:c="4"/>int *array = createArray(size); // Get the pointer to the array</text:span></text:p>
      <text:p text:style-name="P22"/>
      <text:p text:style-name="P22"><text:span text:style-name="Source_20_Text"><text:s text:c="4"/>// Print the array</text:span></text:p>
      <text:p text:style-name="P22"><text:span text:style-name="Source_20_Text"><text:s text:c="4"/>printf("Returned Array:\n");</text:span></text:p>
      <text:p text:style-name="P22"><text:span text:style-name="Source_20_Text"><text:s text:c="4"/>for (int i = 0; i &lt; size; i++) {</text:span></text:p>
      <text:p text:style-name="P22"><text:span text:style-name="Source_20_Text"><text:s text:c="8"/>printf("%d ", array[i]);</text:span></text:p>
      <text:p text:style-name="P22"><text:span text:style-name="Source_20_Text"><text:s text:c="4"/>}</text:span></text:p>
      <text:p text:style-name="P22"><text:span text:style-name="Source_20_Text"><text:s text:c="4"/>printf("\n");</text:span></text:p>
      <text:p text:style-name="P22"/>
      <text:p text:style-name="P22"><text:span text:style-name="Source_20_Text"><text:s text:c="4"/>free(array); // Free the allocated memory</text:span></text:p>
      <text:p text:style-name="P22"/>
      <text:p text:style-name="P22"><text:span text:style-name="Source_20_Text"><text:s text:c="4"/>return 0;</text:span></text:p>
      <text:p text:style-name="P23"><text:span text:style-name="Source_20_Text">}</text:span></text:p>
      <text:h text:style-name="Heading_20_4" text:outline-level="4"><text:soft-page-break/>Expected Output:</text:h>
      <text:p text:style-name="P21"><text:span text:style-name="Source_20_Text">Returned Array:</text:span></text:p>
      <text:p text:style-name="P23"><text:span text:style-name="Source_20_Text">0 2 4 6 8 </text:span></text:p>
      <text:h text:style-name="Heading_20_3" text:outline-level="3">2. <text:span text:style-name="Strong_20_Emphasis">Passing an Array as a Pointer Parameter</text:span></text:h>
      <text:h text:style-name="Heading_20_4" text:outline-level="4">Example Code:</text:h>
      <text:p text:style-name="Preformatted_20_Text"/>
      <text:p text:style-name="P21"><text:span text:style-name="Source_20_Text">#include &lt;stdio.h&gt;</text:span></text:p>
      <text:p text:style-name="P22"/>
      <text:p text:style-name="P22"><text:span text:style-name="Source_20_Text">// Function that takes a pointer to an integer array and its size</text:span></text:p>
      <text:p text:style-name="P22"><text:span text:style-name="Source_20_Text">void modifyArray(int *arr, int size) {</text:span></text:p>
      <text:p text:style-name="P22"><text:span text:style-name="Source_20_Text"><text:s text:c="4"/>for (int i = 0; i &lt; size; i++) {</text:span></text:p>
      <text:p text:style-name="P22"><text:span text:style-name="Source_20_Text"><text:s text:c="8"/>arr[i] += 5; // Modify each element by adding 5</text:span></text:p>
      <text:p text:style-name="P22"><text:span text:style-name="Source_20_Text"><text:s text:c="4"/>}</text:span></text:p>
      <text:p text:style-name="P22"><text:span text:style-name="Source_20_Text">}</text:span></text:p>
      <text:p text:style-name="P22"/>
      <text:p text:style-name="P22"><text:span text:style-name="Source_20_Text">int main() {</text:span></text:p>
      <text:p text:style-name="P22"><text:span text:style-name="Source_20_Text"><text:s text:c="4"/>int array[] = {1, 2, 3, 4, 5};</text:span></text:p>
      <text:p text:style-name="P22"><text:span text:style-name="Source_20_Text"><text:s text:c="4"/>int size = sizeof(array) / sizeof(array[0]);</text:span></text:p>
      <text:p text:style-name="P22"/>
      <text:p text:style-name="P22"><text:span text:style-name="Source_20_Text"><text:s text:c="4"/>printf("Original Array:\n");</text:span></text:p>
      <text:p text:style-name="P22"><text:span text:style-name="Source_20_Text"><text:s text:c="4"/>for (int i = 0; i &lt; size; i++) {</text:span></text:p>
      <text:p text:style-name="P22"><text:span text:style-name="Source_20_Text"><text:s text:c="8"/>printf("%d ", array[i]);</text:span></text:p>
      <text:p text:style-name="P22"><text:span text:style-name="Source_20_Text"><text:s text:c="4"/>}</text:span></text:p>
      <text:p text:style-name="P22"><text:span text:style-name="Source_20_Text"><text:s text:c="4"/>printf("\n");</text:span></text:p>
      <text:p text:style-name="P22"/>
      <text:p text:style-name="P22"><text:span text:style-name="Source_20_Text"><text:s text:c="4"/>modifyArray(array, size); // Pass the array to the function</text:span></text:p>
      <text:p text:style-name="P22"/>
      <text:p text:style-name="P22"><text:span text:style-name="Source_20_Text"><text:s text:c="4"/>printf("Modified Array:\n");</text:span></text:p>
      <text:p text:style-name="P22"><text:span text:style-name="Source_20_Text"><text:s text:c="4"/>for (int i = 0; i &lt; size; i++) {</text:span></text:p>
      <text:p text:style-name="P22"><text:span text:style-name="Source_20_Text"><text:s text:c="8"/>printf("%d ", array[i]);</text:span></text:p>
      <text:p text:style-name="P22"><text:span text:style-name="Source_20_Text"><text:s text:c="4"/>}</text:span></text:p>
      <text:p text:style-name="P22"><text:span text:style-name="Source_20_Text"><text:s text:c="4"/>printf("\n");</text:span></text:p>
      <text:p text:style-name="P22"/>
      <text:p text:style-name="P22"><text:span text:style-name="Source_20_Text"><text:s text:c="4"/>return 0;</text:span></text:p>
      <text:p text:style-name="P23"><text:span text:style-name="Source_20_Text">}</text:span></text:p>
      <text:h text:style-name="Heading_20_4" text:outline-level="4">Expected Output:</text:h>
      <text:p text:style-name="Preformatted_20_Text"/>
      <text:p text:style-name="P21"><text:span text:style-name="Source_20_Text">Original Array:</text:span></text:p>
      <text:p text:style-name="P22"><text:span text:style-name="Source_20_Text">1 2 3 4 5 </text:span></text:p>
      <text:p text:style-name="P22"><text:span text:style-name="Source_20_Text">Modified Array:</text:span></text:p>
      <text:p text:style-name="P23"><text:span text:style-name="Source_20_Text">6 7 8 9 10 </text:span></text:p>
      <text:p text:style-name="P138">-----------------</text:p>
      <text:h text:style-name="Heading_20_3" text:outline-level="3">6. <text:span text:style-name="Strong_20_Emphasis">Scope and Lifetime of Variables</text:span></text:h>
      <text:list text:style-name="L39">
        <text:list-item>
          <text:p text:style-name="P139"><text:span text:style-name="Strong_20_Emphasis">Scope</text:span>: Defines where a variable can be accessed. It can be:</text:p>
          <text:list>
            <text:list-item>
              <text:p text:style-name="P140"><text:span text:style-name="Strong_20_Emphasis">Local Scope</text:span>: Variables declared within a function have local scope, meaning they are accessible only within that function.</text:p>
            </text:list-item>
            <text:list-item>
              <text:p text:style-name="P140"><text:span text:style-name="Strong_20_Emphasis">Global Scope</text:span>: Variables declared outside of all functions are global and accessible throughout the program.</text:p>
            </text:list-item>
          </text:list>
        </text:list-item>
        <text:list-item>
          <text:p text:style-name="P139"><text:span text:style-name="Strong_20_Emphasis">Lifetime</text:span>: Defines the duration for which a variable retains its value.</text:p>
          <text:list>
            <text:list-item>
              <text:p text:style-name="P140"><text:soft-page-break/><text:span text:style-name="Strong_20_Emphasis">Automatic (Local) Variables</text:span>: Exist only within the function they are declared in and are destroyed when the function exits.</text:p>
            </text:list-item>
            <text:list-item>
              <text:p text:style-name="P140"><text:span text:style-name="Strong_20_Emphasis">Static Variables</text:span>: Retain their value between function calls and are initialized only once.</text:p>
            </text:list-item>
            <text:list-item>
              <text:p text:style-name="P139"><text:span text:style-name="Strong_20_Emphasis">Global Variables</text:span>: Exist for the entire duration of the program.</text:p>
            </text:list-item>
          </text:list>
        </text:list-item>
      </text:list>
      <text:h text:style-name="Heading_20_4" text:outline-level="4">Example of Scope and Lifetime:</text:h>
      <text:p text:style-name="P21"><text:span text:style-name="Source_20_Text">#include &lt;stdio.h&gt;</text:span></text:p>
      <text:p text:style-name="P22"/>
      <text:p text:style-name="P22"><text:span text:style-name="Source_20_Text">int globalVar = 5; // Global variable</text:span></text:p>
      <text:p text:style-name="P22"/>
      <text:p text:style-name="P22"><text:span text:style-name="Source_20_Text">void demoFunction() {</text:span></text:p>
      <text:p text:style-name="P22"><text:span text:style-name="Source_20_Text"><text:s text:c="4"/>static int staticVar = 0; // Static variable</text:span></text:p>
      <text:p text:style-name="P22"><text:span text:style-name="Source_20_Text"><text:s text:c="4"/>int localVar = 10; // Local variable</text:span></text:p>
      <text:p text:style-name="P22"><text:span text:style-name="Source_20_Text"><text:s text:c="4"/>staticVar++;</text:span></text:p>
      <text:p text:style-name="P22"><text:span text:style-name="Source_20_Text"><text:s text:c="4"/>printf("Static: %d, Local: %d\n", staticVar, localVar);</text:span></text:p>
      <text:p text:style-name="P22"><text:span text:style-name="Source_20_Text">}</text:span></text:p>
      <text:p text:style-name="P22"/>
      <text:p text:style-name="P22"><text:span text:style-name="Source_20_Text">int main() {</text:span></text:p>
      <text:p text:style-name="P22"><text:span text:style-name="Source_20_Text"><text:s text:c="4"/>demoFunction(); // Output: Static: 1, Local: 10</text:span></text:p>
      <text:p text:style-name="P22"><text:span text:style-name="Source_20_Text"><text:s text:c="4"/>demoFunction(); // Output: Static: 2, Local: 10</text:span></text:p>
      <text:p text:style-name="P22"><text:span text:style-name="Source_20_Text"><text:s text:c="4"/>return 0;</text:span></text:p>
      <text:p text:style-name="P23"><text:span text:style-name="Source_20_Text">}</text:span></text:p>
      <text:h text:style-name="Heading_20_3" text:outline-level="3">7. <text:span text:style-name="Strong_20_Emphasis">Basics of File Handling</text:span></text:h>
      <text:p text:style-name="P141"><text:span text:style-name="Strong_20_Emphasis">File handling</text:span> allows a program to store data persistently on the file system. C provides several functions for working with files, allowing us to open, read, write, and close files.</text:p>
      <text:p text:style-name="P142">File handling in C allows you to read from and write to files on disk. This capability is essential for data persistence, enabling your programs to store and retrieve data beyond their runtime. The C standard library provides several functions for file operations.</text:p>
      <text:h text:style-name="Heading_20_3" text:outline-level="3">Basic File Operations</text:h>
      <text:p text:style-name="Text_20_body">The primary operations you can perform on files are:</text:p>
      <text:list text:style-name="L40">
        <text:list-item>
          <text:p text:style-name="P143"><text:span text:style-name="Strong_20_Emphasis">Opening a file</text:span></text:p>
        </text:list-item>
        <text:list-item>
          <text:p text:style-name="P143"><text:span text:style-name="Strong_20_Emphasis">Reading from a file</text:span></text:p>
        </text:list-item>
        <text:list-item>
          <text:p text:style-name="P143"><text:span text:style-name="Strong_20_Emphasis">Writing to a file</text:span></text:p>
        </text:list-item>
        <text:list-item>
          <text:p text:style-name="P144"><text:span text:style-name="Strong_20_Emphasis">Closing a file</text:span></text:p>
        </text:list-item>
      </text:list>
      <text:h text:style-name="Heading_20_3" text:outline-level="3">File Modes</text:h>
      <text:p text:style-name="Text_20_body">When opening a file, you specify the mode of operation using a string:</text:p>
      <text:list text:style-name="L41">
        <text:list-item>
          <text:p text:style-name="P145"><text:span text:style-name="Source_20_Text">"r"</text:span>: Read mode (file must exist).</text:p>
        </text:list-item>
        <text:list-item>
          <text:p text:style-name="P145"><text:span text:style-name="Source_20_Text">"w"</text:span>: Write mode (creates a new file or truncates an existing one).</text:p>
        </text:list-item>
        <text:list-item>
          <text:p text:style-name="P145"><text:span text:style-name="Source_20_Text">"a"</text:span>: Append mode (writes data at the end of the file).</text:p>
        </text:list-item>
        <text:list-item>
          <text:p text:style-name="P145"><text:span text:style-name="Source_20_Text">"r+"</text:span>: Read and write mode (file must exist).</text:p>
        </text:list-item>
        <text:list-item>
          <text:p text:style-name="P145"><text:span text:style-name="Source_20_Text">"w+"</text:span>: Read and write mode (creates a new file or truncates an existing one).</text:p>
        </text:list-item>
        <text:list-item>
          <text:p text:style-name="P146"><text:span text:style-name="Source_20_Text">"a+"</text:span>: Read and append mode (writes data at the end of the file).</text:p>
        </text:list-item>
      </text:list>
      <text:h text:style-name="P147" text:outline-level="2"><text:soft-page-break/>Types of Files in C</text:h>
      <text:p text:style-name="P148">A file can be classified into two types based on the way the file stores the data. They are as follows:</text:p>
      <text:list text:style-name="L42">
        <text:list-item text:start-value="1">
          <text:p text:style-name="P149"><text:span text:style-name="Strong_20_Emphasis"><text:span text:style-name="T14">Text Files</text:span></text:span></text:p>
        </text:list-item>
        <text:list-item text:start-value="2">
          <text:p text:style-name="P149"><text:span text:style-name="Strong_20_Emphasis"><text:span text:style-name="T14">Binary Files</text:span></text:span></text:p>
        </text:list-item>
      </text:list>
      <text:p text:style-name="P150"/>
      <text:h text:style-name="P151" text:outline-level="3"><text:span text:style-name="Strong_20_Emphasis"><text:span text:style-name="T14">1. Text Files</text:span></text:span></text:h>
      <text:p text:style-name="P152"><text:span text:style-name="T15">A text file contains data in the </text:span><text:span text:style-name="Strong_20_Emphasis"><text:span text:style-name="T14">form of ASCII characters</text:span></text:span><text:span text:style-name="T15"> and is generally used to store a stream of characters.</text:span></text:p>
      <text:list text:style-name="L43">
        <text:list-item text:start-value="1">
          <text:p text:style-name="P153">Each line in a text file ends with a new line character (‘\n’).</text:p>
        </text:list-item>
        <text:list-item text:start-value="2">
          <text:p text:style-name="P153">It can be read or written by any text editor.</text:p>
        </text:list-item>
        <text:list-item text:start-value="3">
          <text:p text:style-name="P154"><text:span text:style-name="T15">They are generally stored with </text:span><text:span text:style-name="Strong_20_Emphasis"><text:span text:style-name="T14">.txt </text:span></text:span><text:span text:style-name="T15">file extension.</text:span></text:p>
        </text:list-item>
        <text:list-item text:start-value="4">
          <text:p text:style-name="P153">Text files can also be used to store the source code.</text:p>
        </text:list-item>
      </text:list>
      <text:h text:style-name="P151" text:outline-level="3"><text:span text:style-name="Strong_20_Emphasis"><text:span text:style-name="T14">2. Binary Files</text:span></text:span></text:h>
      <text:p text:style-name="P152"><text:span text:style-name="T15">A binary file contains data in </text:span><text:span text:style-name="Strong_20_Emphasis"><text:span text:style-name="T14">binary form (i.e. 0’s and 1’s)</text:span></text:span><text:span text:style-name="T15"> instead of ASCII characters. They contain data that is stored in a similar manner to how it is stored in the main memory.</text:span></text:p>
      <text:list text:style-name="L44">
        <text:list-item text:start-value="1">
          <text:p text:style-name="P155">The binary files can be created only from within a program and their contents can only be read by a program.</text:p>
        </text:list-item>
        <text:list-item text:start-value="2">
          <text:p text:style-name="P155">More secure as they are not easily readable.</text:p>
        </text:list-item>
        <text:list-item text:start-value="3">
          <text:p text:style-name="P156"><text:span text:style-name="T15">They are generally stored with </text:span><text:span text:style-name="Strong_20_Emphasis"><text:span text:style-name="T14">.bin</text:span></text:span><text:span text:style-name="T15"> file extension.</text:span></text:p>
        </text:list-item>
      </text:list>
      <text:h text:style-name="P157" text:outline-level="2" text:is-list-header="true">C File Operations</text:h>
      <text:p text:style-name="P148">C file operations refer to the different possible operations that we can perform on a file in C such as:</text:p>
      <text:list text:style-name="L45">
        <text:list-item text:start-value="1">
          <text:p text:style-name="P158"><text:span text:style-name="T15">Creating a new file – </text:span><text:span text:style-name="Strong_20_Emphasis"><text:span text:style-name="T14">fopen() with attributes as “a” or “a+” or “w” or “w+”</text:span></text:span></text:p>
        </text:list-item>
        <text:list-item text:start-value="2">
          <text:p text:style-name="P158"><text:span text:style-name="T15">Opening an existing file – </text:span><text:span text:style-name="Strong_20_Emphasis"><text:span text:style-name="T14">fopen()</text:span></text:span></text:p>
        </text:list-item>
        <text:list-item text:start-value="3">
          <text:p text:style-name="P158"><text:span text:style-name="T15">Reading from file – </text:span><text:span text:style-name="Strong_20_Emphasis"><text:span text:style-name="T14">fscanf() or fgets()</text:span></text:span></text:p>
        </text:list-item>
        <text:list-item text:start-value="4">
          <text:p text:style-name="P158"><text:soft-page-break/><text:span text:style-name="T15">Writing to a file – </text:span><text:span text:style-name="Strong_20_Emphasis"><text:span text:style-name="T14">fprintf() or fputs()</text:span></text:span></text:p>
        </text:list-item>
        <text:list-item text:start-value="5">
          <text:p text:style-name="P158"><text:span text:style-name="T15">Moving to a specific location in a file – </text:span><text:a xlink:type="simple" xlink:href="https://www.geeksforgeeks.org/fseek-in-c-with-example/" text:style-name="Internet_20_link" text:visited-style-name="Visited_20_Internet_20_Link"><text:span text:style-name="Strong_20_Emphasis"><text:span text:style-name="T16">fseek()</text:span></text:span></text:a><text:span text:style-name="Strong_20_Emphasis"><text:span text:style-name="T14">, rewind()</text:span></text:span></text:p>
        </text:list-item>
        <text:list-item text:start-value="6">
          <text:p text:style-name="P158"><text:span text:style-name="T15">Closing a file – </text:span><text:span text:style-name="Strong_20_Emphasis"><text:span text:style-name="T14">fclose()</text:span></text:span></text:p>
        </text:list-item>
      </text:list>
      <text:h text:style-name="Heading_20_3" text:outline-level="3">File Pointer</text:h>
      <text:p text:style-name="Text_20_body">In C, files are handled using file pointers of type <text:span text:style-name="Source_20_Text">FILE*</text:span>. You use the <text:span text:style-name="Source_20_Text">fopen</text:span> function to open a file and get a file pointer, and <text:span text:style-name="Source_20_Text">fclose</text:span> to close it.</text:p>
      <text:h text:style-name="Heading_20_3" text:outline-level="3">Basic File Handling Functions</text:h>
      <text:list text:style-name="L46">
        <text:list-item>
          <text:p text:style-name="P159"><text:span text:style-name="Source_20_Text">fopen()</text:span>: Opens a file and returns a file pointer.</text:p>
        </text:list-item>
        <text:list-item>
          <text:p text:style-name="P159"><text:span text:style-name="Source_20_Text">fclose()</text:span>: Closes an open file.</text:p>
        </text:list-item>
        <text:list-item>
          <text:p text:style-name="P159"><text:span text:style-name="Source_20_Text">fread()</text:span>: Reads data from a file.</text:p>
        </text:list-item>
        <text:list-item>
          <text:p text:style-name="P159"><text:span text:style-name="Source_20_Text">fwrite()</text:span>: Writes data to a file.</text:p>
        </text:list-item>
        <text:list-item>
          <text:p text:style-name="P159"><text:span text:style-name="Source_20_Text">fprintf()</text:span>: Writes formatted data to a file.</text:p>
        </text:list-item>
        <text:list-item>
          <text:p text:style-name="P159"><text:span text:style-name="Source_20_Text">fscanf()</text:span>: Reads formatted data from a file.</text:p>
        </text:list-item>
        <text:list-item>
          <text:p text:style-name="P159"><text:span text:style-name="Source_20_Text">fgets()</text:span>: Reads a string from a file.</text:p>
        </text:list-item>
        <text:list-item>
          <text:p text:style-name="P159"><text:span text:style-name="Source_20_Text">fputs()</text:span>: Writes a string to a file.</text:p>
        </text:list-item>
        <text:list-item>
          <text:p text:style-name="P160"><text:span text:style-name="Source_20_Text">feof()</text:span>: Checks if the end of the file has been reached.</text:p>
        </text:list-item>
      </text:list>
      <text:h text:style-name="Heading_20_3" text:outline-level="3">Example: File Writing and Reading</text:h>
      <text:p text:style-name="Text_20_body">Here is a complete example demonstrating file handling in C. It writes some text to a file and then reads it back.</text:p>
      <text:h text:style-name="P161" text:outline-level="4">Basic File Operations:</text:h>
      <text:list text:style-name="L47">
        <text:list-item>
          <text:p text:style-name="P162"><text:span text:style-name="Strong_20_Emphasis">Opening a File</text:span>: <text:span text:style-name="Source_20_Text">fopen</text:span> is used to open a file. It requires the file name and mode (<text:span text:style-name="Source_20_Text">"r"</text:span>, <text:span text:style-name="Source_20_Text">"w"</text:span>, <text:span text:style-name="Source_20_Text">"a"</text:span>, etc.).</text:p>
          <text:p text:style-name="P163"><text:span text:style-name="Source_20_Text">FILE *filePtr = fopen("example.txt", "w"); // Open file in write mode</text:span></text:p>
        </text:list-item>
        <text:list-item>
          <text:p text:style-name="P162"><text:span text:style-name="Strong_20_Emphasis">Writing to a File</text:span>: Use <text:span text:style-name="Source_20_Text">fprintf</text:span> or <text:span text:style-name="Source_20_Text">fputs</text:span> for writing data.</text:p>
          <text:p text:style-name="P163"><text:span text:style-name="Source_20_Text">fprintf(filePtr, "Hello, World!\n");</text:span></text:p>
        </text:list-item>
        <text:list-item>
          <text:p text:style-name="P162"><text:span text:style-name="Strong_20_Emphasis">Reading from a File</text:span>: Use <text:span text:style-name="Source_20_Text">fscanf</text:span>, <text:span text:style-name="Source_20_Text">fgets</text:span>, or <text:span text:style-name="Source_20_Text">fgetc</text:span> for reading data.</text:p>
          <text:p text:style-name="P164"><text:span text:style-name="Source_20_Text">char line[50];</text:span></text:p>
          <text:p text:style-name="P165"><text:span text:style-name="Source_20_Text">fgets(line, 50, filePtr); // Read a line from the file</text:span></text:p>
        </text:list-item>
        <text:list-item>
          <text:p text:style-name="P162"><text:span text:style-name="Strong_20_Emphasis">Closing a File</text:span>: <text:span text:style-name="Source_20_Text">fclose</text:span> closes the file, freeing resources.</text:p>
          <text:p text:style-name="P163"><text:span text:style-name="Source_20_Text">fclose(filePtr);</text:span></text:p>
        </text:list-item>
      </text:list>
      <text:h text:style-name="Heading_20_4" text:outline-level="4">Example Code:</text:h>
      <text:p text:style-name="Preformatted_20_Text"/>
      <text:p text:style-name="P21"><text:span text:style-name="Source_20_Text">#include &lt;stdio.h&gt;</text:span></text:p>
      <text:p text:style-name="P22"/>
      <text:p text:style-name="P22"><text:soft-page-break/><text:span text:style-name="Source_20_Text">int main() {</text:span></text:p>
      <text:p text:style-name="P22"><text:span text:style-name="Source_20_Text"><text:s text:c="4"/>FILE *file; // Declare a file pointer</text:span></text:p>
      <text:p text:style-name="P22"><text:span text:style-name="Source_20_Text"><text:s text:c="4"/>char data[100];</text:span></text:p>
      <text:p text:style-name="P22"/>
      <text:p text:style-name="P22"><text:span text:style-name="Source_20_Text"><text:s text:c="4"/>// Writing to a file</text:span></text:p>
      <text:p text:style-name="P22"><text:span text:style-name="Source_20_Text"><text:s text:c="4"/>file = fopen("example.txt", "w"); // Open file in write mode</text:span></text:p>
      <text:p text:style-name="P22"><text:span text:style-name="Source_20_Text"><text:s text:c="4"/>if (file == NULL) {</text:span></text:p>
      <text:p text:style-name="P22"><text:span text:style-name="Source_20_Text"><text:s text:c="8"/>printf("Error opening file for writing.\n");</text:span></text:p>
      <text:p text:style-name="P22"><text:span text:style-name="Source_20_Text"><text:s text:c="8"/>return 1; // Exit if file opening fails</text:span></text:p>
      <text:p text:style-name="P22"><text:span text:style-name="Source_20_Text"><text:s text:c="4"/>}</text:span></text:p>
      <text:p text:style-name="P22"/>
      <text:p text:style-name="P22"><text:span text:style-name="Source_20_Text"><text:s text:c="4"/>fprintf(file, "Hello, World!\n"); // Write formatted data to the file</text:span></text:p>
      <text:p text:style-name="P22"><text:span text:style-name="Source_20_Text"><text:s text:c="4"/>fprintf(file, "This is a file handling example in C.\n");</text:span></text:p>
      <text:p text:style-name="P22"><text:span text:style-name="Source_20_Text"><text:s text:c="4"/>fclose(file); // Close the file after writing</text:span></text:p>
      <text:p text:style-name="P22"/>
      <text:p text:style-name="P22"><text:span text:style-name="Source_20_Text"><text:s text:c="4"/>// Reading from a file</text:span></text:p>
      <text:p text:style-name="P22"><text:span text:style-name="Source_20_Text"><text:s text:c="4"/>file = fopen("example.txt", "r"); // Open file in read mode</text:span></text:p>
      <text:p text:style-name="P22"><text:span text:style-name="Source_20_Text"><text:s text:c="4"/>if (file == NULL) {</text:span></text:p>
      <text:p text:style-name="P22"><text:span text:style-name="Source_20_Text"><text:s text:c="8"/>printf("Error opening file for reading.\n");</text:span></text:p>
      <text:p text:style-name="P22"><text:span text:style-name="Source_20_Text"><text:s text:c="8"/>return 1; // Exit if file opening fails</text:span></text:p>
      <text:p text:style-name="P22"><text:span text:style-name="Source_20_Text"><text:s text:c="4"/>}</text:span></text:p>
      <text:p text:style-name="P22"/>
      <text:p text:style-name="P22"><text:span text:style-name="Source_20_Text"><text:s text:c="4"/>printf("Contents of the file:\n");</text:span></text:p>
      <text:p text:style-name="P22"><text:span text:style-name="Source_20_Text"><text:s text:c="4"/>while (fgets(data, sizeof(data), file) != NULL) {</text:span></text:p>
      <text:p text:style-name="P22"><text:span text:style-name="Source_20_Text"><text:s text:c="8"/>printf("%s", data); // Read and print each line</text:span></text:p>
      <text:p text:style-name="P22"><text:span text:style-name="Source_20_Text"><text:s text:c="4"/>}</text:span></text:p>
      <text:p text:style-name="P22"/>
      <text:p text:style-name="P22"><text:span text:style-name="Source_20_Text"><text:s text:c="4"/>fclose(file); // Close the file after reading</text:span></text:p>
      <text:p text:style-name="P22"/>
      <text:p text:style-name="P22"><text:span text:style-name="Source_20_Text"><text:s text:c="4"/>return 0;</text:span></text:p>
      <text:p text:style-name="P23"><text:span text:style-name="Source_20_Text">}</text:span></text:p>
      <text:h text:style-name="Heading_20_3" text:outline-level="3">Explanation of the Example:</text:h>
      <text:list text:style-name="L48">
        <text:list-item>
          <text:p text:style-name="P166"><text:span text:style-name="Strong_20_Emphasis">Opening a File</text:span>:</text:p>
          <text:list>
            <text:list-item>
              <text:p text:style-name="P167">The program opens a file named <text:span text:style-name="Source_20_Text">example.txt</text:span> in write mode (<text:span text:style-name="Source_20_Text">"w"</text:span>). If the file does not exist, it creates a new one.</text:p>
            </text:list-item>
            <text:list-item>
              <text:p text:style-name="P167">It checks if the file was opened successfully by verifying that the file pointer is not <text:span text:style-name="Source_20_Text">NULL</text:span>.</text:p>
            </text:list-item>
          </text:list>
        </text:list-item>
        <text:list-item>
          <text:p text:style-name="P166"><text:span text:style-name="Strong_20_Emphasis">Writing to the File</text:span>:</text:p>
          <text:list>
            <text:list-item>
              <text:p text:style-name="P167">The program writes two lines of text to the file using <text:span text:style-name="Source_20_Text">fprintf</text:span>.</text:p>
            </text:list-item>
          </text:list>
        </text:list-item>
        <text:list-item>
          <text:p text:style-name="P166"><text:span text:style-name="Strong_20_Emphasis">Closing the File</text:span>:</text:p>
          <text:list>
            <text:list-item>
              <text:p text:style-name="P167">After writing, it closes the file using <text:span text:style-name="Source_20_Text">fclose</text:span>.</text:p>
            </text:list-item>
          </text:list>
        </text:list-item>
        <text:list-item>
          <text:p text:style-name="P166"><text:span text:style-name="Strong_20_Emphasis">Reading from the File</text:span>:</text:p>
          <text:list>
            <text:list-item>
              <text:p text:style-name="P167">The program then opens the same file in read mode (<text:span text:style-name="Source_20_Text">"r"</text:span>).</text:p>
            </text:list-item>
            <text:list-item>
              <text:p text:style-name="P167">It uses a loop with <text:span text:style-name="Source_20_Text">fgets</text:span> to read each line from the file until it reaches the end of the file.</text:p>
            </text:list-item>
            <text:list-item>
              <text:p text:style-name="P167">Each line is printed to the console.</text:p>
            </text:list-item>
          </text:list>
        </text:list-item>
        <text:list-item>
          <text:p text:style-name="P166"><text:span text:style-name="Strong_20_Emphasis">Final Cleanup</text:span>:</text:p>
          <text:list>
            <text:list-item>
              <text:p text:style-name="P166">The file is closed again after reading.</text:p>
            </text:list-item>
          </text:list>
        </text:list-item>
      </text:list>
      <text:h text:style-name="Heading_20_3" text:outline-level="3"><text:soft-page-break/>Expected Output:</text:h>
      <text:p text:style-name="Text_20_body">If you run the program, it will write the following lines to <text:span text:style-name="Source_20_Text">example.txt</text:span>:</text:p>
      <text:p text:style-name="P21"><text:span text:style-name="Source_20_Text"><text:span text:style-name="T17">Hello, World!</text:span></text:span></text:p>
      <text:p text:style-name="P23"><text:span text:style-name="Source_20_Text"><text:span text:style-name="T17">This is a file handling example in C.</text:span></text:span></text:p>
      <text:p text:style-name="Text_20_body">When reading the file, it will output:</text:p>
      <text:p text:style-name="P21"><text:span text:style-name="Source_20_Text"><text:span text:style-name="T17">Contents of the file:</text:span></text:span></text:p>
      <text:p text:style-name="P22"><text:span text:style-name="Source_20_Text"><text:span text:style-name="T17">Hello, World!</text:span></text:span></text:p>
      <text:p text:style-name="P23"><text:span text:style-name="Source_20_Text"><text:span text:style-name="T17">This is a file handling example in C.</text:span></text:span></text:p>
      <text:p text:style-name="P1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DejaVu Sans Mono', monospac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21:49:51.315448650</meta:creation-date>
    <dc:date>2024-11-06T21:04:28.753872807</dc:date>
    <meta:editing-duration>PT1H36M46S</meta:editing-duration>
    <meta:editing-cycles>41</meta:editing-cycles>
    <meta:generator>LibreOffice/24.8.2.1$Linux_X86_64 LibreOffice_project/480$Build-1</meta:generator>
    <meta:document-statistic meta:table-count="0" meta:image-count="0" meta:object-count="0" meta:page-count="39" meta:paragraph-count="1314" meta:word-count="8567" meta:character-count="53325" meta:non-whitespace-character-count="43617"/>
  </office:meta>
</office:document-meta>
</file>